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121"/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60395975" calcext:value-type="float">
            <text:p>60395975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26561" calcext:value-type="float">
            <text:p>12656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5251050" calcext:value-type="float">
            <text:p>5251050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935" calcext:value-type="float">
            <text:p>12693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6352973" calcext:value-type="float">
            <text:p>6352973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7318" calcext:value-type="float">
            <text:p>12731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000002" calcext:value-type="float">
            <text:p>2000002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004" calcext:value-type="float">
            <text:p>12600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4000000" calcext:value-type="float">
            <text:p>14000000</text:p>
          </table:table-cell>
          <table:table-cell office:value-type="string" calcext:value-type="string">
            <text:p>&amp;</text:p>
          </table:table-cell>
          <table:table-cell office:value-type="float" office:value="51740" calcext:value-type="float">
            <text:p>51740</text:p>
          </table:table-cell>
          <table:table-cell office:value-type="string" calcext:value-type="string">
            <text:p>&amp;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&amp;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60538136" calcext:value-type="float">
            <text:p>60538136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26509" calcext:value-type="float">
            <text:p>12650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5507628" calcext:value-type="float">
            <text:p>5507628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369" calcext:value-type="float">
            <text:p>12636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4857837" calcext:value-type="float">
            <text:p>4857837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542" calcext:value-type="float">
            <text:p>12654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4238560" calcext:value-type="float">
            <text:p>4238560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659" calcext:value-type="float">
            <text:p>12665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5142161" calcext:value-type="float">
            <text:p>15142161</text:p>
          </table:table-cell>
          <table:table-cell office:value-type="string" calcext:value-type="string">
            <text:p>&amp;</text:p>
          </table:table-cell>
          <table:table-cell office:value-type="float" office:value="50504" calcext:value-type="float">
            <text:p>50504</text:p>
          </table:table-cell>
          <table:table-cell office:value-type="string" calcext:value-type="string">
            <text:p>&amp;</text:p>
          </table:table-cell>
          <table:table-cell office:value-type="float" office:value="0.75710805" calcext:value-type="float">
            <text:p>0.75710805</text:p>
          </table:table-cell>
          <table:table-cell office:value-type="string" calcext:value-type="string">
            <text:p>&amp;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60547741" calcext:value-type="float">
            <text:p>60547741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26700" calcext:value-type="float">
            <text:p>12670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5244209" calcext:value-type="float">
            <text:p>5244209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350" calcext:value-type="float">
            <text:p>12635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715677" calcext:value-type="float">
            <text:p>1715677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860" calcext:value-type="float">
            <text:p>12686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253814" calcext:value-type="float">
            <text:p>2253814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871" calcext:value-type="float">
            <text:p>12687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9761441" calcext:value-type="float">
            <text:p>9761441</text:p>
          </table:table-cell>
          <table:table-cell office:value-type="string" calcext:value-type="string">
            <text:p>&amp;</text:p>
          </table:table-cell>
          <table:table-cell office:value-type="float" office:value="38246" calcext:value-type="float">
            <text:p>38246</text:p>
          </table:table-cell>
          <table:table-cell office:value-type="string" calcext:value-type="string">
            <text:p>&amp;</text:p>
          </table:table-cell>
          <table:table-cell office:value-type="float" office:value="0.48807205" calcext:value-type="float">
            <text:p>0.48807205</text:p>
          </table:table-cell>
          <table:table-cell office:value-type="string" calcext:value-type="string">
            <text:p>&amp;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60649788" calcext:value-type="float">
            <text:p>60649788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26217" calcext:value-type="float">
            <text:p>12621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6042591" calcext:value-type="float">
            <text:p>6042591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7004" calcext:value-type="float">
            <text:p>12700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3083121" calcext:value-type="float">
            <text:p>3083121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987" calcext:value-type="float">
            <text:p>12698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013813" calcext:value-type="float">
            <text:p>2013813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7027" calcext:value-type="float">
            <text:p>12702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1789313" calcext:value-type="float">
            <text:p>11789313</text:p>
          </table:table-cell>
          <table:table-cell office:value-type="string" calcext:value-type="string">
            <text:p>&amp;</text:p>
          </table:table-cell>
          <table:table-cell office:value-type="float" office:value="42139" calcext:value-type="float">
            <text:p>42139</text:p>
          </table:table-cell>
          <table:table-cell office:value-type="string" calcext:value-type="string">
            <text:p>&amp;</text:p>
          </table:table-cell>
          <table:table-cell office:value-type="float" office:value="0.58946565" calcext:value-type="float">
            <text:p>0.58946565</text:p>
          </table:table-cell>
          <table:table-cell office:value-type="string" calcext:value-type="string">
            <text:p>&amp;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59776695" calcext:value-type="float">
            <text:p>59776695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27028" calcext:value-type="float">
            <text:p>12702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5145129" calcext:value-type="float">
            <text:p>5145129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964" calcext:value-type="float">
            <text:p>12696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248207" calcext:value-type="float">
            <text:p>2248207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7182" calcext:value-type="float">
            <text:p>12718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4591410" calcext:value-type="float">
            <text:p>4591410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588" calcext:value-type="float">
            <text:p>12658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1761441" calcext:value-type="float">
            <text:p>11761441</text:p>
          </table:table-cell>
          <table:table-cell office:value-type="string" calcext:value-type="string">
            <text:p>&amp;</text:p>
          </table:table-cell>
          <table:table-cell office:value-type="float" office:value="43512" calcext:value-type="float">
            <text:p>43512</text:p>
          </table:table-cell>
          <table:table-cell office:value-type="string" calcext:value-type="string">
            <text:p>&amp;</text:p>
          </table:table-cell>
          <table:table-cell office:value-type="float" office:value="0.58807205" calcext:value-type="float">
            <text:p>0.58807205</text:p>
          </table:table-cell>
          <table:table-cell office:value-type="string" calcext:value-type="string">
            <text:p>&amp;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60845134" calcext:value-type="float">
            <text:p>60845134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26580" calcext:value-type="float">
            <text:p>12658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6374124" calcext:value-type="float">
            <text:p>6374124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372" calcext:value-type="float">
            <text:p>12637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647238" calcext:value-type="float">
            <text:p>2647238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674" calcext:value-type="float">
            <text:p>12667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3641131" calcext:value-type="float">
            <text:p>3641131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872" calcext:value-type="float">
            <text:p>12687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3507627" calcext:value-type="float">
            <text:p>13507627</text:p>
          </table:table-cell>
          <table:table-cell office:value-type="string" calcext:value-type="string">
            <text:p>&amp;</text:p>
          </table:table-cell>
          <table:table-cell office:value-type="float" office:value="47136" calcext:value-type="float">
            <text:p>47136</text:p>
          </table:table-cell>
          <table:table-cell office:value-type="string" calcext:value-type="string">
            <text:p>&amp;</text:p>
          </table:table-cell>
          <table:table-cell office:value-type="float" office:value="0.67538135" calcext:value-type="float">
            <text:p>0.67538135</text:p>
          </table:table-cell>
          <table:table-cell office:value-type="string" calcext:value-type="string">
            <text:p>&amp;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60162776" calcext:value-type="float">
            <text:p>60162776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25896" calcext:value-type="float">
            <text:p>12589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3380721" calcext:value-type="float">
            <text:p>3380721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905" calcext:value-type="float">
            <text:p>12690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4710317" calcext:value-type="float">
            <text:p>4710317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651" calcext:value-type="float">
            <text:p>12665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4126906" calcext:value-type="float">
            <text:p>4126906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722" calcext:value-type="float">
            <text:p>12672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2380720" calcext:value-type="float">
            <text:p>12380720</text:p>
          </table:table-cell>
          <table:table-cell office:value-type="string" calcext:value-type="string">
            <text:p>&amp;</text:p>
          </table:table-cell>
          <table:table-cell office:value-type="float" office:value="44124" calcext:value-type="float">
            <text:p>44124</text:p>
          </table:table-cell>
          <table:table-cell office:value-type="string" calcext:value-type="string">
            <text:p>&amp;</text:p>
          </table:table-cell>
          <table:table-cell office:value-type="float" office:value="0.619036" calcext:value-type="float">
            <text:p>0.619036</text:p>
          </table:table-cell>
          <table:table-cell office:value-type="string" calcext:value-type="string">
            <text:p>&amp;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60442810" calcext:value-type="float">
            <text:p>6044281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26175" calcext:value-type="float">
            <text:p>12617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3223304" calcext:value-type="float">
            <text:p>3223304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892" calcext:value-type="float">
            <text:p>12689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937910" calcext:value-type="float">
            <text:p>1937910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959" calcext:value-type="float">
            <text:p>12695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030510" calcext:value-type="float">
            <text:p>2030510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859" calcext:value-type="float">
            <text:p>12685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7634534" calcext:value-type="float">
            <text:p>7634534</text:p>
          </table:table-cell>
          <table:table-cell office:value-type="string" calcext:value-type="string">
            <text:p>&amp;</text:p>
          </table:table-cell>
          <table:table-cell office:value-type="float" office:value="34348" calcext:value-type="float">
            <text:p>34348</text:p>
          </table:table-cell>
          <table:table-cell office:value-type="string" calcext:value-type="string">
            <text:p>&amp;</text:p>
          </table:table-cell>
          <table:table-cell office:value-type="float" office:value="0.3817267" calcext:value-type="float">
            <text:p>0.3817267</text:p>
          </table:table-cell>
          <table:table-cell office:value-type="string" calcext:value-type="string">
            <text:p>&amp;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60538135" calcext:value-type="float">
            <text:p>60538135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27140" calcext:value-type="float">
            <text:p>12714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5463637" calcext:value-type="float">
            <text:p>5463637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801" calcext:value-type="float">
            <text:p>12680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671397" calcext:value-type="float">
            <text:p>2671397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7300" calcext:value-type="float">
            <text:p>12730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6215179" calcext:value-type="float">
            <text:p>6215179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604" calcext:value-type="float">
            <text:p>12660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4888348" calcext:value-type="float">
            <text:p>14888348</text:p>
          </table:table-cell>
          <table:table-cell office:value-type="string" calcext:value-type="string">
            <text:p>&amp;</text:p>
          </table:table-cell>
          <table:table-cell office:value-type="float" office:value="51185" calcext:value-type="float">
            <text:p>51185</text:p>
          </table:table-cell>
          <table:table-cell office:value-type="string" calcext:value-type="string">
            <text:p>&amp;</text:p>
          </table:table-cell>
          <table:table-cell office:value-type="float" office:value="0.7444174" calcext:value-type="float">
            <text:p>0.7444174</text:p>
          </table:table-cell>
          <table:table-cell office:value-type="string" calcext:value-type="string">
            <text:p>&amp;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59522881" calcext:value-type="float">
            <text:p>59522881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26335" calcext:value-type="float">
            <text:p>12633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7492375" calcext:value-type="float">
            <text:p>7492375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259" calcext:value-type="float">
            <text:p>12625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4269069" calcext:value-type="float">
            <text:p>4269069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7320" calcext:value-type="float">
            <text:p>12732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4350209" calcext:value-type="float">
            <text:p>4350209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442" calcext:value-type="float">
            <text:p>12644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5634534" calcext:value-type="float">
            <text:p>15634534</text:p>
          </table:table-cell>
          <table:table-cell office:value-type="string" calcext:value-type="string">
            <text:p>&amp;</text:p>
          </table:table-cell>
          <table:table-cell office:value-type="float" office:value="52832" calcext:value-type="float">
            <text:p>52832</text:p>
          </table:table-cell>
          <table:table-cell office:value-type="string" calcext:value-type="string">
            <text:p>&amp;</text:p>
          </table:table-cell>
          <table:table-cell office:value-type="float" office:value="0.7817267" calcext:value-type="float">
            <text:p>0.7817267</text:p>
          </table:table-cell>
          <table:table-cell office:value-type="string" calcext:value-type="string">
            <text:p>&amp;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table:style-name="ce1" table:formula="of:=[.A1]" office:value-type="string" office:string-value="A" calcext:value-type="string">
            <text:p>A</text:p>
          </table:table-cell>
          <table:table-cell table:style-name="ce1" table:formula="of:=[.B1]" office:value-type="string" office:string-value="&amp;" calcext:value-type="string">
            <text:p>&amp;</text:p>
          </table:table-cell>
          <table:table-cell table:style-name="ce1" table:formula="of:=(([.C1]+[.C6]+[.C11]+[.C16]+[.C21]+[.C26]+[.C31]+[.C36]+[.C41]+[.C46])/10)/1000000" office:value-type="float" office:value="20" calcext:value-type="float">
            <text:p>20.00</text:p>
          </table:table-cell>
          <table:table-cell table:style-name="ce1" table:formula="of:=[.D1]" office:value-type="string" office:string-value="&amp;" calcext:value-type="string">
            <text:p>&amp;</text:p>
          </table:table-cell>
          <table:table-cell table:style-name="ce1" table:formula="of:=(([.E1]+[.E6]+[.E11]+[.E16]+[.E21]+[.E26]+[.E31]+[.E36]+[.E41]+[.E46])/10)/1000000" office:value-type="float" office:value="60.3420071" calcext:value-type="float">
            <text:p>60.34</text:p>
          </table:table-cell>
          <table:table-cell table:style-name="ce1" table:formula="of:=[.F1]" office:value-type="string" office:string-value="&amp;" calcext:value-type="string">
            <text:p>&amp;</text:p>
          </table:table-cell>
          <table:table-cell table:style-name="ce1" table:formula="of:=(([.G1]+[.G6]+[.G11]+[.G16]+[.G21]+[.G26]+[.G31]+[.G36]+[.G41]+[.G46])/10)/1000000" office:value-type="float" office:value="0" calcext:value-type="float">
            <text:p>0.00</text:p>
          </table:table-cell>
          <table:table-cell table:style-name="ce1" table:formula="of:=[.H1]" office:value-type="string" office:string-value="&amp;" calcext:value-type="string">
            <text:p>&amp;</text:p>
          </table:table-cell>
          <table:table-cell table:style-name="ce1" table:formula="of:=(([.I1]+[.I6]+[.I11]+[.I16]+[.I21]+[.I26]+[.I31]+[.I36]+[.I41]+[.I46])/10)/1000000" office:value-type="float" office:value="0.1265141" calcext:value-type="float">
            <text:p>0.13</text:p>
          </table:table-cell>
          <table:table-cell table:style-name="ce1" table:formula="of:=[.J1]" office:value-type="string" office:string-value="&amp;" calcext:value-type="string">
            <text:p>&amp;</text:p>
          </table:table-cell>
          <table:table-cell table:style-name="ce1" table:formula="of:=([.K1]+[.K6]+[.K11]+[.K16]+[.K21]+[.K26]+[.K31]+[.K36]+[.K41]+[.K46])/10" office:value-type="float" office:value="1" calcext:value-type="float">
            <text:p>1.00</text:p>
          </table:table-cell>
          <table:table-cell table:style-name="ce1" table:formula="of:=[.L1]" office:value-type="string" office:string-value="&amp;" calcext:value-type="string">
            <text:p>&amp;</text:p>
          </table:table-cell>
          <table:table-cell table:style-name="ce1" table:formula="of:=([.M1]+[.M6]+[.M11]+[.M16]+[.M21]+[.M26]+[.M31]+[.M36]+[.M41]+[.M46])/10" office:value-type="float" office:value="1.807" calcext:value-type="float">
            <text:p>1.81</text:p>
          </table:table-cell>
          <table:table-cell/>
          <table:table-cell table:style-name="ce1" table:formula="of:=[.O1]" office:value-type="string" office:string-value="\\" calcext:value-type="string">
            <text:p>\\</text:p>
          </table:table-cell>
        </table:table-row>
        <table:table-row table:style-name="ro1">
          <table:table-cell table:style-name="ce1" table:formula="of:=[.A2]" office:value-type="string" office:string-value="B" calcext:value-type="string">
            <text:p>B</text:p>
          </table:table-cell>
          <table:table-cell table:style-name="ce1" table:formula="of:=[.B2]" office:value-type="string" office:string-value="&amp;" calcext:value-type="string">
            <text:p>&amp;</text:p>
          </table:table-cell>
          <table:table-cell table:style-name="ce1" table:formula="of:=(([.C2]+[.C7]+[.C12]+[.C17]+[.C22]+[.C27]+[.C32]+[.C37]+[.C42]+[.C47])/10)/1000000" office:value-type="float" office:value="0" calcext:value-type="float">
            <text:p>0.00</text:p>
          </table:table-cell>
          <table:table-cell table:style-name="ce1" table:formula="of:=[.D2]" office:value-type="string" office:string-value="&amp;" calcext:value-type="string">
            <text:p>&amp;</text:p>
          </table:table-cell>
          <table:table-cell table:style-name="ce1" table:formula="of:=(([.E2]+[.E7]+[.E12]+[.E17]+[.E22]+[.E27]+[.E32]+[.E37]+[.E42]+[.E47])/10)/1000000" office:value-type="float" office:value="5.3124768" calcext:value-type="float">
            <text:p>5.31</text:p>
          </table:table-cell>
          <table:table-cell table:style-name="ce1" table:formula="of:=[.F2]" office:value-type="string" office:string-value="&amp;" calcext:value-type="string">
            <text:p>&amp;</text:p>
          </table:table-cell>
          <table:table-cell table:style-name="ce1" table:formula="of:=(([.G2]+[.G7]+[.G12]+[.G17]+[.G22]+[.G27]+[.G32]+[.G37]+[.G42]+[.G47])/10)/1000000" office:value-type="float" office:value="20" calcext:value-type="float">
            <text:p>20.00</text:p>
          </table:table-cell>
          <table:table-cell table:style-name="ce1" table:formula="of:=[.H2]" office:value-type="string" office:string-value="&amp;" calcext:value-type="string">
            <text:p>&amp;</text:p>
          </table:table-cell>
          <table:table-cell table:style-name="ce1" table:formula="of:=(([.I2]+[.I7]+[.I12]+[.I17]+[.I22]+[.I27]+[.I32]+[.I37]+[.I42]+[.I47])/10)/1000000" office:value-type="float" office:value="0.1266851" calcext:value-type="float">
            <text:p>0.13</text:p>
          </table:table-cell>
          <table:table-cell table:style-name="ce1" table:formula="of:=[.J2]" office:value-type="string" office:string-value="&amp;" calcext:value-type="string">
            <text:p>&amp;</text:p>
          </table:table-cell>
          <table:table-cell table:style-name="ce1" table:formula="of:=([.K2]+[.K7]+[.K12]+[.K17]+[.K22]+[.K27]+[.K32]+[.K37]+[.K42]+[.K47])/10" office:value-type="float" office:value="1" calcext:value-type="float">
            <text:p>1.00</text:p>
          </table:table-cell>
          <table:table-cell table:style-name="ce1" table:formula="of:=[.L2]" office:value-type="string" office:string-value="&amp;" calcext:value-type="string">
            <text:p>&amp;</text:p>
          </table:table-cell>
          <table:table-cell table:style-name="ce1" table:formula="of:=([.M2]+[.M7]+[.M12]+[.M17]+[.M22]+[.M27]+[.M32]+[.M37]+[.M42]+[.M47])/10" office:value-type="float" office:value="0.339" calcext:value-type="float">
            <text:p>0.34</text:p>
          </table:table-cell>
          <table:table-cell/>
          <table:table-cell table:style-name="ce1" table:formula="of:=[.O2]" office:value-type="string" office:string-value="\\" calcext:value-type="string">
            <text:p>\\</text:p>
          </table:table-cell>
        </table:table-row>
        <table:table-row table:style-name="ro1">
          <table:table-cell table:style-name="ce1" table:formula="of:=[.A3]" office:value-type="string" office:string-value="C" calcext:value-type="string">
            <text:p>C</text:p>
          </table:table-cell>
          <table:table-cell table:style-name="ce1" table:formula="of:=[.B3]" office:value-type="string" office:string-value="&amp;" calcext:value-type="string">
            <text:p>&amp;</text:p>
          </table:table-cell>
          <table:table-cell table:style-name="ce1" table:formula="of:=(([.C3]+[.C8]+[.C13]+[.C18]+[.C23]+[.C28]+[.C33]+[.C38]+[.C43]+[.C48])/10)/1000000" office:value-type="float" office:value="0" calcext:value-type="float">
            <text:p>0.00</text:p>
          </table:table-cell>
          <table:table-cell table:style-name="ce1" table:formula="of:=[.D3]" office:value-type="string" office:string-value="&amp;" calcext:value-type="string">
            <text:p>&amp;</text:p>
          </table:table-cell>
          <table:table-cell table:style-name="ce1" table:formula="of:=(([.E3]+[.E8]+[.E13]+[.E18]+[.E23]+[.E28]+[.E33]+[.E38]+[.E43]+[.E48])/10)/1000000" office:value-type="float" office:value="3.4493746" calcext:value-type="float">
            <text:p>3.45</text:p>
          </table:table-cell>
          <table:table-cell table:style-name="ce1" table:formula="of:=[.F3]" office:value-type="string" office:string-value="&amp;" calcext:value-type="string">
            <text:p>&amp;</text:p>
          </table:table-cell>
          <table:table-cell table:style-name="ce1" table:formula="of:=(([.G3]+[.G8]+[.G13]+[.G18]+[.G23]+[.G28]+[.G33]+[.G38]+[.G43]+[.G48])/10)/1000000" office:value-type="float" office:value="20" calcext:value-type="float">
            <text:p>20.00</text:p>
          </table:table-cell>
          <table:table-cell table:style-name="ce1" table:formula="of:=[.H3]" office:value-type="string" office:string-value="&amp;" calcext:value-type="string">
            <text:p>&amp;</text:p>
          </table:table-cell>
          <table:table-cell table:style-name="ce1" table:formula="of:=(([.I3]+[.I8]+[.I13]+[.I18]+[.I23]+[.I28]+[.I33]+[.I38]+[.I43]+[.I48])/10)/1000000" office:value-type="float" office:value="0.1269793" calcext:value-type="float">
            <text:p>0.13</text:p>
          </table:table-cell>
          <table:table-cell table:style-name="ce1" table:formula="of:=[.J3]" office:value-type="string" office:string-value="&amp;" calcext:value-type="string">
            <text:p>&amp;</text:p>
          </table:table-cell>
          <table:table-cell table:style-name="ce1" table:formula="of:=([.K3]+[.K8]+[.K13]+[.K18]+[.K23]+[.K28]+[.K33]+[.K38]+[.K43]+[.K48])/10" office:value-type="float" office:value="1" calcext:value-type="float">
            <text:p>1.00</text:p>
          </table:table-cell>
          <table:table-cell table:style-name="ce1" table:formula="of:=[.L3]" office:value-type="string" office:string-value="&amp;" calcext:value-type="string">
            <text:p>&amp;</text:p>
          </table:table-cell>
          <table:table-cell table:style-name="ce1" table:formula="of:=([.M3]+[.M8]+[.M13]+[.M18]+[.M23]+[.M28]+[.M33]+[.M38]+[.M43]+[.M48])/10" office:value-type="float" office:value="0.313" calcext:value-type="float">
            <text:p>0.31</text:p>
          </table:table-cell>
          <table:table-cell/>
          <table:table-cell table:style-name="ce1" table:formula="of:=[.O3]" office:value-type="string" office:string-value="\\" calcext:value-type="string">
            <text:p>\\</text:p>
          </table:table-cell>
        </table:table-row>
        <table:table-row table:style-name="ro1">
          <table:table-cell table:style-name="ce1" table:formula="of:=[.A4]" office:value-type="string" office:string-value="D" calcext:value-type="string">
            <text:p>D</text:p>
          </table:table-cell>
          <table:table-cell table:style-name="ce1" table:formula="of:=[.B4]" office:value-type="string" office:string-value="&amp;" calcext:value-type="string">
            <text:p>&amp;</text:p>
          </table:table-cell>
          <table:table-cell table:style-name="ce1" table:formula="of:=(([.C4]+[.C9]+[.C14]+[.C19]+[.C24]+[.C29]+[.C34]+[.C39]+[.C44]+[.C49])/10)/1000000" office:value-type="float" office:value="0" calcext:value-type="float">
            <text:p>0.00</text:p>
          </table:table-cell>
          <table:table-cell table:style-name="ce1" table:formula="of:=[.D4]" office:value-type="string" office:string-value="&amp;" calcext:value-type="string">
            <text:p>&amp;</text:p>
          </table:table-cell>
          <table:table-cell table:style-name="ce1" table:formula="of:=(([.E4]+[.E9]+[.E14]+[.E19]+[.E24]+[.E29]+[.E34]+[.E39]+[.E44]+[.E49])/10)/1000000" office:value-type="float" office:value="3.5461534" calcext:value-type="float">
            <text:p>3.55</text:p>
          </table:table-cell>
          <table:table-cell table:style-name="ce1" table:formula="of:=[.F4]" office:value-type="string" office:string-value="&amp;" calcext:value-type="string">
            <text:p>&amp;</text:p>
          </table:table-cell>
          <table:table-cell table:style-name="ce1" table:formula="of:=(([.G4]+[.G9]+[.G14]+[.G19]+[.G24]+[.G29]+[.G34]+[.G39]+[.G44]+[.G49])/10)/1000000" office:value-type="float" office:value="20" calcext:value-type="float">
            <text:p>20.00</text:p>
          </table:table-cell>
          <table:table-cell table:style-name="ce1" table:formula="of:=[.H4]" office:value-type="string" office:string-value="&amp;" calcext:value-type="string">
            <text:p>&amp;</text:p>
          </table:table-cell>
          <table:table-cell table:style-name="ce1" table:formula="of:=(([.I4]+[.I9]+[.I14]+[.I19]+[.I24]+[.I29]+[.I34]+[.I39]+[.I44]+[.I49])/10)/1000000" office:value-type="float" office:value="0.1266648" calcext:value-type="float">
            <text:p>0.13</text:p>
          </table:table-cell>
          <table:table-cell table:style-name="ce1" table:formula="of:=[.J4]" office:value-type="string" office:string-value="&amp;" calcext:value-type="string">
            <text:p>&amp;</text:p>
          </table:table-cell>
          <table:table-cell table:style-name="ce1" table:formula="of:=([.K4]+[.K9]+[.K14]+[.K19]+[.K24]+[.K29]+[.K34]+[.K39]+[.K44]+[.K49])/10" office:value-type="float" office:value="1" calcext:value-type="float">
            <text:p>1.00</text:p>
          </table:table-cell>
          <table:table-cell table:style-name="ce1" table:formula="of:=[.L4]" office:value-type="string" office:string-value="&amp;" calcext:value-type="string">
            <text:p>&amp;</text:p>
          </table:table-cell>
          <table:table-cell table:style-name="ce1" table:formula="of:=([.M4]+[.M9]+[.M14]+[.M19]+[.M24]+[.M29]+[.M34]+[.M39]+[.M44]+[.M49])/10" office:value-type="float" office:value="0.317" calcext:value-type="float">
            <text:p>0.32</text:p>
          </table:table-cell>
          <table:table-cell/>
          <table:table-cell table:style-name="ce1" table:formula="of:=[.O4]" office:value-type="string" office:string-value="\\" calcext:value-type="string">
            <text:p>\\</text:p>
          </table:table-cell>
        </table:table-row>
        <table:table-row table:style-name="ro1">
          <table:table-cell table:style-name="ce1" table:formula="of:=[.A5]" office:value-type="string" office:string-value="E" calcext:value-type="string">
            <text:p>E</text:p>
          </table:table-cell>
          <table:table-cell table:style-name="ce1" table:formula="of:=[.B5]" office:value-type="string" office:string-value="&amp;" calcext:value-type="string">
            <text:p>&amp;</text:p>
          </table:table-cell>
          <table:table-cell table:style-name="ce1" table:formula="of:=(([.C5]+[.C10]+[.C15]+[.C20]+[.C25]+[.C30]+[.C35]+[.C40]+[.C45]+[.C50])/10)/1000000" office:value-type="float" office:value="0" calcext:value-type="float">
            <text:p>0.00</text:p>
          </table:table-cell>
          <table:table-cell table:style-name="ce1" table:formula="of:=[.D5]" office:value-type="string" office:string-value="&amp;" calcext:value-type="string">
            <text:p>&amp;</text:p>
          </table:table-cell>
          <table:table-cell table:style-name="ce1" table:formula="of:=(([.E5]+[.E10]+[.E15]+[.E20]+[.E25]+[.E30]+[.E35]+[.E40]+[.E45]+[.E50])/10)/1000000" office:value-type="float" office:value="0" calcext:value-type="float">
            <text:p>0.00</text:p>
          </table:table-cell>
          <table:table-cell table:style-name="ce1" table:formula="of:=[.F5]" office:value-type="string" office:string-value="&amp;" calcext:value-type="string">
            <text:p>&amp;</text:p>
          </table:table-cell>
          <table:table-cell table:style-name="ce1" table:formula="of:=(([.G5]+[.G10]+[.G15]+[.G20]+[.G25]+[.G30]+[.G35]+[.G40]+[.G45]+[.G50])/10)/1000000" office:value-type="float" office:value="12.6500119" calcext:value-type="float">
            <text:p>12.65</text:p>
          </table:table-cell>
          <table:table-cell table:style-name="ce1" table:formula="of:=[.H5]" office:value-type="string" office:string-value="&amp;" calcext:value-type="string">
            <text:p>&amp;</text:p>
          </table:table-cell>
          <table:table-cell table:style-name="ce1" table:formula="of:=(([.I5]+[.I10]+[.I15]+[.I20]+[.I25]+[.I30]+[.I35]+[.I40]+[.I45]+[.I50])/10)/1000000" office:value-type="float" office:value="0.0455766" calcext:value-type="float">
            <text:p>0.05</text:p>
          </table:table-cell>
          <table:table-cell table:style-name="ce1" table:formula="of:=[.J5]" office:value-type="string" office:string-value="&amp;" calcext:value-type="string">
            <text:p>&amp;</text:p>
          </table:table-cell>
          <table:table-cell table:style-name="ce1" table:formula="of:=([.K5]+[.K10]+[.K15]+[.K20]+[.K25]+[.K30]+[.K35]+[.K40]+[.K45]+[.K50])/10" office:value-type="float" office:value="0.632500595" calcext:value-type="float">
            <text:p>0.63</text:p>
          </table:table-cell>
          <table:table-cell table:style-name="ce1" table:formula="of:=[.L5]" office:value-type="string" office:string-value="&amp;" calcext:value-type="string">
            <text:p>&amp;</text:p>
          </table:table-cell>
          <table:table-cell table:style-name="ce1" table:formula="of:=([.M5]+[.M10]+[.M15]+[.M20]+[.M25]+[.M30]+[.M35]+[.M40]+[.M45]+[.M50])/10" office:value-type="float" office:value="0.17" calcext:value-type="float">
            <text:p>0.17</text:p>
          </table:table-cell>
          <table:table-cell/>
          <table:table-cell table:style-name="ce1" table:formula="of:=[.O5]" office:value-type="string" office:string-value="\\" calcext:value-type="string">
            <text:p>\\</text:p>
          </table:table-cell>
        </table:table-row>
      </table:table>
      <table:table table:name="Sheet2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5330087" calcext:value-type="float">
            <text:p>35330087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7877" calcext:value-type="float">
            <text:p>12787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7461863" calcext:value-type="float">
            <text:p>7461863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214" calcext:value-type="float">
            <text:p>12621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111654" calcext:value-type="float">
            <text:p>2111654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913" calcext:value-type="float">
            <text:p>12691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2112722" calcext:value-type="float">
            <text:p>32112722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6376" calcext:value-type="float">
            <text:p>12637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7016326" calcext:value-type="float">
            <text:p>17016326</text:p>
          </table:table-cell>
          <table:table-cell office:value-type="string" calcext:value-type="string">
            <text:p>&amp;</text:p>
          </table:table-cell>
          <table:table-cell office:value-type="float" office:value="53929" calcext:value-type="float">
            <text:p>53929</text:p>
          </table:table-cell>
          <table:table-cell office:value-type="string" calcext:value-type="string">
            <text:p>&amp;</text:p>
          </table:table-cell>
          <table:table-cell office:value-type="float" office:value="0.8508163" calcext:value-type="float">
            <text:p>0.8508163</text:p>
          </table:table-cell>
          <table:table-cell office:value-type="string" calcext:value-type="string">
            <text:p>&amp;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6359933" calcext:value-type="float">
            <text:p>36359933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7175" calcext:value-type="float">
            <text:p>12717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5855817" calcext:value-type="float">
            <text:p>5855817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392" calcext:value-type="float">
            <text:p>12639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257566" calcext:value-type="float">
            <text:p>1257566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7790" calcext:value-type="float">
            <text:p>12779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29036652" calcext:value-type="float">
            <text:p>29036652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7348" calcext:value-type="float">
            <text:p>12734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2509968" calcext:value-type="float">
            <text:p>12509968</text:p>
          </table:table-cell>
          <table:table-cell office:value-type="string" calcext:value-type="string">
            <text:p>&amp;</text:p>
          </table:table-cell>
          <table:table-cell office:value-type="float" office:value="40787" calcext:value-type="float">
            <text:p>40787</text:p>
          </table:table-cell>
          <table:table-cell office:value-type="string" calcext:value-type="string">
            <text:p>&amp;</text:p>
          </table:table-cell>
          <table:table-cell office:value-type="float" office:value="0.6254984" calcext:value-type="float">
            <text:p>0.6254984</text:p>
          </table:table-cell>
          <table:table-cell office:value-type="string" calcext:value-type="string">
            <text:p>&amp;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6085592" calcext:value-type="float">
            <text:p>36085592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6718" calcext:value-type="float">
            <text:p>12671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4984748" calcext:value-type="float">
            <text:p>4984748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311" calcext:value-type="float">
            <text:p>12631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3371404" calcext:value-type="float">
            <text:p>3371404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7030" calcext:value-type="float">
            <text:p>12703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1192790" calcext:value-type="float">
            <text:p>3119279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7410" calcext:value-type="float">
            <text:p>12741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5634534" calcext:value-type="float">
            <text:p>15634534</text:p>
          </table:table-cell>
          <table:table-cell office:value-type="string" calcext:value-type="string">
            <text:p>&amp;</text:p>
          </table:table-cell>
          <table:table-cell office:value-type="float" office:value="49537" calcext:value-type="float">
            <text:p>49537</text:p>
          </table:table-cell>
          <table:table-cell office:value-type="string" calcext:value-type="string">
            <text:p>&amp;</text:p>
          </table:table-cell>
          <table:table-cell office:value-type="float" office:value="0.7817267" calcext:value-type="float">
            <text:p>0.7817267</text:p>
          </table:table-cell>
          <table:table-cell office:value-type="string" calcext:value-type="string">
            <text:p>&amp;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4827328" calcext:value-type="float">
            <text:p>34827328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6807" calcext:value-type="float">
            <text:p>12680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3461865" calcext:value-type="float">
            <text:p>3461865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7042" calcext:value-type="float">
            <text:p>12704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984746" calcext:value-type="float">
            <text:p>1984746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7224" calcext:value-type="float">
            <text:p>12722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29852967" calcext:value-type="float">
            <text:p>29852967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6034" calcext:value-type="float">
            <text:p>12603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03" calcext:value-type="float">
            <text:p>1.0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126906" calcext:value-type="float">
            <text:p>10126906</text:p>
          </table:table-cell>
          <table:table-cell office:value-type="string" calcext:value-type="string">
            <text:p>&amp;</text:p>
          </table:table-cell>
          <table:table-cell office:value-type="float" office:value="34892" calcext:value-type="float">
            <text:p>34892</text:p>
          </table:table-cell>
          <table:table-cell office:value-type="string" calcext:value-type="string">
            <text:p>&amp;</text:p>
          </table:table-cell>
          <table:table-cell office:value-type="float" office:value="0.5063453" calcext:value-type="float">
            <text:p>0.5063453</text:p>
          </table:table-cell>
          <table:table-cell office:value-type="string" calcext:value-type="string">
            <text:p>&amp;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3936630" calcext:value-type="float">
            <text:p>3393663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7855" calcext:value-type="float">
            <text:p>12785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09" calcext:value-type="float">
            <text:p>1.09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3509399" calcext:value-type="float">
            <text:p>3509399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203" calcext:value-type="float">
            <text:p>12620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111652" calcext:value-type="float">
            <text:p>1111652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8251" calcext:value-type="float">
            <text:p>12825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3076852" calcext:value-type="float">
            <text:p>33076852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6399" calcext:value-type="float">
            <text:p>12639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1634533" calcext:value-type="float">
            <text:p>11634533</text:p>
          </table:table-cell>
          <table:table-cell office:value-type="string" calcext:value-type="string">
            <text:p>&amp;</text:p>
          </table:table-cell>
          <table:table-cell office:value-type="float" office:value="39339" calcext:value-type="float">
            <text:p>39339</text:p>
          </table:table-cell>
          <table:table-cell office:value-type="string" calcext:value-type="string">
            <text:p>&amp;</text:p>
          </table:table-cell>
          <table:table-cell office:value-type="float" office:value="0.58172665" calcext:value-type="float">
            <text:p>0.58172665</text:p>
          </table:table-cell>
          <table:table-cell office:value-type="string" calcext:value-type="string">
            <text:p>&amp;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2402084" calcext:value-type="float">
            <text:p>32402084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7021" calcext:value-type="float">
            <text:p>12702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4192960" calcext:value-type="float">
            <text:p>4192960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357" calcext:value-type="float">
            <text:p>12635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912095" calcext:value-type="float">
            <text:p>912095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712" calcext:value-type="float">
            <text:p>12671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1492861" calcext:value-type="float">
            <text:p>31492861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6748" calcext:value-type="float">
            <text:p>12674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9000000" calcext:value-type="float">
            <text:p>9000000</text:p>
          </table:table-cell>
          <table:table-cell office:value-type="string" calcext:value-type="string">
            <text:p>&amp;</text:p>
          </table:table-cell>
          <table:table-cell office:value-type="float" office:value="32971" calcext:value-type="float">
            <text:p>32971</text:p>
          </table:table-cell>
          <table:table-cell office:value-type="string" calcext:value-type="string">
            <text:p>&amp;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&amp;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0873096" calcext:value-type="float">
            <text:p>30873096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6820" calcext:value-type="float">
            <text:p>12682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6781564" calcext:value-type="float">
            <text:p>6781564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406" calcext:value-type="float">
            <text:p>12640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634534" calcext:value-type="float">
            <text:p>1634534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7236" calcext:value-type="float">
            <text:p>12723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6726060" calcext:value-type="float">
            <text:p>3672606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6640" calcext:value-type="float">
            <text:p>12664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6015254" calcext:value-type="float">
            <text:p>16015254</text:p>
          </table:table-cell>
          <table:table-cell office:value-type="string" calcext:value-type="string">
            <text:p>&amp;</text:p>
          </table:table-cell>
          <table:table-cell office:value-type="float" office:value="50529" calcext:value-type="float">
            <text:p>50529</text:p>
          </table:table-cell>
          <table:table-cell office:value-type="string" calcext:value-type="string">
            <text:p>&amp;</text:p>
          </table:table-cell>
          <table:table-cell office:value-type="float" office:value="0.8007627" calcext:value-type="float">
            <text:p>0.8007627</text:p>
          </table:table-cell>
          <table:table-cell office:value-type="string" calcext:value-type="string">
            <text:p>&amp;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3524199" calcext:value-type="float">
            <text:p>33524199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5943" calcext:value-type="float">
            <text:p>12594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6477120" calcext:value-type="float">
            <text:p>6477120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301" calcext:value-type="float">
            <text:p>12630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3191474" calcext:value-type="float">
            <text:p>3191474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7670" calcext:value-type="float">
            <text:p>12767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2314834" calcext:value-type="float">
            <text:p>32314834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7291" calcext:value-type="float">
            <text:p>12729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5507627" calcext:value-type="float">
            <text:p>15507627</text:p>
          </table:table-cell>
          <table:table-cell office:value-type="string" calcext:value-type="string">
            <text:p>&amp;</text:p>
          </table:table-cell>
          <table:table-cell office:value-type="float" office:value="49114" calcext:value-type="float">
            <text:p>49114</text:p>
          </table:table-cell>
          <table:table-cell office:value-type="string" calcext:value-type="string">
            <text:p>&amp;</text:p>
          </table:table-cell>
          <table:table-cell office:value-type="float" office:value="0.77538135" calcext:value-type="float">
            <text:p>0.77538135</text:p>
          </table:table-cell>
          <table:table-cell office:value-type="string" calcext:value-type="string">
            <text:p>&amp;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6710808" calcext:value-type="float">
            <text:p>36710808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6534" calcext:value-type="float">
            <text:p>12653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5273937" calcext:value-type="float">
            <text:p>5273937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951" calcext:value-type="float">
            <text:p>12695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969492" calcext:value-type="float">
            <text:p>2969492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7028" calcext:value-type="float">
            <text:p>12702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0553390" calcext:value-type="float">
            <text:p>3055339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6763" calcext:value-type="float">
            <text:p>12676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5507627" calcext:value-type="float">
            <text:p>15507627</text:p>
          </table:table-cell>
          <table:table-cell office:value-type="string" calcext:value-type="string">
            <text:p>&amp;</text:p>
          </table:table-cell>
          <table:table-cell office:value-type="float" office:value="49010" calcext:value-type="float">
            <text:p>49010</text:p>
          </table:table-cell>
          <table:table-cell office:value-type="string" calcext:value-type="string">
            <text:p>&amp;</text:p>
          </table:table-cell>
          <table:table-cell office:value-type="float" office:value="0.77538135" calcext:value-type="float">
            <text:p>0.77538135</text:p>
          </table:table-cell>
          <table:table-cell office:value-type="string" calcext:value-type="string">
            <text:p>&amp;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5380719" calcext:value-type="float">
            <text:p>35380719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6824" calcext:value-type="float">
            <text:p>12682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3954238" calcext:value-type="float">
            <text:p>3954238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409" calcext:value-type="float">
            <text:p>12640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461863" calcext:value-type="float">
            <text:p>1461863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579" calcext:value-type="float">
            <text:p>12657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4091528" calcext:value-type="float">
            <text:p>34091528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6702" calcext:value-type="float">
            <text:p>12670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09" calcext:value-type="float">
            <text:p>1.09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4888348" calcext:value-type="float">
            <text:p>14888348</text:p>
          </table:table-cell>
          <table:table-cell office:value-type="string" calcext:value-type="string">
            <text:p>&amp;</text:p>
          </table:table-cell>
          <table:table-cell office:value-type="float" office:value="47267" calcext:value-type="float">
            <text:p>47267</text:p>
          </table:table-cell>
          <table:table-cell office:value-type="string" calcext:value-type="string">
            <text:p>&amp;</text:p>
          </table:table-cell>
          <table:table-cell office:value-type="float" office:value="0.7444174" calcext:value-type="float">
            <text:p>0.7444174</text:p>
          </table:table-cell>
          <table:table-cell office:value-type="string" calcext:value-type="string">
            <text:p>&amp;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table:formula="of:=[.A1]" office:value-type="string" office:string-value="A" calcext:value-type="string">
            <text:p>A</text:p>
          </table:table-cell>
          <table:table-cell table:style-name="ce1" table:formula="of:=[.B1]" office:value-type="string" office:string-value="&amp;" calcext:value-type="string">
            <text:p>&amp;</text:p>
          </table:table-cell>
          <table:table-cell table:style-name="ce1" table:formula="of:=(([.C1]+[.C6]+[.C11]+[.C16]+[.C21]+[.C26]+[.C31]+[.C36]+[.C41]+[.C46])/10)/1000000" office:value-type="float" office:value="10" calcext:value-type="float">
            <text:p>10.00</text:p>
          </table:table-cell>
          <table:table-cell table:style-name="ce1" table:formula="of:=[.D1]" office:value-type="string" office:string-value="&amp;" calcext:value-type="string">
            <text:p>&amp;</text:p>
          </table:table-cell>
          <table:table-cell table:style-name="ce1" table:formula="of:=(([.E1]+[.E6]+[.E11]+[.E16]+[.E21]+[.E26]+[.E31]+[.E36]+[.E41]+[.E46])/10)/1000000" office:value-type="float" office:value="34.5430476" calcext:value-type="float">
            <text:p>34.54</text:p>
          </table:table-cell>
          <table:table-cell table:style-name="ce1" table:formula="of:=[.F1]" office:value-type="string" office:string-value="&amp;" calcext:value-type="string">
            <text:p>&amp;</text:p>
          </table:table-cell>
          <table:table-cell table:style-name="ce1" table:formula="of:=(([.G1]+[.G6]+[.G11]+[.G16]+[.G21]+[.G26]+[.G31]+[.G36]+[.G41]+[.G46])/10)/1000000" office:value-type="float" office:value="10" calcext:value-type="float">
            <text:p>10.00</text:p>
          </table:table-cell>
          <table:table-cell table:style-name="ce1" table:formula="of:=[.H1]" office:value-type="string" office:string-value="&amp;" calcext:value-type="string">
            <text:p>&amp;</text:p>
          </table:table-cell>
          <table:table-cell table:style-name="ce1" table:formula="of:=(([.I1]+[.I6]+[.I11]+[.I16]+[.I21]+[.I26]+[.I31]+[.I36]+[.I41]+[.I46])/10)/1000000" office:value-type="float" office:value="0.1269574" calcext:value-type="float">
            <text:p>0.13</text:p>
          </table:table-cell>
          <table:table-cell table:style-name="ce1" table:formula="of:=[.J1]" office:value-type="string" office:string-value="&amp;" calcext:value-type="string">
            <text:p>&amp;</text:p>
          </table:table-cell>
          <table:table-cell table:style-name="ce1" table:formula="of:=([.K1]+[.K6]+[.K11]+[.K16]+[.K21]+[.K26]+[.K31]+[.K36]+[.K41]+[.K46])/10" office:value-type="float" office:value="1" calcext:value-type="float">
            <text:p>1.00</text:p>
          </table:table-cell>
          <table:table-cell table:style-name="ce1" table:formula="of:=[.L1]" office:value-type="string" office:string-value="&amp;" calcext:value-type="string">
            <text:p>&amp;</text:p>
          </table:table-cell>
          <table:table-cell table:style-name="ce1" table:formula="of:=([.M1]+[.M6]+[.M11]+[.M16]+[.M21]+[.M26]+[.M31]+[.M36]+[.M41]+[.M46])/10" office:value-type="float" office:value="1.097" calcext:value-type="float">
            <text:p>1.10</text:p>
          </table:table-cell>
          <table:table-cell/>
          <table:table-cell table:style-name="ce1" table:formula="of:=[.O1]" office:value-type="string" office:string-value="\\" calcext:value-type="string">
            <text:p>\\</text:p>
          </table:table-cell>
        </table:table-row>
        <table:table-row table:style-name="ro1">
          <table:table-cell table:style-name="ce1" table:formula="of:=[.A2]" office:value-type="string" office:string-value="B" calcext:value-type="string">
            <text:p>B</text:p>
          </table:table-cell>
          <table:table-cell table:style-name="ce1" table:formula="of:=[.B2]" office:value-type="string" office:string-value="&amp;" calcext:value-type="string">
            <text:p>&amp;</text:p>
          </table:table-cell>
          <table:table-cell table:style-name="ce1" table:formula="of:=(([.C2]+[.C7]+[.C12]+[.C17]+[.C22]+[.C27]+[.C32]+[.C37]+[.C42]+[.C47])/10)/1000000" office:value-type="float" office:value="0" calcext:value-type="float">
            <text:p>0.00</text:p>
          </table:table-cell>
          <table:table-cell table:style-name="ce1" table:formula="of:=[.D2]" office:value-type="string" office:string-value="&amp;" calcext:value-type="string">
            <text:p>&amp;</text:p>
          </table:table-cell>
          <table:table-cell table:style-name="ce1" table:formula="of:=(([.E2]+[.E7]+[.E12]+[.E17]+[.E22]+[.E27]+[.E32]+[.E37]+[.E42]+[.E47])/10)/1000000" office:value-type="float" office:value="5.1953511" calcext:value-type="float">
            <text:p>5.20</text:p>
          </table:table-cell>
          <table:table-cell table:style-name="ce1" table:formula="of:=[.F2]" office:value-type="string" office:string-value="&amp;" calcext:value-type="string">
            <text:p>&amp;</text:p>
          </table:table-cell>
          <table:table-cell table:style-name="ce1" table:formula="of:=(([.G2]+[.G7]+[.G12]+[.G17]+[.G22]+[.G27]+[.G32]+[.G37]+[.G42]+[.G47])/10)/1000000" office:value-type="float" office:value="20" calcext:value-type="float">
            <text:p>20.00</text:p>
          </table:table-cell>
          <table:table-cell table:style-name="ce1" table:formula="of:=[.H2]" office:value-type="string" office:string-value="&amp;" calcext:value-type="string">
            <text:p>&amp;</text:p>
          </table:table-cell>
          <table:table-cell table:style-name="ce1" table:formula="of:=(([.I2]+[.I7]+[.I12]+[.I17]+[.I22]+[.I27]+[.I32]+[.I37]+[.I42]+[.I47])/10)/1000000" office:value-type="float" office:value="0.1264586" calcext:value-type="float">
            <text:p>0.13</text:p>
          </table:table-cell>
          <table:table-cell table:style-name="ce1" table:formula="of:=[.J2]" office:value-type="string" office:string-value="&amp;" calcext:value-type="string">
            <text:p>&amp;</text:p>
          </table:table-cell>
          <table:table-cell table:style-name="ce1" table:formula="of:=([.K2]+[.K7]+[.K12]+[.K17]+[.K22]+[.K27]+[.K32]+[.K37]+[.K42]+[.K47])/10" office:value-type="float" office:value="1" calcext:value-type="float">
            <text:p>1.00</text:p>
          </table:table-cell>
          <table:table-cell table:style-name="ce1" table:formula="of:=[.L2]" office:value-type="string" office:string-value="&amp;" calcext:value-type="string">
            <text:p>&amp;</text:p>
          </table:table-cell>
          <table:table-cell table:style-name="ce1" table:formula="of:=([.M2]+[.M7]+[.M12]+[.M17]+[.M22]+[.M27]+[.M32]+[.M37]+[.M42]+[.M47])/10" office:value-type="float" office:value="0.337" calcext:value-type="float">
            <text:p>0.34</text:p>
          </table:table-cell>
          <table:table-cell/>
          <table:table-cell table:style-name="ce1" table:formula="of:=[.O2]" office:value-type="string" office:string-value="\\" calcext:value-type="string">
            <text:p>\\</text:p>
          </table:table-cell>
        </table:table-row>
        <table:table-row table:style-name="ro1">
          <table:table-cell table:style-name="ce1" table:formula="of:=[.A3]" office:value-type="string" office:string-value="C" calcext:value-type="string">
            <text:p>C</text:p>
          </table:table-cell>
          <table:table-cell table:style-name="ce1" table:formula="of:=[.B3]" office:value-type="string" office:string-value="&amp;" calcext:value-type="string">
            <text:p>&amp;</text:p>
          </table:table-cell>
          <table:table-cell table:style-name="ce1" table:formula="of:=(([.C3]+[.C8]+[.C13]+[.C18]+[.C23]+[.C28]+[.C33]+[.C38]+[.C43]+[.C48])/10)/1000000" office:value-type="float" office:value="0" calcext:value-type="float">
            <text:p>0.00</text:p>
          </table:table-cell>
          <table:table-cell table:style-name="ce1" table:formula="of:=[.D3]" office:value-type="string" office:string-value="&amp;" calcext:value-type="string">
            <text:p>&amp;</text:p>
          </table:table-cell>
          <table:table-cell table:style-name="ce1" table:formula="of:=(([.E3]+[.E8]+[.E13]+[.E18]+[.E23]+[.E28]+[.E33]+[.E38]+[.E43]+[.E48])/10)/1000000" office:value-type="float" office:value="2.000648" calcext:value-type="float">
            <text:p>2.00</text:p>
          </table:table-cell>
          <table:table-cell table:style-name="ce1" table:formula="of:=[.F3]" office:value-type="string" office:string-value="&amp;" calcext:value-type="string">
            <text:p>&amp;</text:p>
          </table:table-cell>
          <table:table-cell table:style-name="ce1" table:formula="of:=(([.G3]+[.G8]+[.G13]+[.G18]+[.G23]+[.G28]+[.G33]+[.G38]+[.G43]+[.G48])/10)/1000000" office:value-type="float" office:value="20" calcext:value-type="float">
            <text:p>20.00</text:p>
          </table:table-cell>
          <table:table-cell table:style-name="ce1" table:formula="of:=[.H3]" office:value-type="string" office:string-value="&amp;" calcext:value-type="string">
            <text:p>&amp;</text:p>
          </table:table-cell>
          <table:table-cell table:style-name="ce1" table:formula="of:=(([.I3]+[.I8]+[.I13]+[.I18]+[.I23]+[.I28]+[.I33]+[.I38]+[.I43]+[.I48])/10)/1000000" office:value-type="float" office:value="0.1272433" calcext:value-type="float">
            <text:p>0.13</text:p>
          </table:table-cell>
          <table:table-cell table:style-name="ce1" table:formula="of:=[.J3]" office:value-type="string" office:string-value="&amp;" calcext:value-type="string">
            <text:p>&amp;</text:p>
          </table:table-cell>
          <table:table-cell table:style-name="ce1" table:formula="of:=([.K3]+[.K8]+[.K13]+[.K18]+[.K23]+[.K28]+[.K33]+[.K38]+[.K43]+[.K48])/10" office:value-type="float" office:value="1" calcext:value-type="float">
            <text:p>1.00</text:p>
          </table:table-cell>
          <table:table-cell table:style-name="ce1" table:formula="of:=[.L3]" office:value-type="string" office:string-value="&amp;" calcext:value-type="string">
            <text:p>&amp;</text:p>
          </table:table-cell>
          <table:table-cell table:style-name="ce1" table:formula="of:=([.M3]+[.M8]+[.M13]+[.M18]+[.M23]+[.M28]+[.M33]+[.M38]+[.M43]+[.M48])/10" office:value-type="float" office:value="0.295" calcext:value-type="float">
            <text:p>0.30</text:p>
          </table:table-cell>
          <table:table-cell/>
          <table:table-cell table:style-name="ce1" table:formula="of:=[.O3]" office:value-type="string" office:string-value="\\" calcext:value-type="string">
            <text:p>\\</text:p>
          </table:table-cell>
        </table:table-row>
        <table:table-row table:style-name="ro1">
          <table:table-cell table:style-name="ce1" table:formula="of:=[.A4]" office:value-type="string" office:string-value="D" calcext:value-type="string">
            <text:p>D</text:p>
          </table:table-cell>
          <table:table-cell table:style-name="ce1" table:formula="of:=[.B4]" office:value-type="string" office:string-value="&amp;" calcext:value-type="string">
            <text:p>&amp;</text:p>
          </table:table-cell>
          <table:table-cell table:style-name="ce1" table:formula="of:=(([.C4]+[.C9]+[.C14]+[.C19]+[.C24]+[.C29]+[.C34]+[.C39]+[.C44]+[.C49])/10)/1000000" office:value-type="float" office:value="10" calcext:value-type="float">
            <text:p>10.00</text:p>
          </table:table-cell>
          <table:table-cell table:style-name="ce1" table:formula="of:=[.D4]" office:value-type="string" office:string-value="&amp;" calcext:value-type="string">
            <text:p>&amp;</text:p>
          </table:table-cell>
          <table:table-cell table:style-name="ce1" table:formula="of:=(([.E4]+[.E9]+[.E14]+[.E19]+[.E24]+[.E29]+[.E34]+[.E39]+[.E44]+[.E49])/10)/1000000" office:value-type="float" office:value="32.0450656" calcext:value-type="float">
            <text:p>32.05</text:p>
          </table:table-cell>
          <table:table-cell table:style-name="ce1" table:formula="of:=[.F4]" office:value-type="string" office:string-value="&amp;" calcext:value-type="string">
            <text:p>&amp;</text:p>
          </table:table-cell>
          <table:table-cell table:style-name="ce1" table:formula="of:=(([.G4]+[.G9]+[.G14]+[.G19]+[.G24]+[.G29]+[.G34]+[.G39]+[.G44]+[.G49])/10)/1000000" office:value-type="float" office:value="10" calcext:value-type="float">
            <text:p>10.00</text:p>
          </table:table-cell>
          <table:table-cell table:style-name="ce1" table:formula="of:=[.H4]" office:value-type="string" office:string-value="&amp;" calcext:value-type="string">
            <text:p>&amp;</text:p>
          </table:table-cell>
          <table:table-cell table:style-name="ce1" table:formula="of:=(([.I4]+[.I9]+[.I14]+[.I19]+[.I24]+[.I29]+[.I34]+[.I39]+[.I44]+[.I49])/10)/1000000" office:value-type="float" office:value="0.1267711" calcext:value-type="float">
            <text:p>0.13</text:p>
          </table:table-cell>
          <table:table-cell table:style-name="ce1" table:formula="of:=[.J4]" office:value-type="string" office:string-value="&amp;" calcext:value-type="string">
            <text:p>&amp;</text:p>
          </table:table-cell>
          <table:table-cell table:style-name="ce1" table:formula="of:=([.K4]+[.K9]+[.K14]+[.K19]+[.K24]+[.K29]+[.K34]+[.K39]+[.K44]+[.K49])/10" office:value-type="float" office:value="1" calcext:value-type="float">
            <text:p>1.00</text:p>
          </table:table-cell>
          <table:table-cell table:style-name="ce1" table:formula="of:=[.L4]" office:value-type="string" office:string-value="&amp;" calcext:value-type="string">
            <text:p>&amp;</text:p>
          </table:table-cell>
          <table:table-cell table:style-name="ce1" table:formula="of:=([.M4]+[.M9]+[.M14]+[.M19]+[.M24]+[.M29]+[.M34]+[.M39]+[.M44]+[.M49])/10" office:value-type="float" office:value="1.061" calcext:value-type="float">
            <text:p>1.06</text:p>
          </table:table-cell>
          <table:table-cell/>
          <table:table-cell table:style-name="ce1" table:formula="of:=[.O4]" office:value-type="string" office:string-value="\\" calcext:value-type="string">
            <text:p>\\</text:p>
          </table:table-cell>
        </table:table-row>
        <table:table-row table:style-name="ro1">
          <table:table-cell table:style-name="ce1" table:formula="of:=[.A5]" office:value-type="string" office:string-value="E" calcext:value-type="string">
            <text:p>E</text:p>
          </table:table-cell>
          <table:table-cell table:style-name="ce1" table:formula="of:=[.B5]" office:value-type="string" office:string-value="&amp;" calcext:value-type="string">
            <text:p>&amp;</text:p>
          </table:table-cell>
          <table:table-cell table:style-name="ce1" table:formula="of:=(([.C5]+[.C10]+[.C15]+[.C20]+[.C25]+[.C30]+[.C35]+[.C40]+[.C45]+[.C50])/10)/1000000" office:value-type="float" office:value="0" calcext:value-type="float">
            <text:p>0.00</text:p>
          </table:table-cell>
          <table:table-cell table:style-name="ce1" table:formula="of:=[.D5]" office:value-type="string" office:string-value="&amp;" calcext:value-type="string">
            <text:p>&amp;</text:p>
          </table:table-cell>
          <table:table-cell table:style-name="ce1" table:formula="of:=(([.E5]+[.E10]+[.E15]+[.E20]+[.E25]+[.E30]+[.E35]+[.E40]+[.E45]+[.E50])/10)/1000000" office:value-type="float" office:value="0" calcext:value-type="float">
            <text:p>0.00</text:p>
          </table:table-cell>
          <table:table-cell table:style-name="ce1" table:formula="of:=[.F5]" office:value-type="string" office:string-value="&amp;" calcext:value-type="string">
            <text:p>&amp;</text:p>
          </table:table-cell>
          <table:table-cell table:style-name="ce1" table:formula="of:=(([.G5]+[.G10]+[.G15]+[.G20]+[.G25]+[.G30]+[.G35]+[.G40]+[.G45]+[.G50])/10)/1000000" office:value-type="float" office:value="13.7841123" calcext:value-type="float">
            <text:p>13.78</text:p>
          </table:table-cell>
          <table:table-cell table:style-name="ce1" table:formula="of:=[.H5]" office:value-type="string" office:string-value="&amp;" calcext:value-type="string">
            <text:p>&amp;</text:p>
          </table:table-cell>
          <table:table-cell table:style-name="ce1" table:formula="of:=(([.I5]+[.I10]+[.I15]+[.I20]+[.I25]+[.I30]+[.I35]+[.I40]+[.I45]+[.I50])/10)/1000000" office:value-type="float" office:value="0.0447375" calcext:value-type="float">
            <text:p>0.04</text:p>
          </table:table-cell>
          <table:table-cell table:style-name="ce1" table:formula="of:=[.J5]" office:value-type="string" office:string-value="&amp;" calcext:value-type="string">
            <text:p>&amp;</text:p>
          </table:table-cell>
          <table:table-cell table:style-name="ce1" table:formula="of:=([.K5]+[.K10]+[.K15]+[.K20]+[.K25]+[.K30]+[.K35]+[.K40]+[.K45]+[.K50])/10" office:value-type="float" office:value="0.689205615" calcext:value-type="float">
            <text:p>0.69</text:p>
          </table:table-cell>
          <table:table-cell table:style-name="ce1" table:formula="of:=[.L5]" office:value-type="string" office:string-value="&amp;" calcext:value-type="string">
            <text:p>&amp;</text:p>
          </table:table-cell>
          <table:table-cell table:style-name="ce1" table:formula="of:=([.M5]+[.M10]+[.M15]+[.M20]+[.M25]+[.M30]+[.M35]+[.M40]+[.M45]+[.M50])/10" office:value-type="float" office:value="0.186" calcext:value-type="float">
            <text:p>0.19</text:p>
          </table:table-cell>
          <table:table-cell/>
          <table:table-cell table:style-name="ce1" table:formula="of:=[.O5]" office:value-type="string" office:string-value="\\" calcext:value-type="string">
            <text:p>\\</text:p>
          </table:table-cell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7873093" calcext:value-type="float">
            <text:p>17873093</text:p>
          </table:table-cell>
          <table:table-cell office:value-type="string" calcext:value-type="string">
            <text:p>&amp;</text:p>
          </table:table-cell>
          <table:table-cell office:value-type="float" office:value="252863" calcext:value-type="float">
            <text:p>25286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2134535" calcext:value-type="float">
            <text:p>2134535</text:p>
          </table:table-cell>
          <table:table-cell office:value-type="string" calcext:value-type="string">
            <text:p>&amp;</text:p>
          </table:table-cell>
          <table:table-cell office:value-type="float" office:value="7865465" calcext:value-type="float">
            <text:p>7865465</text:p>
          </table:table-cell>
          <table:table-cell office:value-type="string" calcext:value-type="string">
            <text:p>&amp;</text:p>
          </table:table-cell>
          <table:table-cell office:value-type="float" office:value="16515256" calcext:value-type="float">
            <text:p>16515256</text:p>
          </table:table-cell>
          <table:table-cell office:value-type="string" calcext:value-type="string">
            <text:p>&amp;</text:p>
          </table:table-cell>
          <table:table-cell office:value-type="float" office:value="250530" calcext:value-type="float">
            <text:p>25053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9269070" calcext:value-type="float">
            <text:p>9269070</text:p>
          </table:table-cell>
          <table:table-cell office:value-type="string" calcext:value-type="string">
            <text:p>&amp;</text:p>
          </table:table-cell>
          <table:table-cell office:value-type="float" office:value="252351" calcext:value-type="float">
            <text:p>25235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7754677" calcext:value-type="float">
            <text:p>7754677</text:p>
          </table:table-cell>
          <table:table-cell office:value-type="string" calcext:value-type="string">
            <text:p>&amp;</text:p>
          </table:table-cell>
          <table:table-cell office:value-type="float" office:value="252620" calcext:value-type="float">
            <text:p>25262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2087904" calcext:value-type="float">
            <text:p>2087904</text:p>
          </table:table-cell>
          <table:table-cell office:value-type="string" calcext:value-type="string">
            <text:p>&amp;</text:p>
          </table:table-cell>
          <table:table-cell office:value-type="float" office:value="7912096" calcext:value-type="float">
            <text:p>7912096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50734" calcext:value-type="float">
            <text:p>25073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5380721" calcext:value-type="float">
            <text:p>5380721</text:p>
          </table:table-cell>
          <table:table-cell office:value-type="string" calcext:value-type="string">
            <text:p>&amp;</text:p>
          </table:table-cell>
          <table:table-cell office:value-type="float" office:value="4619279" calcext:value-type="float">
            <text:p>4619279</text:p>
          </table:table-cell>
          <table:table-cell office:value-type="string" calcext:value-type="string">
            <text:p>&amp;</text:p>
          </table:table-cell>
          <table:table-cell office:value-type="float" office:value="873093" calcext:value-type="float">
            <text:p>873093</text:p>
          </table:table-cell>
          <table:table-cell office:value-type="string" calcext:value-type="string">
            <text:p>&amp;</text:p>
          </table:table-cell>
          <table:table-cell office:value-type="float" office:value="256563" calcext:value-type="float">
            <text:p>25656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&amp;</text:p>
          </table:table-cell>
          <table:table-cell office:value-type="float" office:value="1695142" calcext:value-type="float">
            <text:p>1695142</text:p>
          </table:table-cell>
          <table:table-cell office:value-type="string" calcext:value-type="string">
            <text:p>&amp;</text:p>
          </table:table-cell>
          <table:table-cell office:value-type="float" office:value="8304858" calcext:value-type="float">
            <text:p>8304858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52347" calcext:value-type="float">
            <text:p>25234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6416509" calcext:value-type="float">
            <text:p>6416509</text:p>
          </table:table-cell>
          <table:table-cell office:value-type="string" calcext:value-type="string">
            <text:p>&amp;</text:p>
          </table:table-cell>
          <table:table-cell office:value-type="float" office:value="252512" calcext:value-type="float">
            <text:p>25251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 &amp; &amp; &amp; &amp; &amp; &amp;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/>\\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8134535" calcext:value-type="float">
            <text:p>18134535</text:p>
          </table:table-cell>
          <table:table-cell office:value-type="string" calcext:value-type="string">
            <text:p>&amp;</text:p>
          </table:table-cell>
          <table:table-cell office:value-type="float" office:value="253436" calcext:value-type="float">
            <text:p>25343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2269070" calcext:value-type="float">
            <text:p>2269070</text:p>
          </table:table-cell>
          <table:table-cell office:value-type="string" calcext:value-type="string">
            <text:p>&amp;</text:p>
          </table:table-cell>
          <table:table-cell office:value-type="float" office:value="7730930" calcext:value-type="float">
            <text:p>7730930</text:p>
          </table:table-cell>
          <table:table-cell office:value-type="string" calcext:value-type="string">
            <text:p>&amp;</text:p>
          </table:table-cell>
          <table:table-cell office:value-type="float" office:value="15261894" calcext:value-type="float">
            <text:p>15261894</text:p>
          </table:table-cell>
          <table:table-cell office:value-type="string" calcext:value-type="string">
            <text:p>&amp;</text:p>
          </table:table-cell>
          <table:table-cell office:value-type="float" office:value="250763" calcext:value-type="float">
            <text:p>25076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7992372" calcext:value-type="float">
            <text:p>7992372</text:p>
          </table:table-cell>
          <table:table-cell office:value-type="string" calcext:value-type="string">
            <text:p>&amp;</text:p>
          </table:table-cell>
          <table:table-cell office:value-type="float" office:value="252470" calcext:value-type="float">
            <text:p>25247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7469036" calcext:value-type="float">
            <text:p>7469036</text:p>
          </table:table-cell>
          <table:table-cell office:value-type="string" calcext:value-type="string">
            <text:p>&amp;</text:p>
          </table:table-cell>
          <table:table-cell office:value-type="float" office:value="252979" calcext:value-type="float">
            <text:p>25297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2547952" calcext:value-type="float">
            <text:p>2547952</text:p>
          </table:table-cell>
          <table:table-cell office:value-type="string" calcext:value-type="string">
            <text:p>&amp;</text:p>
          </table:table-cell>
          <table:table-cell office:value-type="float" office:value="7452048" calcext:value-type="float">
            <text:p>7452048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50776" calcext:value-type="float">
            <text:p>25077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4926117" calcext:value-type="float">
            <text:p>4926117</text:p>
          </table:table-cell>
          <table:table-cell office:value-type="string" calcext:value-type="string">
            <text:p>&amp;</text:p>
          </table:table-cell>
          <table:table-cell office:value-type="float" office:value="5073883" calcext:value-type="float">
            <text:p>5073883</text:p>
          </table:table-cell>
          <table:table-cell office:value-type="string" calcext:value-type="string">
            <text:p>&amp;</text:p>
          </table:table-cell>
          <table:table-cell office:value-type="float" office:value="1738558" calcext:value-type="float">
            <text:p>1738558</text:p>
          </table:table-cell>
          <table:table-cell office:value-type="string" calcext:value-type="string">
            <text:p>&amp;</text:p>
          </table:table-cell>
          <table:table-cell office:value-type="float" office:value="256461" calcext:value-type="float">
            <text:p>25646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&amp;</text:p>
          </table:table-cell>
          <table:table-cell office:value-type="float" office:value="2273522" calcext:value-type="float">
            <text:p>2273522</text:p>
          </table:table-cell>
          <table:table-cell office:value-type="string" calcext:value-type="string">
            <text:p>&amp;</text:p>
          </table:table-cell>
          <table:table-cell office:value-type="float" office:value="7726478" calcext:value-type="float">
            <text:p>7726478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51380" calcext:value-type="float">
            <text:p>25138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7386944" calcext:value-type="float">
            <text:p>7386944</text:p>
          </table:table-cell>
          <table:table-cell office:value-type="string" calcext:value-type="string">
            <text:p>&amp;</text:p>
          </table:table-cell>
          <table:table-cell office:value-type="float" office:value="252527" calcext:value-type="float">
            <text:p>25252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 &amp; &amp; &amp; &amp; &amp; &amp;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/>\\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7515256" calcext:value-type="float">
            <text:p>17515256</text:p>
          </table:table-cell>
          <table:table-cell office:value-type="string" calcext:value-type="string">
            <text:p>&amp;</text:p>
          </table:table-cell>
          <table:table-cell office:value-type="float" office:value="253545" calcext:value-type="float">
            <text:p>25354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2903605" calcext:value-type="float">
            <text:p>2903605</text:p>
          </table:table-cell>
          <table:table-cell office:value-type="string" calcext:value-type="string">
            <text:p>&amp;</text:p>
          </table:table-cell>
          <table:table-cell office:value-type="float" office:value="7096395" calcext:value-type="float">
            <text:p>7096395</text:p>
          </table:table-cell>
          <table:table-cell office:value-type="string" calcext:value-type="string">
            <text:p>&amp;</text:p>
          </table:table-cell>
          <table:table-cell office:value-type="float" office:value="14596395" calcext:value-type="float">
            <text:p>14596395</text:p>
          </table:table-cell>
          <table:table-cell office:value-type="string" calcext:value-type="string">
            <text:p>&amp;</text:p>
          </table:table-cell>
          <table:table-cell office:value-type="float" office:value="250366" calcext:value-type="float">
            <text:p>25036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8395977" calcext:value-type="float">
            <text:p>8395977</text:p>
          </table:table-cell>
          <table:table-cell office:value-type="string" calcext:value-type="string">
            <text:p>&amp;</text:p>
          </table:table-cell>
          <table:table-cell office:value-type="float" office:value="252700" calcext:value-type="float">
            <text:p>25270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7319697" calcext:value-type="float">
            <text:p>7319697</text:p>
          </table:table-cell>
          <table:table-cell office:value-type="string" calcext:value-type="string">
            <text:p>&amp;</text:p>
          </table:table-cell>
          <table:table-cell office:value-type="float" office:value="252732" calcext:value-type="float">
            <text:p>25273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2134535" calcext:value-type="float">
            <text:p>2134535</text:p>
          </table:table-cell>
          <table:table-cell office:value-type="string" calcext:value-type="string">
            <text:p>&amp;</text:p>
          </table:table-cell>
          <table:table-cell office:value-type="float" office:value="7865465" calcext:value-type="float">
            <text:p>7865465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50428" calcext:value-type="float">
            <text:p>25042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4880721" calcext:value-type="float">
            <text:p>4880721</text:p>
          </table:table-cell>
          <table:table-cell office:value-type="string" calcext:value-type="string">
            <text:p>&amp;</text:p>
          </table:table-cell>
          <table:table-cell office:value-type="float" office:value="5119279" calcext:value-type="float">
            <text:p>5119279</text:p>
          </table:table-cell>
          <table:table-cell office:value-type="string" calcext:value-type="string">
            <text:p>&amp;</text:p>
          </table:table-cell>
          <table:table-cell office:value-type="float" office:value="1357837" calcext:value-type="float">
            <text:p>1357837</text:p>
          </table:table-cell>
          <table:table-cell office:value-type="string" calcext:value-type="string">
            <text:p>&amp;</text:p>
          </table:table-cell>
          <table:table-cell office:value-type="float" office:value="257254" calcext:value-type="float">
            <text:p>25725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&amp;</text:p>
          </table:table-cell>
          <table:table-cell office:value-type="float" office:value="2269070" calcext:value-type="float">
            <text:p>2269070</text:p>
          </table:table-cell>
          <table:table-cell office:value-type="string" calcext:value-type="string">
            <text:p>&amp;</text:p>
          </table:table-cell>
          <table:table-cell office:value-type="float" office:value="7730930" calcext:value-type="float">
            <text:p>773093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52476" calcext:value-type="float">
            <text:p>25247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8626907" calcext:value-type="float">
            <text:p>8626907</text:p>
          </table:table-cell>
          <table:table-cell office:value-type="string" calcext:value-type="string">
            <text:p>&amp;</text:p>
          </table:table-cell>
          <table:table-cell office:value-type="float" office:value="252166" calcext:value-type="float">
            <text:p>25216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 &amp; &amp; &amp; &amp; &amp; &amp;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/>\\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8253814" calcext:value-type="float">
            <text:p>18253814</text:p>
          </table:table-cell>
          <table:table-cell office:value-type="string" calcext:value-type="string">
            <text:p>&amp;</text:p>
          </table:table-cell>
          <table:table-cell office:value-type="float" office:value="252802" calcext:value-type="float">
            <text:p>25280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3142163" calcext:value-type="float">
            <text:p>3142163</text:p>
          </table:table-cell>
          <table:table-cell office:value-type="string" calcext:value-type="string">
            <text:p>&amp;</text:p>
          </table:table-cell>
          <table:table-cell office:value-type="float" office:value="6857837" calcext:value-type="float">
            <text:p>6857837</text:p>
          </table:table-cell>
          <table:table-cell office:value-type="string" calcext:value-type="string">
            <text:p>&amp;</text:p>
          </table:table-cell>
          <table:table-cell office:value-type="float" office:value="15500000" calcext:value-type="float">
            <text:p>15500000</text:p>
          </table:table-cell>
          <table:table-cell office:value-type="string" calcext:value-type="string">
            <text:p>&amp;</text:p>
          </table:table-cell>
          <table:table-cell office:value-type="float" office:value="250513" calcext:value-type="float">
            <text:p>25051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8261442" calcext:value-type="float">
            <text:p>8261442</text:p>
          </table:table-cell>
          <table:table-cell office:value-type="string" calcext:value-type="string">
            <text:p>&amp;</text:p>
          </table:table-cell>
          <table:table-cell office:value-type="float" office:value="252832" calcext:value-type="float">
            <text:p>25283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6730930" calcext:value-type="float">
            <text:p>6730930</text:p>
          </table:table-cell>
          <table:table-cell office:value-type="string" calcext:value-type="string">
            <text:p>&amp;</text:p>
          </table:table-cell>
          <table:table-cell office:value-type="float" office:value="251069" calcext:value-type="float">
            <text:p>25106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2746186" calcext:value-type="float">
            <text:p>2746186</text:p>
          </table:table-cell>
          <table:table-cell office:value-type="string" calcext:value-type="string">
            <text:p>&amp;</text:p>
          </table:table-cell>
          <table:table-cell office:value-type="float" office:value="7253814" calcext:value-type="float">
            <text:p>7253814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50385" calcext:value-type="float">
            <text:p>25038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4484744" calcext:value-type="float">
            <text:p>4484744</text:p>
          </table:table-cell>
          <table:table-cell office:value-type="string" calcext:value-type="string">
            <text:p>&amp;</text:p>
          </table:table-cell>
          <table:table-cell office:value-type="float" office:value="5515256" calcext:value-type="float">
            <text:p>5515256</text:p>
          </table:table-cell>
          <table:table-cell office:value-type="string" calcext:value-type="string">
            <text:p>&amp;</text:p>
          </table:table-cell>
          <table:table-cell office:value-type="float" office:value="1380721" calcext:value-type="float">
            <text:p>1380721</text:p>
          </table:table-cell>
          <table:table-cell office:value-type="string" calcext:value-type="string">
            <text:p>&amp;</text:p>
          </table:table-cell>
          <table:table-cell office:value-type="float" office:value="256607" calcext:value-type="float">
            <text:p>25660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&amp;</text:p>
          </table:table-cell>
          <table:table-cell office:value-type="float" office:value="2269070" calcext:value-type="float">
            <text:p>2269070</text:p>
          </table:table-cell>
          <table:table-cell office:value-type="string" calcext:value-type="string">
            <text:p>&amp;</text:p>
          </table:table-cell>
          <table:table-cell office:value-type="float" office:value="7730930" calcext:value-type="float">
            <text:p>773093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52466" calcext:value-type="float">
            <text:p>25246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7230930" calcext:value-type="float">
            <text:p>7230930</text:p>
          </table:table-cell>
          <table:table-cell office:value-type="string" calcext:value-type="string">
            <text:p>&amp;</text:p>
          </table:table-cell>
          <table:table-cell office:value-type="float" office:value="252200" calcext:value-type="float">
            <text:p>25220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 &amp; &amp; &amp; &amp; &amp; &amp;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/>\\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6119279" calcext:value-type="float">
            <text:p>16119279</text:p>
          </table:table-cell>
          <table:table-cell office:value-type="string" calcext:value-type="string">
            <text:p>&amp;</text:p>
          </table:table-cell>
          <table:table-cell office:value-type="float" office:value="254088" calcext:value-type="float">
            <text:p>25408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3030512" calcext:value-type="float">
            <text:p>3030512</text:p>
          </table:table-cell>
          <table:table-cell office:value-type="string" calcext:value-type="string">
            <text:p>&amp;</text:p>
          </table:table-cell>
          <table:table-cell office:value-type="float" office:value="6969488" calcext:value-type="float">
            <text:p>6969488</text:p>
          </table:table-cell>
          <table:table-cell office:value-type="string" calcext:value-type="string">
            <text:p>&amp;</text:p>
          </table:table-cell>
          <table:table-cell office:value-type="float" office:value="16117422" calcext:value-type="float">
            <text:p>16117422</text:p>
          </table:table-cell>
          <table:table-cell office:value-type="string" calcext:value-type="string">
            <text:p>&amp;</text:p>
          </table:table-cell>
          <table:table-cell office:value-type="float" office:value="250733" calcext:value-type="float">
            <text:p>25073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8350209" calcext:value-type="float">
            <text:p>8350209</text:p>
          </table:table-cell>
          <table:table-cell office:value-type="string" calcext:value-type="string">
            <text:p>&amp;</text:p>
          </table:table-cell>
          <table:table-cell office:value-type="float" office:value="253062" calcext:value-type="float">
            <text:p>25306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126907" calcext:value-type="float">
            <text:p>126907</text:p>
          </table:table-cell>
          <table:table-cell office:value-type="string" calcext:value-type="string">
            <text:p>&amp;</text:p>
          </table:table-cell>
          <table:table-cell office:value-type="float" office:value="9873093" calcext:value-type="float">
            <text:p>9873093</text:p>
          </table:table-cell>
          <table:table-cell office:value-type="string" calcext:value-type="string">
            <text:p>&amp;</text:p>
          </table:table-cell>
          <table:table-cell office:value-type="float" office:value="6642163" calcext:value-type="float">
            <text:p>6642163</text:p>
          </table:table-cell>
          <table:table-cell office:value-type="string" calcext:value-type="string">
            <text:p>&amp;</text:p>
          </table:table-cell>
          <table:table-cell office:value-type="float" office:value="252690" calcext:value-type="float">
            <text:p>25269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3238558" calcext:value-type="float">
            <text:p>3238558</text:p>
          </table:table-cell>
          <table:table-cell office:value-type="string" calcext:value-type="string">
            <text:p>&amp;</text:p>
          </table:table-cell>
          <table:table-cell office:value-type="float" office:value="6761442" calcext:value-type="float">
            <text:p>6761442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50955" calcext:value-type="float">
            <text:p>25095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4267626" calcext:value-type="float">
            <text:p>4267626</text:p>
          </table:table-cell>
          <table:table-cell office:value-type="string" calcext:value-type="string">
            <text:p>&amp;</text:p>
          </table:table-cell>
          <table:table-cell office:value-type="float" office:value="5732374" calcext:value-type="float">
            <text:p>5732374</text:p>
          </table:table-cell>
          <table:table-cell office:value-type="string" calcext:value-type="string">
            <text:p>&amp;</text:p>
          </table:table-cell>
          <table:table-cell office:value-type="float" office:value="2134535" calcext:value-type="float">
            <text:p>2134535</text:p>
          </table:table-cell>
          <table:table-cell office:value-type="string" calcext:value-type="string">
            <text:p>&amp;</text:p>
          </table:table-cell>
          <table:table-cell office:value-type="float" office:value="256584" calcext:value-type="float">
            <text:p>25658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&amp;</text:p>
          </table:table-cell>
          <table:table-cell office:value-type="float" office:value="1873093" calcext:value-type="float">
            <text:p>1873093</text:p>
          </table:table-cell>
          <table:table-cell office:value-type="string" calcext:value-type="string">
            <text:p>&amp;</text:p>
          </table:table-cell>
          <table:table-cell office:value-type="float" office:value="8126907" calcext:value-type="float">
            <text:p>8126907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52940" calcext:value-type="float">
            <text:p>25294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8099696" calcext:value-type="float">
            <text:p>8099696</text:p>
          </table:table-cell>
          <table:table-cell office:value-type="string" calcext:value-type="string">
            <text:p>&amp;</text:p>
          </table:table-cell>
          <table:table-cell office:value-type="float" office:value="252580" calcext:value-type="float">
            <text:p>25258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 &amp; &amp; &amp; &amp; &amp; &amp;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/>\\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7507628" calcext:value-type="float">
            <text:p>17507628</text:p>
          </table:table-cell>
          <table:table-cell office:value-type="string" calcext:value-type="string">
            <text:p>&amp;</text:p>
          </table:table-cell>
          <table:table-cell office:value-type="float" office:value="254224" calcext:value-type="float">
            <text:p>25422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2380721" calcext:value-type="float">
            <text:p>2380721</text:p>
          </table:table-cell>
          <table:table-cell office:value-type="string" calcext:value-type="string">
            <text:p>&amp;</text:p>
          </table:table-cell>
          <table:table-cell office:value-type="float" office:value="7619279" calcext:value-type="float">
            <text:p>7619279</text:p>
          </table:table-cell>
          <table:table-cell office:value-type="string" calcext:value-type="string">
            <text:p>&amp;</text:p>
          </table:table-cell>
          <table:table-cell office:value-type="float" office:value="17015256" calcext:value-type="float">
            <text:p>17015256</text:p>
          </table:table-cell>
          <table:table-cell office:value-type="string" calcext:value-type="string">
            <text:p>&amp;</text:p>
          </table:table-cell>
          <table:table-cell office:value-type="float" office:value="250650" calcext:value-type="float">
            <text:p>25065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8700914" calcext:value-type="float">
            <text:p>8700914</text:p>
          </table:table-cell>
          <table:table-cell office:value-type="string" calcext:value-type="string">
            <text:p>&amp;</text:p>
          </table:table-cell>
          <table:table-cell office:value-type="float" office:value="253496" calcext:value-type="float">
            <text:p>25349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5543127" calcext:value-type="float">
            <text:p>5543127</text:p>
          </table:table-cell>
          <table:table-cell office:value-type="string" calcext:value-type="string">
            <text:p>&amp;</text:p>
          </table:table-cell>
          <table:table-cell office:value-type="float" office:value="252331" calcext:value-type="float">
            <text:p>25233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2791458" calcext:value-type="float">
            <text:p>2791458</text:p>
          </table:table-cell>
          <table:table-cell office:value-type="string" calcext:value-type="string">
            <text:p>&amp;</text:p>
          </table:table-cell>
          <table:table-cell office:value-type="float" office:value="7208542" calcext:value-type="float">
            <text:p>7208542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50546" calcext:value-type="float">
            <text:p>25054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4480168" calcext:value-type="float">
            <text:p>4480168</text:p>
          </table:table-cell>
          <table:table-cell office:value-type="string" calcext:value-type="string">
            <text:p>&amp;</text:p>
          </table:table-cell>
          <table:table-cell office:value-type="float" office:value="5519832" calcext:value-type="float">
            <text:p>5519832</text:p>
          </table:table-cell>
          <table:table-cell office:value-type="string" calcext:value-type="string">
            <text:p>&amp;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&amp;</text:p>
          </table:table-cell>
          <table:table-cell office:value-type="float" office:value="255830" calcext:value-type="float">
            <text:p>25583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&amp;</text:p>
          </table:table-cell>
          <table:table-cell office:value-type="float" office:value="2022388" calcext:value-type="float">
            <text:p>2022388</text:p>
          </table:table-cell>
          <table:table-cell office:value-type="string" calcext:value-type="string">
            <text:p>&amp;</text:p>
          </table:table-cell>
          <table:table-cell office:value-type="float" office:value="7977612" calcext:value-type="float">
            <text:p>7977612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52786" calcext:value-type="float">
            <text:p>25278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8058340" calcext:value-type="float">
            <text:p>8058340</text:p>
          </table:table-cell>
          <table:table-cell office:value-type="string" calcext:value-type="string">
            <text:p>&amp;</text:p>
          </table:table-cell>
          <table:table-cell office:value-type="float" office:value="252942" calcext:value-type="float">
            <text:p>25294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 &amp; &amp; &amp; &amp; &amp; &amp;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/>\\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8299582" calcext:value-type="float">
            <text:p>18299582</text:p>
          </table:table-cell>
          <table:table-cell office:value-type="string" calcext:value-type="string">
            <text:p>&amp;</text:p>
          </table:table-cell>
          <table:table-cell office:value-type="float" office:value="252475" calcext:value-type="float">
            <text:p>25247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2015256" calcext:value-type="float">
            <text:p>2015256</text:p>
          </table:table-cell>
          <table:table-cell office:value-type="string" calcext:value-type="string">
            <text:p>&amp;</text:p>
          </table:table-cell>
          <table:table-cell office:value-type="float" office:value="7984744" calcext:value-type="float">
            <text:p>7984744</text:p>
          </table:table-cell>
          <table:table-cell office:value-type="string" calcext:value-type="string">
            <text:p>&amp;</text:p>
          </table:table-cell>
          <table:table-cell office:value-type="float" office:value="14342581" calcext:value-type="float">
            <text:p>14342581</text:p>
          </table:table-cell>
          <table:table-cell office:value-type="string" calcext:value-type="string">
            <text:p>&amp;</text:p>
          </table:table-cell>
          <table:table-cell office:value-type="float" office:value="250235" calcext:value-type="float">
            <text:p>25023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9477116" calcext:value-type="float">
            <text:p>9477116</text:p>
          </table:table-cell>
          <table:table-cell office:value-type="string" calcext:value-type="string">
            <text:p>&amp;</text:p>
          </table:table-cell>
          <table:table-cell office:value-type="float" office:value="252950" calcext:value-type="float">
            <text:p>25295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8134535" calcext:value-type="float">
            <text:p>8134535</text:p>
          </table:table-cell>
          <table:table-cell office:value-type="string" calcext:value-type="string">
            <text:p>&amp;</text:p>
          </table:table-cell>
          <table:table-cell office:value-type="float" office:value="252305" calcext:value-type="float">
            <text:p>25230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2365465" calcext:value-type="float">
            <text:p>2365465</text:p>
          </table:table-cell>
          <table:table-cell office:value-type="string" calcext:value-type="string">
            <text:p>&amp;</text:p>
          </table:table-cell>
          <table:table-cell office:value-type="float" office:value="7634535" calcext:value-type="float">
            <text:p>7634535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50416" calcext:value-type="float">
            <text:p>25041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4761442" calcext:value-type="float">
            <text:p>4761442</text:p>
          </table:table-cell>
          <table:table-cell office:value-type="string" calcext:value-type="string">
            <text:p>&amp;</text:p>
          </table:table-cell>
          <table:table-cell office:value-type="float" office:value="5238558" calcext:value-type="float">
            <text:p>5238558</text:p>
          </table:table-cell>
          <table:table-cell office:value-type="string" calcext:value-type="string">
            <text:p>&amp;</text:p>
          </table:table-cell>
          <table:table-cell office:value-type="float" office:value="1126907" calcext:value-type="float">
            <text:p>1126907</text:p>
          </table:table-cell>
          <table:table-cell office:value-type="string" calcext:value-type="string">
            <text:p>&amp;</text:p>
          </table:table-cell>
          <table:table-cell office:value-type="float" office:value="256507" calcext:value-type="float">
            <text:p>25650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&amp;</text:p>
          </table:table-cell>
          <table:table-cell office:value-type="float" office:value="1507628" calcext:value-type="float">
            <text:p>1507628</text:p>
          </table:table-cell>
          <table:table-cell office:value-type="string" calcext:value-type="string">
            <text:p>&amp;</text:p>
          </table:table-cell>
          <table:table-cell office:value-type="float" office:value="8492372" calcext:value-type="float">
            <text:p>8492372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52097" calcext:value-type="float">
            <text:p>25209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7969488" calcext:value-type="float">
            <text:p>7969488</text:p>
          </table:table-cell>
          <table:table-cell office:value-type="string" calcext:value-type="string">
            <text:p>&amp;</text:p>
          </table:table-cell>
          <table:table-cell office:value-type="float" office:value="252468" calcext:value-type="float">
            <text:p>25246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 &amp; &amp; &amp; &amp; &amp; &amp;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/>\\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6857837" calcext:value-type="float">
            <text:p>16857837</text:p>
          </table:table-cell>
          <table:table-cell office:value-type="string" calcext:value-type="string">
            <text:p>&amp;</text:p>
          </table:table-cell>
          <table:table-cell office:value-type="float" office:value="252582" calcext:value-type="float">
            <text:p>25258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2134535" calcext:value-type="float">
            <text:p>2134535</text:p>
          </table:table-cell>
          <table:table-cell office:value-type="string" calcext:value-type="string">
            <text:p>&amp;</text:p>
          </table:table-cell>
          <table:table-cell office:value-type="float" office:value="7865465" calcext:value-type="float">
            <text:p>7865465</text:p>
          </table:table-cell>
          <table:table-cell office:value-type="string" calcext:value-type="string">
            <text:p>&amp;</text:p>
          </table:table-cell>
          <table:table-cell office:value-type="float" office:value="16126371" calcext:value-type="float">
            <text:p>16126371</text:p>
          </table:table-cell>
          <table:table-cell office:value-type="string" calcext:value-type="string">
            <text:p>&amp;</text:p>
          </table:table-cell>
          <table:table-cell office:value-type="float" office:value="250277" calcext:value-type="float">
            <text:p>25027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9149791" calcext:value-type="float">
            <text:p>9149791</text:p>
          </table:table-cell>
          <table:table-cell office:value-type="string" calcext:value-type="string">
            <text:p>&amp;</text:p>
          </table:table-cell>
          <table:table-cell office:value-type="float" office:value="252752" calcext:value-type="float">
            <text:p>25275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7507628" calcext:value-type="float">
            <text:p>7507628</text:p>
          </table:table-cell>
          <table:table-cell office:value-type="string" calcext:value-type="string">
            <text:p>&amp;</text:p>
          </table:table-cell>
          <table:table-cell office:value-type="float" office:value="251251" calcext:value-type="float">
            <text:p>25125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2500536" calcext:value-type="float">
            <text:p>2500536</text:p>
          </table:table-cell>
          <table:table-cell office:value-type="string" calcext:value-type="string">
            <text:p>&amp;</text:p>
          </table:table-cell>
          <table:table-cell office:value-type="float" office:value="7499464" calcext:value-type="float">
            <text:p>7499464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50601" calcext:value-type="float">
            <text:p>25060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5022884" calcext:value-type="float">
            <text:p>5022884</text:p>
          </table:table-cell>
          <table:table-cell office:value-type="string" calcext:value-type="string">
            <text:p>&amp;</text:p>
          </table:table-cell>
          <table:table-cell office:value-type="float" office:value="4977116" calcext:value-type="float">
            <text:p>4977116</text:p>
          </table:table-cell>
          <table:table-cell office:value-type="string" calcext:value-type="string">
            <text:p>&amp;</text:p>
          </table:table-cell>
          <table:table-cell office:value-type="float" office:value="984744" calcext:value-type="float">
            <text:p>984744</text:p>
          </table:table-cell>
          <table:table-cell office:value-type="string" calcext:value-type="string">
            <text:p>&amp;</text:p>
          </table:table-cell>
          <table:table-cell office:value-type="float" office:value="256905" calcext:value-type="float">
            <text:p>25690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&amp;</text:p>
          </table:table-cell>
          <table:table-cell office:value-type="float" office:value="2126907" calcext:value-type="float">
            <text:p>2126907</text:p>
          </table:table-cell>
          <table:table-cell office:value-type="string" calcext:value-type="string">
            <text:p>&amp;</text:p>
          </table:table-cell>
          <table:table-cell office:value-type="float" office:value="7873093" calcext:value-type="float">
            <text:p>7873093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52292" calcext:value-type="float">
            <text:p>25229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7588767" calcext:value-type="float">
            <text:p>7588767</text:p>
          </table:table-cell>
          <table:table-cell office:value-type="string" calcext:value-type="string">
            <text:p>&amp;</text:p>
          </table:table-cell>
          <table:table-cell office:value-type="float" office:value="252816" calcext:value-type="float">
            <text:p>25281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 &amp; &amp; &amp; &amp; &amp; &amp;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/>\\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7751670" calcext:value-type="float">
            <text:p>17751670</text:p>
          </table:table-cell>
          <table:table-cell office:value-type="string" calcext:value-type="string">
            <text:p>&amp;</text:p>
          </table:table-cell>
          <table:table-cell office:value-type="float" office:value="254630" calcext:value-type="float">
            <text:p>25463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2142163" calcext:value-type="float">
            <text:p>2142163</text:p>
          </table:table-cell>
          <table:table-cell office:value-type="string" calcext:value-type="string">
            <text:p>&amp;</text:p>
          </table:table-cell>
          <table:table-cell office:value-type="float" office:value="7857837" calcext:value-type="float">
            <text:p>7857837</text:p>
          </table:table-cell>
          <table:table-cell office:value-type="string" calcext:value-type="string">
            <text:p>&amp;</text:p>
          </table:table-cell>
          <table:table-cell office:value-type="float" office:value="15208046" calcext:value-type="float">
            <text:p>15208046</text:p>
          </table:table-cell>
          <table:table-cell office:value-type="string" calcext:value-type="string">
            <text:p>&amp;</text:p>
          </table:table-cell>
          <table:table-cell office:value-type="float" office:value="250691" calcext:value-type="float">
            <text:p>25069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7772822" calcext:value-type="float">
            <text:p>7772822</text:p>
          </table:table-cell>
          <table:table-cell office:value-type="string" calcext:value-type="string">
            <text:p>&amp;</text:p>
          </table:table-cell>
          <table:table-cell office:value-type="float" office:value="252997" calcext:value-type="float">
            <text:p>25299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126907" calcext:value-type="float">
            <text:p>126907</text:p>
          </table:table-cell>
          <table:table-cell office:value-type="string" calcext:value-type="string">
            <text:p>&amp;</text:p>
          </table:table-cell>
          <table:table-cell office:value-type="float" office:value="9873093" calcext:value-type="float">
            <text:p>9873093</text:p>
          </table:table-cell>
          <table:table-cell office:value-type="string" calcext:value-type="string">
            <text:p>&amp;</text:p>
          </table:table-cell>
          <table:table-cell office:value-type="float" office:value="8729322" calcext:value-type="float">
            <text:p>8729322</text:p>
          </table:table-cell>
          <table:table-cell office:value-type="string" calcext:value-type="string">
            <text:p>&amp;</text:p>
          </table:table-cell>
          <table:table-cell office:value-type="float" office:value="252999" calcext:value-type="float">
            <text:p>25299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2134535" calcext:value-type="float">
            <text:p>2134535</text:p>
          </table:table-cell>
          <table:table-cell office:value-type="string" calcext:value-type="string">
            <text:p>&amp;</text:p>
          </table:table-cell>
          <table:table-cell office:value-type="float" office:value="7865465" calcext:value-type="float">
            <text:p>7865465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50878" calcext:value-type="float">
            <text:p>25087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4377630" calcext:value-type="float">
            <text:p>4377630</text:p>
          </table:table-cell>
          <table:table-cell office:value-type="string" calcext:value-type="string">
            <text:p>&amp;</text:p>
          </table:table-cell>
          <table:table-cell office:value-type="float" office:value="5622370" calcext:value-type="float">
            <text:p>5622370</text:p>
          </table:table-cell>
          <table:table-cell office:value-type="string" calcext:value-type="string">
            <text:p>&amp;</text:p>
          </table:table-cell>
          <table:table-cell office:value-type="float" office:value="865465" calcext:value-type="float">
            <text:p>865465</text:p>
          </table:table-cell>
          <table:table-cell office:value-type="string" calcext:value-type="string">
            <text:p>&amp;</text:p>
          </table:table-cell>
          <table:table-cell office:value-type="float" office:value="256451" calcext:value-type="float">
            <text:p>25645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&amp;</text:p>
          </table:table-cell>
          <table:table-cell office:value-type="float" office:value="2253814" calcext:value-type="float">
            <text:p>2253814</text:p>
          </table:table-cell>
          <table:table-cell office:value-type="string" calcext:value-type="string">
            <text:p>&amp;</text:p>
          </table:table-cell>
          <table:table-cell office:value-type="float" office:value="7746186" calcext:value-type="float">
            <text:p>7746186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52320" calcext:value-type="float">
            <text:p>25232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8637626" calcext:value-type="float">
            <text:p>8637626</text:p>
          </table:table-cell>
          <table:table-cell office:value-type="string" calcext:value-type="string">
            <text:p>&amp;</text:p>
          </table:table-cell>
          <table:table-cell office:value-type="float" office:value="252176" calcext:value-type="float">
            <text:p>25217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 &amp; &amp; &amp; &amp; &amp; &amp;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/>\\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9515256" calcext:value-type="float">
            <text:p>19515256</text:p>
          </table:table-cell>
          <table:table-cell office:value-type="string" calcext:value-type="string">
            <text:p>&amp;</text:p>
          </table:table-cell>
          <table:table-cell office:value-type="float" office:value="254353" calcext:value-type="float">
            <text:p>25435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1507628" calcext:value-type="float">
            <text:p>1507628</text:p>
          </table:table-cell>
          <table:table-cell office:value-type="string" calcext:value-type="string">
            <text:p>&amp;</text:p>
          </table:table-cell>
          <table:table-cell office:value-type="float" office:value="8492372" calcext:value-type="float">
            <text:p>8492372</text:p>
          </table:table-cell>
          <table:table-cell office:value-type="string" calcext:value-type="string">
            <text:p>&amp;</text:p>
          </table:table-cell>
          <table:table-cell office:value-type="float" office:value="16119279" calcext:value-type="float">
            <text:p>16119279</text:p>
          </table:table-cell>
          <table:table-cell office:value-type="string" calcext:value-type="string">
            <text:p>&amp;</text:p>
          </table:table-cell>
          <table:table-cell office:value-type="float" office:value="250885" calcext:value-type="float">
            <text:p>25088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8746186" calcext:value-type="float">
            <text:p>8746186</text:p>
          </table:table-cell>
          <table:table-cell office:value-type="string" calcext:value-type="string">
            <text:p>&amp;</text:p>
          </table:table-cell>
          <table:table-cell office:value-type="float" office:value="252918" calcext:value-type="float">
            <text:p>25291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126907" calcext:value-type="float">
            <text:p>126907</text:p>
          </table:table-cell>
          <table:table-cell office:value-type="string" calcext:value-type="string">
            <text:p>&amp;</text:p>
          </table:table-cell>
          <table:table-cell office:value-type="float" office:value="9873093" calcext:value-type="float">
            <text:p>9873093</text:p>
          </table:table-cell>
          <table:table-cell office:value-type="string" calcext:value-type="string">
            <text:p>&amp;</text:p>
          </table:table-cell>
          <table:table-cell office:value-type="float" office:value="5508164" calcext:value-type="float">
            <text:p>5508164</text:p>
          </table:table-cell>
          <table:table-cell office:value-type="string" calcext:value-type="string">
            <text:p>&amp;</text:p>
          </table:table-cell>
          <table:table-cell office:value-type="float" office:value="253047" calcext:value-type="float">
            <text:p>25304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2730930" calcext:value-type="float">
            <text:p>2730930</text:p>
          </table:table-cell>
          <table:table-cell office:value-type="string" calcext:value-type="string">
            <text:p>&amp;</text:p>
          </table:table-cell>
          <table:table-cell office:value-type="float" office:value="7269070" calcext:value-type="float">
            <text:p>726907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50991" calcext:value-type="float">
            <text:p>25099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4134535" calcext:value-type="float">
            <text:p>4134535</text:p>
          </table:table-cell>
          <table:table-cell office:value-type="string" calcext:value-type="string">
            <text:p>&amp;</text:p>
          </table:table-cell>
          <table:table-cell office:value-type="float" office:value="5865465" calcext:value-type="float">
            <text:p>5865465</text:p>
          </table:table-cell>
          <table:table-cell office:value-type="string" calcext:value-type="string">
            <text:p>&amp;</text:p>
          </table:table-cell>
          <table:table-cell office:value-type="float" office:value="1253814" calcext:value-type="float">
            <text:p>1253814</text:p>
          </table:table-cell>
          <table:table-cell office:value-type="string" calcext:value-type="string">
            <text:p>&amp;</text:p>
          </table:table-cell>
          <table:table-cell office:value-type="float" office:value="256340" calcext:value-type="float">
            <text:p>25634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&amp;</text:p>
          </table:table-cell>
          <table:table-cell office:value-type="float" office:value="2619279" calcext:value-type="float">
            <text:p>2619279</text:p>
          </table:table-cell>
          <table:table-cell office:value-type="string" calcext:value-type="string">
            <text:p>&amp;</text:p>
          </table:table-cell>
          <table:table-cell office:value-type="float" office:value="7380721" calcext:value-type="float">
            <text:p>7380721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52637" calcext:value-type="float">
            <text:p>25263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7738022" calcext:value-type="float">
            <text:p>7738022</text:p>
          </table:table-cell>
          <table:table-cell office:value-type="string" calcext:value-type="string">
            <text:p>&amp;</text:p>
          </table:table-cell>
          <table:table-cell office:value-type="float" office:value="253156" calcext:value-type="float">
            <text:p>25315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 &amp; &amp; &amp; &amp; &amp; &amp;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/>\\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&amp;</text:p>
          </table:table-cell>
          <table:table-cell table:style-name="ce7" table:formula="of:=(([.C91]+[.C81]+[.C71]+[.C61]+[.C51]+[.C41]+[.C31]+[.C21]+[.C11]+[.C1])/10)/1000000" office:value-type="float" office:value="10" calcext:value-type="float">
            <text:p>10.00</text:p>
          </table:table-cell>
          <table:table-cell table:style-name="ce5" office:value-type="string" calcext:value-type="string">
            <text:p>&amp;</text:p>
          </table:table-cell>
          <table:table-cell table:style-name="ce7" table:formula="of:=(([.E91]+[.E81]+[.E71]+[.E61]+[.E51]+[.E41]+[.E31]+[.E21]+[.E11]+[.E1])/10)/1000000" office:value-type="float" office:value="0" calcext:value-type="float">
            <text:p>0.00</text:p>
          </table:table-cell>
          <table:table-cell table:style-name="ce5" office:value-type="string" calcext:value-type="string">
            <text:p>&amp;</text:p>
          </table:table-cell>
          <table:table-cell table:style-name="ce7" table:formula="of:=(([.G91]+[.G81]+[.G71]+[.G61]+[.G51]+[.G41]+[.G31]+[.G21]+[.G11]+[.G1])/10)/1000000" office:value-type="float" office:value="17.782795" calcext:value-type="float">
            <text:p>17.78</text:p>
          </table:table-cell>
          <table:table-cell table:style-name="ce5" office:value-type="string" calcext:value-type="string">
            <text:p>&amp;</text:p>
          </table:table-cell>
          <table:table-cell table:style-name="ce7" table:formula="of:=(([.I91]+[.I81]+[.I71]+[.I61]+[.I51]+[.I41]+[.I31]+[.I21]+[.I11]+[.I1])/10)/1000000" office:value-type="float" office:value="0.2534998" calcext:value-type="float">
            <text:p>0.25</text:p>
          </table:table-cell>
          <table:table-cell table:style-name="ce5" office:value-type="string" calcext:value-type="string">
            <text:p>&amp;</text:p>
          </table:table-cell>
          <table:table-cell table:style-name="ce9" table:formula="of:=([.K91]+[.K81]+[.K71]+[.K61]+[.K51]+[.K41]+[.K31]+[.K21]+[.K11]+[.K1])/10" office:value-type="float" office:value="1" calcext:value-type="float">
            <text:p>1.0</text:p>
          </table:table-cell>
          <table:table-cell table:style-name="ce5" office:value-type="string" calcext:value-type="string">
            <text:p>&amp;</text:p>
          </table:table-cell>
          <table:table-cell table:style-name="ce7" table:formula="of:=([.M91]+[.M81]+[.M71]+[.M61]+[.M51]+[.M41]+[.M31]+[.M21]+[.M11]+[.M1])/10" office:value-type="float" office:value="1.48" calcext:value-type="float">
            <text:p>1.48</text:p>
          </table:table-cell>
          <table:table-cell table:style-name="ce11" office:value-type="string" calcext:value-type="string">
            <text:p><text:s/>\\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table:style-name="ce1" table:formula="of:=(([.C92]+[.C82]+[.C72]+[.C62]+[.C52]+[.C42]+[.C32]+[.C22]+[.C12]+[.C2])/10)/1000000" office:value-type="float" office:value="2.3660188" calcext:value-type="float">
            <text:p>2.37</text:p>
          </table:table-cell>
          <table:table-cell office:value-type="string" calcext:value-type="string">
            <text:p>&amp;</text:p>
          </table:table-cell>
          <table:table-cell table:style-name="ce1" table:formula="of:=(([.E92]+[.E82]+[.E72]+[.E62]+[.E52]+[.E42]+[.E32]+[.E22]+[.E12]+[.E2])/10)/1000000" office:value-type="float" office:value="7.6339812" calcext:value-type="float">
            <text:p>7.63</text:p>
          </table:table-cell>
          <table:table-cell office:value-type="string" calcext:value-type="string">
            <text:p>&amp;</text:p>
          </table:table-cell>
          <table:table-cell table:style-name="ce1" table:formula="of:=(([.G92]+[.G82]+[.G72]+[.G62]+[.G52]+[.G42]+[.G32]+[.G22]+[.G12]+[.G2])/10)/1000000" office:value-type="float" office:value="15.68025" calcext:value-type="float">
            <text:p>15.68</text:p>
          </table:table-cell>
          <table:table-cell office:value-type="string" calcext:value-type="string">
            <text:p>&amp;</text:p>
          </table:table-cell>
          <table:table-cell table:style-name="ce1" table:formula="of:=(([.I92]+[.I82]+[.I72]+[.I62]+[.I52]+[.I42]+[.I32]+[.I22]+[.I12]+[.I2])/10)/1000000" office:value-type="float" office:value="0.2505643" calcext:value-type="float">
            <text:p>0.25</text:p>
          </table:table-cell>
          <table:table-cell office:value-type="string" calcext:value-type="string">
            <text:p>&amp;</text:p>
          </table:table-cell>
          <table:table-cell table:style-name="ce10" table:formula="of:=([.K92]+[.K82]+[.K72]+[.K62]+[.K52]+[.K42]+[.K32]+[.K22]+[.K12]+[.K2])/10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style-name="ce1" table:formula="of:=([.M92]+[.M82]+[.M72]+[.M62]+[.M52]+[.M42]+[.M32]+[.M22]+[.M12]+[.M2])/10" office:value-type="float" office:value="0.866" calcext:value-type="float">
            <text:p>0.87</text:p>
          </table:table-cell>
          <table:table-cell table:style-name="ce12" office:value-type="string" calcext:value-type="string">
            <text:p><text:s/>\\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table:style-name="ce1" table:formula="of:=(([.C93]+[.C83]+[.C73]+[.C63]+[.C53]+[.C43]+[.C33]+[.C23]+[.C13]+[.C3])/10)/1000000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style-name="ce1" table:formula="of:=(([.E93]+[.E83]+[.E73]+[.E63]+[.E53]+[.E43]+[.E33]+[.E23]+[.E13]+[.E3])/10)/1000000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style-name="ce1" table:formula="of:=(([.G93]+[.G83]+[.G73]+[.G63]+[.G53]+[.G43]+[.G33]+[.G23]+[.G13]+[.G3])/10)/1000000" office:value-type="float" office:value="8.6115899" calcext:value-type="float">
            <text:p>8.61</text:p>
          </table:table-cell>
          <table:table-cell office:value-type="string" calcext:value-type="string">
            <text:p>&amp;</text:p>
          </table:table-cell>
          <table:table-cell table:style-name="ce1" table:formula="of:=(([.I93]+[.I83]+[.I73]+[.I63]+[.I53]+[.I43]+[.I33]+[.I23]+[.I13]+[.I3])/10)/1000000" office:value-type="float" office:value="0.2528528" calcext:value-type="float">
            <text:p>0.25</text:p>
          </table:table-cell>
          <table:table-cell office:value-type="string" calcext:value-type="string">
            <text:p>&amp;</text:p>
          </table:table-cell>
          <table:table-cell table:style-name="ce10" table:formula="of:=([.K93]+[.K83]+[.K73]+[.K63]+[.K53]+[.K43]+[.K33]+[.K23]+[.K13]+[.K3])/10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style-name="ce1" table:formula="of:=([.M93]+[.M83]+[.M73]+[.M63]+[.M53]+[.M43]+[.M33]+[.M23]+[.M13]+[.M3])/10" office:value-type="float" office:value="0.505" calcext:value-type="float">
            <text:p>0.51</text:p>
          </table:table-cell>
          <table:table-cell table:style-name="ce12" office:value-type="string" calcext:value-type="string">
            <text:p><text:s/>\\</text:p>
          </table:table-cell>
        </table:table-row>
        <table:table-row table:style-name="ro1">
          <table:table-cell table:style-name="ce3"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table:style-name="ce1" table:formula="of:=(([.C94]+[.C84]+[.C74]+[.C64]+[.C54]+[.C44]+[.C34]+[.C24]+[.C14]+[.C4])/10)/1000000" office:value-type="float" office:value="0.0380721" calcext:value-type="float">
            <text:p>0.04</text:p>
          </table:table-cell>
          <table:table-cell office:value-type="string" calcext:value-type="string">
            <text:p>&amp;</text:p>
          </table:table-cell>
          <table:table-cell table:style-name="ce1" table:formula="of:=(([.E94]+[.E84]+[.E74]+[.E64]+[.E54]+[.E44]+[.E34]+[.E24]+[.E14]+[.E4])/10)/1000000" office:value-type="float" office:value="9.9619279" calcext:value-type="float">
            <text:p>9.96</text:p>
          </table:table-cell>
          <table:table-cell office:value-type="string" calcext:value-type="string">
            <text:p>&amp;</text:p>
          </table:table-cell>
          <table:table-cell table:style-name="ce1" table:formula="of:=(([.G94]+[.G84]+[.G74]+[.G64]+[.G54]+[.G44]+[.G34]+[.G24]+[.G14]+[.G4])/10)/1000000" office:value-type="float" office:value="7.1339279" calcext:value-type="float">
            <text:p>7.13</text:p>
          </table:table-cell>
          <table:table-cell office:value-type="string" calcext:value-type="string">
            <text:p>&amp;</text:p>
          </table:table-cell>
          <table:table-cell table:style-name="ce1" table:formula="of:=(([.I94]+[.I84]+[.I74]+[.I64]+[.I54]+[.I44]+[.I34]+[.I24]+[.I14]+[.I4])/10)/1000000" office:value-type="float" office:value="0.2524023" calcext:value-type="float">
            <text:p>0.25</text:p>
          </table:table-cell>
          <table:table-cell office:value-type="string" calcext:value-type="string">
            <text:p>&amp;</text:p>
          </table:table-cell>
          <table:table-cell table:style-name="ce10" table:formula="of:=([.K94]+[.K84]+[.K74]+[.K64]+[.K54]+[.K44]+[.K34]+[.K24]+[.K14]+[.K4])/10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style-name="ce1" table:formula="of:=([.M94]+[.M84]+[.M74]+[.M64]+[.M54]+[.M44]+[.M34]+[.M24]+[.M14]+[.M4])/10" office:value-type="float" office:value="0.466" calcext:value-type="float">
            <text:p>0.47</text:p>
          </table:table-cell>
          <table:table-cell table:style-name="ce12" office:value-type="string" calcext:value-type="string">
            <text:p><text:s/>\\</text:p>
          </table:table-cell>
        </table:table-row>
        <table:table-row table:style-name="ro1">
          <table:table-cell table:style-name="ce3"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table:style-name="ce1" table:formula="of:=(([.C95]+[.C85]+[.C75]+[.C65]+[.C55]+[.C45]+[.C35]+[.C25]+[.C15]+[.C5])/10)/1000000" office:value-type="float" office:value="2.5278059" calcext:value-type="float">
            <text:p>2.53</text:p>
          </table:table-cell>
          <table:table-cell office:value-type="string" calcext:value-type="string">
            <text:p>&amp;</text:p>
          </table:table-cell>
          <table:table-cell table:style-name="ce1" table:formula="of:=(([.E95]+[.E85]+[.E75]+[.E65]+[.E55]+[.E45]+[.E35]+[.E25]+[.E15]+[.E5])/10)/1000000" office:value-type="float" office:value="7.4721941" calcext:value-type="float">
            <text:p>7.47</text:p>
          </table:table-cell>
          <table:table-cell office:value-type="string" calcext:value-type="string">
            <text:p>&amp;</text:p>
          </table:table-cell>
          <table:table-cell table:style-name="ce1" table:formula="of:=(([.G95]+[.G85]+[.G75]+[.G65]+[.G55]+[.G45]+[.G35]+[.G25]+[.G15]+[.G5])/10)/1000000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style-name="ce1" table:formula="of:=(([.I95]+[.I85]+[.I75]+[.I65]+[.I55]+[.I45]+[.I35]+[.I25]+[.I15]+[.I5])/10)/1000000" office:value-type="float" office:value="0.250671" calcext:value-type="float">
            <text:p>0.25</text:p>
          </table:table-cell>
          <table:table-cell office:value-type="string" calcext:value-type="string">
            <text:p>&amp;</text:p>
          </table:table-cell>
          <table:table-cell table:style-name="ce10" table:formula="of:=([.K95]+[.K85]+[.K75]+[.K65]+[.K55]+[.K45]+[.K35]+[.K25]+[.K15]+[.K5])/10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style-name="ce1" table:formula="of:=([.M95]+[.M85]+[.M75]+[.M65]+[.M55]+[.M45]+[.M35]+[.M25]+[.M15]+[.M5])/10" office:value-type="float" office:value="0.459" calcext:value-type="float">
            <text:p>0.46</text:p>
          </table:table-cell>
          <table:table-cell table:style-name="ce12" office:value-type="string" calcext:value-type="string">
            <text:p><text:s/>\\</text:p>
          </table:table-cell>
        </table:table-row>
        <table:table-row table:style-name="ro1">
          <table:table-cell table:style-name="ce3"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table:style-name="ce1" table:formula="of:=(([.C96]+[.C86]+[.C76]+[.C66]+[.C56]+[.C46]+[.C36]+[.C26]+[.C16]+[.C6])/10)/1000000" office:value-type="float" office:value="4.6716588" calcext:value-type="float">
            <text:p>4.67</text:p>
          </table:table-cell>
          <table:table-cell office:value-type="string" calcext:value-type="string">
            <text:p>&amp;</text:p>
          </table:table-cell>
          <table:table-cell table:style-name="ce1" table:formula="of:=(([.E96]+[.E86]+[.E76]+[.E66]+[.E56]+[.E46]+[.E36]+[.E26]+[.E16]+[.E6])/10)/1000000" office:value-type="float" office:value="5.3283412" calcext:value-type="float">
            <text:p>5.33</text:p>
          </table:table-cell>
          <table:table-cell office:value-type="string" calcext:value-type="string">
            <text:p>&amp;</text:p>
          </table:table-cell>
          <table:table-cell table:style-name="ce1" table:formula="of:=(([.G96]+[.G86]+[.G76]+[.G66]+[.G56]+[.G46]+[.G36]+[.G26]+[.G16]+[.G6])/10)/1000000" office:value-type="float" office:value="1.3215674" calcext:value-type="float">
            <text:p>1.32</text:p>
          </table:table-cell>
          <table:table-cell office:value-type="string" calcext:value-type="string">
            <text:p>&amp;</text:p>
          </table:table-cell>
          <table:table-cell table:style-name="ce1" table:formula="of:=(([.I96]+[.I86]+[.I76]+[.I66]+[.I56]+[.I46]+[.I36]+[.I26]+[.I16]+[.I6])/10)/1000000" office:value-type="float" office:value="0.2565502" calcext:value-type="float">
            <text:p>0.26</text:p>
          </table:table-cell>
          <table:table-cell office:value-type="string" calcext:value-type="string">
            <text:p>&amp;</text:p>
          </table:table-cell>
          <table:table-cell table:style-name="ce10" table:formula="of:=([.K96]+[.K86]+[.K76]+[.K66]+[.K56]+[.K46]+[.K36]+[.K26]+[.K16]+[.K6])/10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style-name="ce1" table:formula="of:=([.M96]+[.M86]+[.M76]+[.M66]+[.M56]+[.M46]+[.M36]+[.M26]+[.M16]+[.M6])/10" office:value-type="float" office:value="0.651" calcext:value-type="float">
            <text:p>0.65</text:p>
          </table:table-cell>
          <table:table-cell table:style-name="ce12" office:value-type="string" calcext:value-type="string">
            <text:p><text:s/>\\</text:p>
          </table:table-cell>
        </table:table-row>
        <table:table-row table:style-name="ro1">
          <table:table-cell table:style-name="ce3" office:value-type="string" calcext:value-type="string">
            <text:p>G</text:p>
          </table:table-cell>
          <table:table-cell office:value-type="string" calcext:value-type="string">
            <text:p>&amp;</text:p>
          </table:table-cell>
          <table:table-cell table:style-name="ce1" table:formula="of:=(([.C97]+[.C87]+[.C77]+[.C67]+[.C57]+[.C47]+[.C37]+[.C27]+[.C17]+[.C7])/10)/1000000" office:value-type="float" office:value="2.0909913" calcext:value-type="float">
            <text:p>2.09</text:p>
          </table:table-cell>
          <table:table-cell office:value-type="string" calcext:value-type="string">
            <text:p>&amp;</text:p>
          </table:table-cell>
          <table:table-cell table:style-name="ce1" table:formula="of:=(([.E97]+[.E87]+[.E77]+[.E67]+[.E57]+[.E47]+[.E37]+[.E27]+[.E17]+[.E7])/10)/1000000" office:value-type="float" office:value="7.9090087" calcext:value-type="float">
            <text:p>7.91</text:p>
          </table:table-cell>
          <table:table-cell office:value-type="string" calcext:value-type="string">
            <text:p>&amp;</text:p>
          </table:table-cell>
          <table:table-cell table:style-name="ce1" table:formula="of:=(([.G97]+[.G87]+[.G77]+[.G67]+[.G57]+[.G47]+[.G37]+[.G27]+[.G17]+[.G7])/10)/1000000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style-name="ce1" table:formula="of:=(([.I97]+[.I87]+[.I77]+[.I67]+[.I57]+[.I47]+[.I37]+[.I27]+[.I17]+[.I7])/10)/1000000" office:value-type="float" office:value="0.2523741" calcext:value-type="float">
            <text:p>0.25</text:p>
          </table:table-cell>
          <table:table-cell office:value-type="string" calcext:value-type="string">
            <text:p>&amp;</text:p>
          </table:table-cell>
          <table:table-cell table:style-name="ce10" table:formula="of:=([.K97]+[.K87]+[.K77]+[.K67]+[.K57]+[.K47]+[.K37]+[.K27]+[.K17]+[.K7])/10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style-name="ce1" table:formula="of:=([.M97]+[.M87]+[.M77]+[.M67]+[.M57]+[.M47]+[.M37]+[.M27]+[.M17]+[.M7])/10" office:value-type="float" office:value="0.427" calcext:value-type="float">
            <text:p>0.43</text:p>
          </table:table-cell>
          <table:table-cell table:style-name="ce12" office:value-type="string" calcext:value-type="string">
            <text:p><text:s/>\\</text:p>
          </table:table-cell>
        </table:table-row>
        <table:table-row table:style-name="ro1">
          <table:table-cell table:style-name="ce3"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table:style-name="ce1" table:formula="of:=(([.C98]+[.C88]+[.C78]+[.C68]+[.C58]+[.C48]+[.C38]+[.C28]+[.C18]+[.C8])/10)/1000000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style-name="ce1" table:formula="of:=(([.E98]+[.E88]+[.E78]+[.E68]+[.E58]+[.E48]+[.E38]+[.E28]+[.E18]+[.E8])/10)/1000000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style-name="ce1" table:formula="of:=(([.G98]+[.G88]+[.G78]+[.G68]+[.G58]+[.G48]+[.G38]+[.G28]+[.G18]+[.G8])/10)/1000000" office:value-type="float" office:value="7.7753229" calcext:value-type="float">
            <text:p>7.78</text:p>
          </table:table-cell>
          <table:table-cell office:value-type="string" calcext:value-type="string">
            <text:p>&amp;</text:p>
          </table:table-cell>
          <table:table-cell table:style-name="ce1" table:formula="of:=(([.I98]+[.I88]+[.I78]+[.I68]+[.I58]+[.I48]+[.I38]+[.I28]+[.I18]+[.I8])/10)/1000000" office:value-type="float" office:value="0.2525543" calcext:value-type="float">
            <text:p>0.25</text:p>
          </table:table-cell>
          <table:table-cell office:value-type="string" calcext:value-type="string">
            <text:p>&amp;</text:p>
          </table:table-cell>
          <table:table-cell table:style-name="ce10" table:formula="of:=([.K98]+[.K88]+[.K78]+[.K68]+[.K58]+[.K48]+[.K38]+[.K28]+[.K18]+[.K8])/10" office:value-type="float" office:value="1" calcext:value-type="float">
            <text:p>1.0</text:p>
          </table:table-cell>
          <table:table-cell office:value-type="string" calcext:value-type="string">
            <text:p>&amp;</text:p>
          </table:table-cell>
          <table:table-cell table:style-name="ce1" table:formula="of:=([.M98]+[.M88]+[.M78]+[.M68]+[.M58]+[.M48]+[.M38]+[.M28]+[.M18]+[.M8])/10" office:value-type="float" office:value="0.481" calcext:value-type="float">
            <text:p>0.48</text:p>
          </table:table-cell>
          <table:table-cell table:style-name="ce12" office:value-type="string" calcext:value-type="string">
            <text:p><text:s/>\\</text:p>
          </table:table-cell>
        </table:table-row>
        <table:table-row table:style-name="ro1">
          <table:table-cell table:style-name="ce3" office:value-type="string" calcext:value-type="string">
            <text:p>\hline</text:p>
          </table:table-cell>
          <table:table-cell table:number-columns-repeated="12"/>
          <table:table-cell table:style-name="ce12"/>
        </table:table-row>
        <table:table-row table:style-name="ro1">
          <table:table-cell table:style-name="ce4" office:value-type="string" calcext:value-type="string">
            <text:p>Op &amp; &amp; &amp; &amp; &amp; &amp;</text:p>
          </table:table-cell>
          <table:table-cell table:style-name="ce6" table:formula="of:=([.B100]+[.B90]+[.B80]+[.B70]+[.B60]+[.B50]+[.B40]+[.B30]+[.B20]+[.B10])/10" office:value-type="float" office:value="0.271" calcext:value-type="float">
            <text:p>0.27</text:p>
          </table:table-cell>
          <table:table-cell table:style-name="ce8" office:value-type="string" calcext:value-type="string">
            <text:p><text:s/>\\</text:p>
          </table:table-cell>
          <table:table-cell table:style-name="ce8" table:number-columns-repeated="10"/>
          <table:table-cell table:style-name="ce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102:.C112])" office:value-type="float" office:value="21.6945469" calcext:value-type="float">
            <text:p>21.6945469</text:p>
          </table:table-cell>
          <table:table-cell/>
          <table:table-cell table:formula="of:=SUM([.E102:.E112])" office:value-type="float" office:value="58.3054531" calcext:value-type="float">
            <text:p>58.3054531</text:p>
          </table:table-cell>
          <table:table-cell/>
          <table:table-cell table:formula="of:=SUM([.G102:.G112])" office:value-type="float" office:value="58.3054531" calcext:value-type="float">
            <text:p>58.3054531</text:p>
          </table:table-cell>
          <table:table-cell table:number-columns-repeated="7"/>
        </table:table-row>
      </table:table>
      <table:table table:name="Sheet4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&amp;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&amp;</text:p>
          </table:table-cell>
          <table:table-cell office:value-type="float" office:value="6622754" calcext:value-type="float">
            <text:p>6622754</text:p>
          </table:table-cell>
          <table:table-cell office:value-type="string" calcext:value-type="string">
            <text:p>&amp;</text:p>
          </table:table-cell>
          <table:table-cell office:value-type="float" office:value="499571" calcext:value-type="float">
            <text:p>49957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1875835" calcext:value-type="float">
            <text:p>1875835</text:p>
          </table:table-cell>
          <table:table-cell office:value-type="string" calcext:value-type="string">
            <text:p>&amp;</text:p>
          </table:table-cell>
          <table:table-cell office:value-type="float" office:value="8124165" calcext:value-type="float">
            <text:p>8124165</text:p>
          </table:table-cell>
          <table:table-cell office:value-type="string" calcext:value-type="string">
            <text:p>&amp;</text:p>
          </table:table-cell>
          <table:table-cell office:value-type="float" office:value="9126907" calcext:value-type="float">
            <text:p>9126907</text:p>
          </table:table-cell>
          <table:table-cell office:value-type="string" calcext:value-type="string">
            <text:p>&amp;</text:p>
          </table:table-cell>
          <table:table-cell office:value-type="float" office:value="489059" calcext:value-type="float">
            <text:p>48905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7579801" calcext:value-type="float">
            <text:p>7579801</text:p>
          </table:table-cell>
          <table:table-cell office:value-type="string" calcext:value-type="string">
            <text:p>&amp;</text:p>
          </table:table-cell>
          <table:table-cell office:value-type="float" office:value="497186" calcext:value-type="float">
            <text:p>49718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7488558" calcext:value-type="float">
            <text:p>7488558</text:p>
          </table:table-cell>
          <table:table-cell office:value-type="string" calcext:value-type="string">
            <text:p>&amp;</text:p>
          </table:table-cell>
          <table:table-cell office:value-type="float" office:value="496851" calcext:value-type="float">
            <text:p>49685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2635133" calcext:value-type="float">
            <text:p>2635133</text:p>
          </table:table-cell>
          <table:table-cell office:value-type="string" calcext:value-type="string">
            <text:p>&amp;</text:p>
          </table:table-cell>
          <table:table-cell office:value-type="float" office:value="7364867" calcext:value-type="float">
            <text:p>7364867</text:p>
          </table:table-cell>
          <table:table-cell office:value-type="string" calcext:value-type="string">
            <text:p>&amp;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&amp;</text:p>
          </table:table-cell>
          <table:table-cell office:value-type="float" office:value="492271" calcext:value-type="float">
            <text:p>49227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4496186" calcext:value-type="float">
            <text:p>4496186</text:p>
          </table:table-cell>
          <table:table-cell office:value-type="string" calcext:value-type="string">
            <text:p>&amp;</text:p>
          </table:table-cell>
          <table:table-cell office:value-type="float" office:value="5503814" calcext:value-type="float">
            <text:p>5503814</text:p>
          </table:table-cell>
          <table:table-cell office:value-type="string" calcext:value-type="string">
            <text:p>&amp;</text:p>
          </table:table-cell>
          <table:table-cell office:value-type="float" office:value="6863383" calcext:value-type="float">
            <text:p>6863383</text:p>
          </table:table-cell>
          <table:table-cell office:value-type="string" calcext:value-type="string">
            <text:p>&amp;</text:p>
          </table:table-cell>
          <table:table-cell office:value-type="float" office:value="501625" calcext:value-type="float">
            <text:p>50162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&amp;</text:p>
          </table:table-cell>
          <table:table-cell office:value-type="float" office:value="6177827" calcext:value-type="float">
            <text:p>6177827</text:p>
          </table:table-cell>
          <table:table-cell office:value-type="string" calcext:value-type="string">
            <text:p>&amp;</text:p>
          </table:table-cell>
          <table:table-cell office:value-type="float" office:value="3822173" calcext:value-type="float">
            <text:p>3822173</text:p>
          </table:table-cell>
          <table:table-cell office:value-type="string" calcext:value-type="string">
            <text:p>&amp;</text:p>
          </table:table-cell>
          <table:table-cell office:value-type="float" office:value="8363733" calcext:value-type="float">
            <text:p>8363733</text:p>
          </table:table-cell>
          <table:table-cell office:value-type="string" calcext:value-type="string">
            <text:p>&amp;</text:p>
          </table:table-cell>
          <table:table-cell office:value-type="float" office:value="496692" calcext:value-type="float">
            <text:p>49669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9998589" calcext:value-type="float">
            <text:p>9998589</text:p>
          </table:table-cell>
          <table:table-cell office:value-type="string" calcext:value-type="string">
            <text:p>&amp;</text:p>
          </table:table-cell>
          <table:table-cell office:value-type="float" office:value="13518472" calcext:value-type="float">
            <text:p>13518472</text:p>
          </table:table-cell>
          <table:table-cell office:value-type="string" calcext:value-type="string">
            <text:p>&amp;</text:p>
          </table:table-cell>
          <table:table-cell office:value-type="float" office:value="496871" calcext:value-type="float">
            <text:p>496871</text:p>
          </table:table-cell>
          <table:table-cell office:value-type="string" calcext:value-type="string">
            <text:p>&amp;</text:p>
          </table:table-cell>
          <table:table-cell office:value-type="float" office:value="0.9998589" calcext:value-type="float">
            <text:p>0.9998589</text:p>
          </table:table-cell>
          <table:table-cell office:value-type="string" calcext:value-type="string">
            <text:p>&amp;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 &amp; &amp; &amp; &amp; &amp; &amp;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/>\\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&amp;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&amp;</text:p>
          </table:table-cell>
          <table:table-cell office:value-type="float" office:value="7609981" calcext:value-type="float">
            <text:p>7609981</text:p>
          </table:table-cell>
          <table:table-cell office:value-type="string" calcext:value-type="string">
            <text:p>&amp;</text:p>
          </table:table-cell>
          <table:table-cell office:value-type="float" office:value="497487" calcext:value-type="float">
            <text:p>49748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622021" calcext:value-type="float">
            <text:p>622021</text:p>
          </table:table-cell>
          <table:table-cell office:value-type="string" calcext:value-type="string">
            <text:p>&amp;</text:p>
          </table:table-cell>
          <table:table-cell office:value-type="float" office:value="9377979" calcext:value-type="float">
            <text:p>9377979</text:p>
          </table:table-cell>
          <table:table-cell office:value-type="string" calcext:value-type="string">
            <text:p>&amp;</text:p>
          </table:table-cell>
          <table:table-cell office:value-type="float" office:value="10399255" calcext:value-type="float">
            <text:p>10399255</text:p>
          </table:table-cell>
          <table:table-cell office:value-type="string" calcext:value-type="string">
            <text:p>&amp;</text:p>
          </table:table-cell>
          <table:table-cell office:value-type="float" office:value="489287" calcext:value-type="float">
            <text:p>48928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6619815" calcext:value-type="float">
            <text:p>6619815</text:p>
          </table:table-cell>
          <table:table-cell office:value-type="string" calcext:value-type="string">
            <text:p>&amp;</text:p>
          </table:table-cell>
          <table:table-cell office:value-type="float" office:value="499692" calcext:value-type="float">
            <text:p>49969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0128041" calcext:value-type="float">
            <text:p>10128041</text:p>
          </table:table-cell>
          <table:table-cell office:value-type="string" calcext:value-type="string">
            <text:p>&amp;</text:p>
          </table:table-cell>
          <table:table-cell office:value-type="float" office:value="496944" calcext:value-type="float">
            <text:p>49694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1619466" calcext:value-type="float">
            <text:p>1619466</text:p>
          </table:table-cell>
          <table:table-cell office:value-type="string" calcext:value-type="string">
            <text:p>&amp;</text:p>
          </table:table-cell>
          <table:table-cell office:value-type="float" office:value="8380534" calcext:value-type="float">
            <text:p>8380534</text:p>
          </table:table-cell>
          <table:table-cell office:value-type="string" calcext:value-type="string">
            <text:p>&amp;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&amp;</text:p>
          </table:table-cell>
          <table:table-cell office:value-type="float" office:value="491937" calcext:value-type="float">
            <text:p>49193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5385071" calcext:value-type="float">
            <text:p>5385071</text:p>
          </table:table-cell>
          <table:table-cell office:value-type="string" calcext:value-type="string">
            <text:p>&amp;</text:p>
          </table:table-cell>
          <table:table-cell office:value-type="float" office:value="4614929" calcext:value-type="float">
            <text:p>4614929</text:p>
          </table:table-cell>
          <table:table-cell office:value-type="string" calcext:value-type="string">
            <text:p>&amp;</text:p>
          </table:table-cell>
          <table:table-cell office:value-type="float" office:value="6113794" calcext:value-type="float">
            <text:p>6113794</text:p>
          </table:table-cell>
          <table:table-cell office:value-type="string" calcext:value-type="string">
            <text:p>&amp;</text:p>
          </table:table-cell>
          <table:table-cell office:value-type="float" office:value="501105" calcext:value-type="float">
            <text:p>50110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&amp;</text:p>
          </table:table-cell>
          <table:table-cell office:value-type="float" office:value="6005422" calcext:value-type="float">
            <text:p>6005422</text:p>
          </table:table-cell>
          <table:table-cell office:value-type="string" calcext:value-type="string">
            <text:p>&amp;</text:p>
          </table:table-cell>
          <table:table-cell office:value-type="float" office:value="3994578" calcext:value-type="float">
            <text:p>3994578</text:p>
          </table:table-cell>
          <table:table-cell office:value-type="string" calcext:value-type="string">
            <text:p>&amp;</text:p>
          </table:table-cell>
          <table:table-cell office:value-type="float" office:value="8505298" calcext:value-type="float">
            <text:p>8505298</text:p>
          </table:table-cell>
          <table:table-cell office:value-type="string" calcext:value-type="string">
            <text:p>&amp;</text:p>
          </table:table-cell>
          <table:table-cell office:value-type="float" office:value="496511" calcext:value-type="float">
            <text:p>49651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1741836" calcext:value-type="float">
            <text:p>11741836</text:p>
          </table:table-cell>
          <table:table-cell office:value-type="string" calcext:value-type="string">
            <text:p>&amp;</text:p>
          </table:table-cell>
          <table:table-cell office:value-type="float" office:value="495755" calcext:value-type="float">
            <text:p>49575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 &amp; &amp; &amp; &amp; &amp; &amp;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<text:s/>\\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&amp;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&amp;</text:p>
          </table:table-cell>
          <table:table-cell office:value-type="float" office:value="8613455" calcext:value-type="float">
            <text:p>8613455</text:p>
          </table:table-cell>
          <table:table-cell office:value-type="string" calcext:value-type="string">
            <text:p>&amp;</text:p>
          </table:table-cell>
          <table:table-cell office:value-type="float" office:value="499213" calcext:value-type="float">
            <text:p>49921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376907" calcext:value-type="float">
            <text:p>376907</text:p>
          </table:table-cell>
          <table:table-cell office:value-type="string" calcext:value-type="string">
            <text:p>&amp;</text:p>
          </table:table-cell>
          <table:table-cell office:value-type="float" office:value="9623093" calcext:value-type="float">
            <text:p>9623093</text:p>
          </table:table-cell>
          <table:table-cell office:value-type="string" calcext:value-type="string">
            <text:p>&amp;</text:p>
          </table:table-cell>
          <table:table-cell office:value-type="float" office:value="8987361" calcext:value-type="float">
            <text:p>8987361</text:p>
          </table:table-cell>
          <table:table-cell office:value-type="string" calcext:value-type="string">
            <text:p>&amp;</text:p>
          </table:table-cell>
          <table:table-cell office:value-type="float" office:value="492219" calcext:value-type="float">
            <text:p>49221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7389957" calcext:value-type="float">
            <text:p>7389957</text:p>
          </table:table-cell>
          <table:table-cell office:value-type="string" calcext:value-type="string">
            <text:p>&amp;</text:p>
          </table:table-cell>
          <table:table-cell office:value-type="float" office:value="497480" calcext:value-type="float">
            <text:p>49748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9000108" calcext:value-type="float">
            <text:p>9000108</text:p>
          </table:table-cell>
          <table:table-cell office:value-type="string" calcext:value-type="string">
            <text:p>&amp;</text:p>
          </table:table-cell>
          <table:table-cell office:value-type="float" office:value="494799" calcext:value-type="float">
            <text:p>49479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1742372" calcext:value-type="float">
            <text:p>1742372</text:p>
          </table:table-cell>
          <table:table-cell office:value-type="string" calcext:value-type="string">
            <text:p>&amp;</text:p>
          </table:table-cell>
          <table:table-cell office:value-type="float" office:value="8257628" calcext:value-type="float">
            <text:p>8257628</text:p>
          </table:table-cell>
          <table:table-cell office:value-type="string" calcext:value-type="string">
            <text:p>&amp;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&amp;</text:p>
          </table:table-cell>
          <table:table-cell office:value-type="float" office:value="494373" calcext:value-type="float">
            <text:p>49437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6376907" calcext:value-type="float">
            <text:p>6376907</text:p>
          </table:table-cell>
          <table:table-cell office:value-type="string" calcext:value-type="string">
            <text:p>&amp;</text:p>
          </table:table-cell>
          <table:table-cell office:value-type="float" office:value="3623093" calcext:value-type="float">
            <text:p>3623093</text:p>
          </table:table-cell>
          <table:table-cell office:value-type="string" calcext:value-type="string">
            <text:p>&amp;</text:p>
          </table:table-cell>
          <table:table-cell office:value-type="float" office:value="6765256" calcext:value-type="float">
            <text:p>6765256</text:p>
          </table:table-cell>
          <table:table-cell office:value-type="string" calcext:value-type="string">
            <text:p>&amp;</text:p>
          </table:table-cell>
          <table:table-cell office:value-type="float" office:value="501486" calcext:value-type="float">
            <text:p>50148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&amp;</text:p>
          </table:table-cell>
          <table:table-cell office:value-type="float" office:value="5624165" calcext:value-type="float">
            <text:p>5624165</text:p>
          </table:table-cell>
          <table:table-cell office:value-type="string" calcext:value-type="string">
            <text:p>&amp;</text:p>
          </table:table-cell>
          <table:table-cell office:value-type="float" office:value="4375835" calcext:value-type="float">
            <text:p>4375835</text:p>
          </table:table-cell>
          <table:table-cell office:value-type="string" calcext:value-type="string">
            <text:p>&amp;</text:p>
          </table:table-cell>
          <table:table-cell office:value-type="float" office:value="8984744" calcext:value-type="float">
            <text:p>8984744</text:p>
          </table:table-cell>
          <table:table-cell office:value-type="string" calcext:value-type="string">
            <text:p>&amp;</text:p>
          </table:table-cell>
          <table:table-cell office:value-type="float" office:value="496003" calcext:value-type="float">
            <text:p>49600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9995767" calcext:value-type="float">
            <text:p>9995767</text:p>
          </table:table-cell>
          <table:table-cell office:value-type="string" calcext:value-type="string">
            <text:p>&amp;</text:p>
          </table:table-cell>
          <table:table-cell office:value-type="float" office:value="10634535" calcext:value-type="float">
            <text:p>10634535</text:p>
          </table:table-cell>
          <table:table-cell office:value-type="string" calcext:value-type="string">
            <text:p>&amp;</text:p>
          </table:table-cell>
          <table:table-cell office:value-type="float" office:value="494331" calcext:value-type="float">
            <text:p>494331</text:p>
          </table:table-cell>
          <table:table-cell office:value-type="string" calcext:value-type="string">
            <text:p>&amp;</text:p>
          </table:table-cell>
          <table:table-cell office:value-type="float" office:value="0.9995767" calcext:value-type="float">
            <text:p>0.9995767</text:p>
          </table:table-cell>
          <table:table-cell office:value-type="string" calcext:value-type="string">
            <text:p>&amp;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 &amp; &amp; &amp; &amp; &amp; &amp;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<text:s/>\\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&amp;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&amp;</text:p>
          </table:table-cell>
          <table:table-cell office:value-type="float" office:value="7005524" calcext:value-type="float">
            <text:p>7005524</text:p>
          </table:table-cell>
          <table:table-cell office:value-type="string" calcext:value-type="string">
            <text:p>&amp;</text:p>
          </table:table-cell>
          <table:table-cell office:value-type="float" office:value="498113" calcext:value-type="float">
            <text:p>49811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1753814" calcext:value-type="float">
            <text:p>1753814</text:p>
          </table:table-cell>
          <table:table-cell office:value-type="string" calcext:value-type="string">
            <text:p>&amp;</text:p>
          </table:table-cell>
          <table:table-cell office:value-type="float" office:value="8246186" calcext:value-type="float">
            <text:p>8246186</text:p>
          </table:table-cell>
          <table:table-cell office:value-type="string" calcext:value-type="string">
            <text:p>&amp;</text:p>
          </table:table-cell>
          <table:table-cell office:value-type="float" office:value="10421953" calcext:value-type="float">
            <text:p>10421953</text:p>
          </table:table-cell>
          <table:table-cell office:value-type="string" calcext:value-type="string">
            <text:p>&amp;</text:p>
          </table:table-cell>
          <table:table-cell office:value-type="float" office:value="491885" calcext:value-type="float">
            <text:p>49188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6860228" calcext:value-type="float">
            <text:p>6860228</text:p>
          </table:table-cell>
          <table:table-cell office:value-type="string" calcext:value-type="string">
            <text:p>&amp;</text:p>
          </table:table-cell>
          <table:table-cell office:value-type="float" office:value="499036" calcext:value-type="float">
            <text:p>49903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9272134" calcext:value-type="float">
            <text:p>9272134</text:p>
          </table:table-cell>
          <table:table-cell office:value-type="string" calcext:value-type="string">
            <text:p>&amp;</text:p>
          </table:table-cell>
          <table:table-cell office:value-type="float" office:value="496519" calcext:value-type="float">
            <text:p>49651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2724148" calcext:value-type="float">
            <text:p>2724148</text:p>
          </table:table-cell>
          <table:table-cell office:value-type="string" calcext:value-type="string">
            <text:p>&amp;</text:p>
          </table:table-cell>
          <table:table-cell office:value-type="float" office:value="7275852" calcext:value-type="float">
            <text:p>7275852</text:p>
          </table:table-cell>
          <table:table-cell office:value-type="string" calcext:value-type="string">
            <text:p>&amp;</text:p>
          </table:table-cell>
          <table:table-cell office:value-type="float" office:value="270181" calcext:value-type="float">
            <text:p>270181</text:p>
          </table:table-cell>
          <table:table-cell office:value-type="string" calcext:value-type="string">
            <text:p>&amp;</text:p>
          </table:table-cell>
          <table:table-cell office:value-type="float" office:value="492213" calcext:value-type="float">
            <text:p>49221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5423663" calcext:value-type="float">
            <text:p>5423663</text:p>
          </table:table-cell>
          <table:table-cell office:value-type="string" calcext:value-type="string">
            <text:p>&amp;</text:p>
          </table:table-cell>
          <table:table-cell office:value-type="float" office:value="4576337" calcext:value-type="float">
            <text:p>4576337</text:p>
          </table:table-cell>
          <table:table-cell office:value-type="string" calcext:value-type="string">
            <text:p>&amp;</text:p>
          </table:table-cell>
          <table:table-cell office:value-type="float" office:value="7522924" calcext:value-type="float">
            <text:p>7522924</text:p>
          </table:table-cell>
          <table:table-cell office:value-type="string" calcext:value-type="string">
            <text:p>&amp;</text:p>
          </table:table-cell>
          <table:table-cell office:value-type="float" office:value="501075" calcext:value-type="float">
            <text:p>50107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&amp;</text:p>
          </table:table-cell>
          <table:table-cell office:value-type="float" office:value="5746186" calcext:value-type="float">
            <text:p>5746186</text:p>
          </table:table-cell>
          <table:table-cell office:value-type="string" calcext:value-type="string">
            <text:p>&amp;</text:p>
          </table:table-cell>
          <table:table-cell office:value-type="float" office:value="4253814" calcext:value-type="float">
            <text:p>4253814</text:p>
          </table:table-cell>
          <table:table-cell office:value-type="string" calcext:value-type="string">
            <text:p>&amp;</text:p>
          </table:table-cell>
          <table:table-cell office:value-type="float" office:value="8079017" calcext:value-type="float">
            <text:p>8079017</text:p>
          </table:table-cell>
          <table:table-cell office:value-type="string" calcext:value-type="string">
            <text:p>&amp;</text:p>
          </table:table-cell>
          <table:table-cell office:value-type="float" office:value="494119" calcext:value-type="float">
            <text:p>49411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9998589" calcext:value-type="float">
            <text:p>9998589</text:p>
          </table:table-cell>
          <table:table-cell office:value-type="string" calcext:value-type="string">
            <text:p>&amp;</text:p>
          </table:table-cell>
          <table:table-cell office:value-type="float" office:value="9918817" calcext:value-type="float">
            <text:p>9918817</text:p>
          </table:table-cell>
          <table:table-cell office:value-type="string" calcext:value-type="string">
            <text:p>&amp;</text:p>
          </table:table-cell>
          <table:table-cell office:value-type="float" office:value="496687" calcext:value-type="float">
            <text:p>496687</text:p>
          </table:table-cell>
          <table:table-cell office:value-type="string" calcext:value-type="string">
            <text:p>&amp;</text:p>
          </table:table-cell>
          <table:table-cell office:value-type="float" office:value="0.9998589" calcext:value-type="float">
            <text:p>0.9998589</text:p>
          </table:table-cell>
          <table:table-cell office:value-type="string" calcext:value-type="string">
            <text:p>&amp;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 &amp; &amp; &amp; &amp; &amp; &amp;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/>\\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&amp;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&amp;</text:p>
          </table:table-cell>
          <table:table-cell office:value-type="float" office:value="7491774" calcext:value-type="float">
            <text:p>7491774</text:p>
          </table:table-cell>
          <table:table-cell office:value-type="string" calcext:value-type="string">
            <text:p>&amp;</text:p>
          </table:table-cell>
          <table:table-cell office:value-type="float" office:value="496740" calcext:value-type="float">
            <text:p>49674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1503814" calcext:value-type="float">
            <text:p>1503814</text:p>
          </table:table-cell>
          <table:table-cell office:value-type="string" calcext:value-type="string">
            <text:p>&amp;</text:p>
          </table:table-cell>
          <table:table-cell office:value-type="float" office:value="8496186" calcext:value-type="float">
            <text:p>8496186</text:p>
          </table:table-cell>
          <table:table-cell office:value-type="string" calcext:value-type="string">
            <text:p>&amp;</text:p>
          </table:table-cell>
          <table:table-cell office:value-type="float" office:value="9381319" calcext:value-type="float">
            <text:p>9381319</text:p>
          </table:table-cell>
          <table:table-cell office:value-type="string" calcext:value-type="string">
            <text:p>&amp;</text:p>
          </table:table-cell>
          <table:table-cell office:value-type="float" office:value="491280" calcext:value-type="float">
            <text:p>49128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6490764" calcext:value-type="float">
            <text:p>6490764</text:p>
          </table:table-cell>
          <table:table-cell office:value-type="string" calcext:value-type="string">
            <text:p>&amp;</text:p>
          </table:table-cell>
          <table:table-cell office:value-type="float" office:value="499559" calcext:value-type="float">
            <text:p>49955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8369279" calcext:value-type="float">
            <text:p>8369279</text:p>
          </table:table-cell>
          <table:table-cell office:value-type="string" calcext:value-type="string">
            <text:p>&amp;</text:p>
          </table:table-cell>
          <table:table-cell office:value-type="float" office:value="495347" calcext:value-type="float">
            <text:p>49534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1753814" calcext:value-type="float">
            <text:p>1753814</text:p>
          </table:table-cell>
          <table:table-cell office:value-type="string" calcext:value-type="string">
            <text:p>&amp;</text:p>
          </table:table-cell>
          <table:table-cell office:value-type="float" office:value="8246186" calcext:value-type="float">
            <text:p>8246186</text:p>
          </table:table-cell>
          <table:table-cell office:value-type="string" calcext:value-type="string">
            <text:p>&amp;</text:p>
          </table:table-cell>
          <table:table-cell office:value-type="float" office:value="475880" calcext:value-type="float">
            <text:p>475880</text:p>
          </table:table-cell>
          <table:table-cell office:value-type="string" calcext:value-type="string">
            <text:p>&amp;</text:p>
          </table:table-cell>
          <table:table-cell office:value-type="float" office:value="493725" calcext:value-type="float">
            <text:p>49372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5870887" calcext:value-type="float">
            <text:p>5870887</text:p>
          </table:table-cell>
          <table:table-cell office:value-type="string" calcext:value-type="string">
            <text:p>&amp;</text:p>
          </table:table-cell>
          <table:table-cell office:value-type="float" office:value="4129113" calcext:value-type="float">
            <text:p>4129113</text:p>
          </table:table-cell>
          <table:table-cell office:value-type="string" calcext:value-type="string">
            <text:p>&amp;</text:p>
          </table:table-cell>
          <table:table-cell office:value-type="float" office:value="6145007" calcext:value-type="float">
            <text:p>6145007</text:p>
          </table:table-cell>
          <table:table-cell office:value-type="string" calcext:value-type="string">
            <text:p>&amp;</text:p>
          </table:table-cell>
          <table:table-cell office:value-type="float" office:value="501892" calcext:value-type="float">
            <text:p>50189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&amp;</text:p>
          </table:table-cell>
          <table:table-cell office:value-type="float" office:value="6003814" calcext:value-type="float">
            <text:p>6003814</text:p>
          </table:table-cell>
          <table:table-cell office:value-type="string" calcext:value-type="string">
            <text:p>&amp;</text:p>
          </table:table-cell>
          <table:table-cell office:value-type="float" office:value="3996186" calcext:value-type="float">
            <text:p>3996186</text:p>
          </table:table-cell>
          <table:table-cell office:value-type="string" calcext:value-type="string">
            <text:p>&amp;</text:p>
          </table:table-cell>
          <table:table-cell office:value-type="float" office:value="8884947" calcext:value-type="float">
            <text:p>8884947</text:p>
          </table:table-cell>
          <table:table-cell office:value-type="string" calcext:value-type="string">
            <text:p>&amp;</text:p>
          </table:table-cell>
          <table:table-cell office:value-type="float" office:value="495344" calcext:value-type="float">
            <text:p>49534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628701" calcext:value-type="float">
            <text:p>12628701</text:p>
          </table:table-cell>
          <table:table-cell office:value-type="string" calcext:value-type="string">
            <text:p>&amp;</text:p>
          </table:table-cell>
          <table:table-cell office:value-type="float" office:value="497001" calcext:value-type="float">
            <text:p>49700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 &amp; &amp; &amp; &amp; &amp; &amp;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/>\\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&amp;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&amp;</text:p>
          </table:table-cell>
          <table:table-cell office:value-type="float" office:value="8892513" calcext:value-type="float">
            <text:p>8892513</text:p>
          </table:table-cell>
          <table:table-cell office:value-type="string" calcext:value-type="string">
            <text:p>&amp;</text:p>
          </table:table-cell>
          <table:table-cell office:value-type="float" office:value="497675" calcext:value-type="float">
            <text:p>49767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754288" calcext:value-type="float">
            <text:p>754288</text:p>
          </table:table-cell>
          <table:table-cell office:value-type="string" calcext:value-type="string">
            <text:p>&amp;</text:p>
          </table:table-cell>
          <table:table-cell office:value-type="float" office:value="9245712" calcext:value-type="float">
            <text:p>9245712</text:p>
          </table:table-cell>
          <table:table-cell office:value-type="string" calcext:value-type="string">
            <text:p>&amp;</text:p>
          </table:table-cell>
          <table:table-cell office:value-type="float" office:value="8833593" calcext:value-type="float">
            <text:p>8833593</text:p>
          </table:table-cell>
          <table:table-cell office:value-type="string" calcext:value-type="string">
            <text:p>&amp;</text:p>
          </table:table-cell>
          <table:table-cell office:value-type="float" office:value="489029" calcext:value-type="float">
            <text:p>48902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7123093" calcext:value-type="float">
            <text:p>7123093</text:p>
          </table:table-cell>
          <table:table-cell office:value-type="string" calcext:value-type="string">
            <text:p>&amp;</text:p>
          </table:table-cell>
          <table:table-cell office:value-type="float" office:value="495992" calcext:value-type="float">
            <text:p>49599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9254350" calcext:value-type="float">
            <text:p>9254350</text:p>
          </table:table-cell>
          <table:table-cell office:value-type="string" calcext:value-type="string">
            <text:p>&amp;</text:p>
          </table:table-cell>
          <table:table-cell office:value-type="float" office:value="496150" calcext:value-type="float">
            <text:p>49615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1880721" calcext:value-type="float">
            <text:p>1880721</text:p>
          </table:table-cell>
          <table:table-cell office:value-type="string" calcext:value-type="string">
            <text:p>&amp;</text:p>
          </table:table-cell>
          <table:table-cell office:value-type="float" office:value="8119279" calcext:value-type="float">
            <text:p>8119279</text:p>
          </table:table-cell>
          <table:table-cell office:value-type="string" calcext:value-type="string">
            <text:p>&amp;</text:p>
          </table:table-cell>
          <table:table-cell office:value-type="float" office:value="626907" calcext:value-type="float">
            <text:p>626907</text:p>
          </table:table-cell>
          <table:table-cell office:value-type="string" calcext:value-type="string">
            <text:p>&amp;</text:p>
          </table:table-cell>
          <table:table-cell office:value-type="float" office:value="491872" calcext:value-type="float">
            <text:p>49187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6388349" calcext:value-type="float">
            <text:p>6388349</text:p>
          </table:table-cell>
          <table:table-cell office:value-type="string" calcext:value-type="string">
            <text:p>&amp;</text:p>
          </table:table-cell>
          <table:table-cell office:value-type="float" office:value="3611651" calcext:value-type="float">
            <text:p>3611651</text:p>
          </table:table-cell>
          <table:table-cell office:value-type="string" calcext:value-type="string">
            <text:p>&amp;</text:p>
          </table:table-cell>
          <table:table-cell office:value-type="float" office:value="6628577" calcext:value-type="float">
            <text:p>6628577</text:p>
          </table:table-cell>
          <table:table-cell office:value-type="string" calcext:value-type="string">
            <text:p>&amp;</text:p>
          </table:table-cell>
          <table:table-cell office:value-type="float" office:value="500693" calcext:value-type="float">
            <text:p>50069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&amp;</text:p>
          </table:table-cell>
          <table:table-cell office:value-type="float" office:value="6013586" calcext:value-type="float">
            <text:p>6013586</text:p>
          </table:table-cell>
          <table:table-cell office:value-type="string" calcext:value-type="string">
            <text:p>&amp;</text:p>
          </table:table-cell>
          <table:table-cell office:value-type="float" office:value="3986414" calcext:value-type="float">
            <text:p>3986414</text:p>
          </table:table-cell>
          <table:table-cell office:value-type="string" calcext:value-type="string">
            <text:p>&amp;</text:p>
          </table:table-cell>
          <table:table-cell office:value-type="float" office:value="7107837" calcext:value-type="float">
            <text:p>7107837</text:p>
          </table:table-cell>
          <table:table-cell office:value-type="string" calcext:value-type="string">
            <text:p>&amp;</text:p>
          </table:table-cell>
          <table:table-cell office:value-type="float" office:value="496300" calcext:value-type="float">
            <text:p>49630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1496186" calcext:value-type="float">
            <text:p>11496186</text:p>
          </table:table-cell>
          <table:table-cell office:value-type="string" calcext:value-type="string">
            <text:p>&amp;</text:p>
          </table:table-cell>
          <table:table-cell office:value-type="float" office:value="496329" calcext:value-type="float">
            <text:p>49632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 &amp; &amp; &amp; &amp; &amp; &amp;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/>\\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&amp;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&amp;</text:p>
          </table:table-cell>
          <table:table-cell office:value-type="float" office:value="7731241" calcext:value-type="float">
            <text:p>7731241</text:p>
          </table:table-cell>
          <table:table-cell office:value-type="string" calcext:value-type="string">
            <text:p>&amp;</text:p>
          </table:table-cell>
          <table:table-cell office:value-type="float" office:value="498863" calcext:value-type="float">
            <text:p>49886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507628" calcext:value-type="float">
            <text:p>507628</text:p>
          </table:table-cell>
          <table:table-cell office:value-type="string" calcext:value-type="string">
            <text:p>&amp;</text:p>
          </table:table-cell>
          <table:table-cell office:value-type="float" office:value="9492372" calcext:value-type="float">
            <text:p>9492372</text:p>
          </table:table-cell>
          <table:table-cell office:value-type="string" calcext:value-type="string">
            <text:p>&amp;</text:p>
          </table:table-cell>
          <table:table-cell office:value-type="float" office:value="10171332" calcext:value-type="float">
            <text:p>10171332</text:p>
          </table:table-cell>
          <table:table-cell office:value-type="string" calcext:value-type="string">
            <text:p>&amp;</text:p>
          </table:table-cell>
          <table:table-cell office:value-type="float" office:value="490082" calcext:value-type="float">
            <text:p>49008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376907" calcext:value-type="float">
            <text:p>376907</text:p>
          </table:table-cell>
          <table:table-cell office:value-type="string" calcext:value-type="string">
            <text:p>&amp;</text:p>
          </table:table-cell>
          <table:table-cell office:value-type="float" office:value="9623093" calcext:value-type="float">
            <text:p>9623093</text:p>
          </table:table-cell>
          <table:table-cell office:value-type="string" calcext:value-type="string">
            <text:p>&amp;</text:p>
          </table:table-cell>
          <table:table-cell office:value-type="float" office:value="7125299" calcext:value-type="float">
            <text:p>7125299</text:p>
          </table:table-cell>
          <table:table-cell office:value-type="string" calcext:value-type="string">
            <text:p>&amp;</text:p>
          </table:table-cell>
          <table:table-cell office:value-type="float" office:value="499981" calcext:value-type="float">
            <text:p>49998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9998928" calcext:value-type="float">
            <text:p>9998928</text:p>
          </table:table-cell>
          <table:table-cell office:value-type="string" calcext:value-type="string">
            <text:p>&amp;</text:p>
          </table:table-cell>
          <table:table-cell office:value-type="float" office:value="10071451" calcext:value-type="float">
            <text:p>10071451</text:p>
          </table:table-cell>
          <table:table-cell office:value-type="string" calcext:value-type="string">
            <text:p>&amp;</text:p>
          </table:table-cell>
          <table:table-cell office:value-type="float" office:value="495058" calcext:value-type="float">
            <text:p>495058</text:p>
          </table:table-cell>
          <table:table-cell office:value-type="string" calcext:value-type="string">
            <text:p>&amp;</text:p>
          </table:table-cell>
          <table:table-cell office:value-type="float" office:value="0.9998928" calcext:value-type="float">
            <text:p>0.9998928</text:p>
          </table:table-cell>
          <table:table-cell office:value-type="string" calcext:value-type="string">
            <text:p>&amp;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1884535" calcext:value-type="float">
            <text:p>1884535</text:p>
          </table:table-cell>
          <table:table-cell office:value-type="string" calcext:value-type="string">
            <text:p>&amp;</text:p>
          </table:table-cell>
          <table:table-cell office:value-type="float" office:value="8115465" calcext:value-type="float">
            <text:p>8115465</text:p>
          </table:table-cell>
          <table:table-cell office:value-type="string" calcext:value-type="string">
            <text:p>&amp;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&amp;</text:p>
          </table:table-cell>
          <table:table-cell office:value-type="float" office:value="494209" calcext:value-type="float">
            <text:p>49420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6139235" calcext:value-type="float">
            <text:p>6139235</text:p>
          </table:table-cell>
          <table:table-cell office:value-type="string" calcext:value-type="string">
            <text:p>&amp;</text:p>
          </table:table-cell>
          <table:table-cell office:value-type="float" office:value="3860765" calcext:value-type="float">
            <text:p>3860765</text:p>
          </table:table-cell>
          <table:table-cell office:value-type="string" calcext:value-type="string">
            <text:p>&amp;</text:p>
          </table:table-cell>
          <table:table-cell office:value-type="float" office:value="6153458" calcext:value-type="float">
            <text:p>6153458</text:p>
          </table:table-cell>
          <table:table-cell office:value-type="string" calcext:value-type="string">
            <text:p>&amp;</text:p>
          </table:table-cell>
          <table:table-cell office:value-type="float" office:value="502824" calcext:value-type="float">
            <text:p>50282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&amp;</text:p>
          </table:table-cell>
          <table:table-cell office:value-type="float" office:value="5623093" calcext:value-type="float">
            <text:p>5623093</text:p>
          </table:table-cell>
          <table:table-cell office:value-type="string" calcext:value-type="string">
            <text:p>&amp;</text:p>
          </table:table-cell>
          <table:table-cell office:value-type="float" office:value="4376907" calcext:value-type="float">
            <text:p>4376907</text:p>
          </table:table-cell>
          <table:table-cell office:value-type="string" calcext:value-type="string">
            <text:p>&amp;</text:p>
          </table:table-cell>
          <table:table-cell office:value-type="float" office:value="8490069" calcext:value-type="float">
            <text:p>8490069</text:p>
          </table:table-cell>
          <table:table-cell office:value-type="string" calcext:value-type="string">
            <text:p>&amp;</text:p>
          </table:table-cell>
          <table:table-cell office:value-type="float" office:value="493413" calcext:value-type="float">
            <text:p>49341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9474680" calcext:value-type="float">
            <text:p>9474680</text:p>
          </table:table-cell>
          <table:table-cell office:value-type="string" calcext:value-type="string">
            <text:p>&amp;</text:p>
          </table:table-cell>
          <table:table-cell office:value-type="float" office:value="497189" calcext:value-type="float">
            <text:p>49718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 &amp; &amp; &amp; &amp; &amp; &amp;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<text:s/>\\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&amp;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&amp;</text:p>
          </table:table-cell>
          <table:table-cell office:value-type="float" office:value="7115465" calcext:value-type="float">
            <text:p>7115465</text:p>
          </table:table-cell>
          <table:table-cell office:value-type="string" calcext:value-type="string">
            <text:p>&amp;</text:p>
          </table:table-cell>
          <table:table-cell office:value-type="float" office:value="499133" calcext:value-type="float">
            <text:p>49913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1126907" calcext:value-type="float">
            <text:p>1126907</text:p>
          </table:table-cell>
          <table:table-cell office:value-type="string" calcext:value-type="string">
            <text:p>&amp;</text:p>
          </table:table-cell>
          <table:table-cell office:value-type="float" office:value="8873093" calcext:value-type="float">
            <text:p>8873093</text:p>
          </table:table-cell>
          <table:table-cell office:value-type="string" calcext:value-type="string">
            <text:p>&amp;</text:p>
          </table:table-cell>
          <table:table-cell office:value-type="float" office:value="9484744" calcext:value-type="float">
            <text:p>9484744</text:p>
          </table:table-cell>
          <table:table-cell office:value-type="string" calcext:value-type="string">
            <text:p>&amp;</text:p>
          </table:table-cell>
          <table:table-cell office:value-type="float" office:value="491281" calcext:value-type="float">
            <text:p>49128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8519668" calcext:value-type="float">
            <text:p>8519668</text:p>
          </table:table-cell>
          <table:table-cell office:value-type="string" calcext:value-type="string">
            <text:p>&amp;</text:p>
          </table:table-cell>
          <table:table-cell office:value-type="float" office:value="498453" calcext:value-type="float">
            <text:p>49845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9998928" calcext:value-type="float">
            <text:p>9998928</text:p>
          </table:table-cell>
          <table:table-cell office:value-type="string" calcext:value-type="string">
            <text:p>&amp;</text:p>
          </table:table-cell>
          <table:table-cell office:value-type="float" office:value="7619566" calcext:value-type="float">
            <text:p>7619566</text:p>
          </table:table-cell>
          <table:table-cell office:value-type="string" calcext:value-type="string">
            <text:p>&amp;</text:p>
          </table:table-cell>
          <table:table-cell office:value-type="float" office:value="492622" calcext:value-type="float">
            <text:p>492622</text:p>
          </table:table-cell>
          <table:table-cell office:value-type="string" calcext:value-type="string">
            <text:p>&amp;</text:p>
          </table:table-cell>
          <table:table-cell office:value-type="float" office:value="0.9998928" calcext:value-type="float">
            <text:p>0.9998928</text:p>
          </table:table-cell>
          <table:table-cell office:value-type="string" calcext:value-type="string">
            <text:p>&amp;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2007628" calcext:value-type="float">
            <text:p>2007628</text:p>
          </table:table-cell>
          <table:table-cell office:value-type="string" calcext:value-type="string">
            <text:p>&amp;</text:p>
          </table:table-cell>
          <table:table-cell office:value-type="float" office:value="7992372" calcext:value-type="float">
            <text:p>7992372</text:p>
          </table:table-cell>
          <table:table-cell office:value-type="string" calcext:value-type="string">
            <text:p>&amp;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&amp;</text:p>
          </table:table-cell>
          <table:table-cell office:value-type="float" office:value="490212" calcext:value-type="float">
            <text:p>49021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6638349" calcext:value-type="float">
            <text:p>6638349</text:p>
          </table:table-cell>
          <table:table-cell office:value-type="string" calcext:value-type="string">
            <text:p>&amp;</text:p>
          </table:table-cell>
          <table:table-cell office:value-type="float" office:value="3361651" calcext:value-type="float">
            <text:p>3361651</text:p>
          </table:table-cell>
          <table:table-cell office:value-type="string" calcext:value-type="string">
            <text:p>&amp;</text:p>
          </table:table-cell>
          <table:table-cell office:value-type="float" office:value="7514907" calcext:value-type="float">
            <text:p>7514907</text:p>
          </table:table-cell>
          <table:table-cell office:value-type="string" calcext:value-type="string">
            <text:p>&amp;</text:p>
          </table:table-cell>
          <table:table-cell office:value-type="float" office:value="501527" calcext:value-type="float">
            <text:p>50152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&amp;</text:p>
          </table:table-cell>
          <table:table-cell office:value-type="float" office:value="5503278" calcext:value-type="float">
            <text:p>5503278</text:p>
          </table:table-cell>
          <table:table-cell office:value-type="string" calcext:value-type="string">
            <text:p>&amp;</text:p>
          </table:table-cell>
          <table:table-cell office:value-type="float" office:value="4496722" calcext:value-type="float">
            <text:p>4496722</text:p>
          </table:table-cell>
          <table:table-cell office:value-type="string" calcext:value-type="string">
            <text:p>&amp;</text:p>
          </table:table-cell>
          <table:table-cell office:value-type="float" office:value="7352951" calcext:value-type="float">
            <text:p>7352951</text:p>
          </table:table-cell>
          <table:table-cell office:value-type="string" calcext:value-type="string">
            <text:p>&amp;</text:p>
          </table:table-cell>
          <table:table-cell office:value-type="float" office:value="493094" calcext:value-type="float">
            <text:p>49309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1865465" calcext:value-type="float">
            <text:p>11865465</text:p>
          </table:table-cell>
          <table:table-cell office:value-type="string" calcext:value-type="string">
            <text:p>&amp;</text:p>
          </table:table-cell>
          <table:table-cell office:value-type="float" office:value="497783" calcext:value-type="float">
            <text:p>49778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 &amp; &amp; &amp; &amp; &amp; &amp;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/>\\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&amp;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&amp;</text:p>
          </table:table-cell>
          <table:table-cell office:value-type="float" office:value="8118145" calcext:value-type="float">
            <text:p>8118145</text:p>
          </table:table-cell>
          <table:table-cell office:value-type="string" calcext:value-type="string">
            <text:p>&amp;</text:p>
          </table:table-cell>
          <table:table-cell office:value-type="float" office:value="499171" calcext:value-type="float">
            <text:p>49917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1376907" calcext:value-type="float">
            <text:p>1376907</text:p>
          </table:table-cell>
          <table:table-cell office:value-type="string" calcext:value-type="string">
            <text:p>&amp;</text:p>
          </table:table-cell>
          <table:table-cell office:value-type="float" office:value="8623093" calcext:value-type="float">
            <text:p>8623093</text:p>
          </table:table-cell>
          <table:table-cell office:value-type="string" calcext:value-type="string">
            <text:p>&amp;</text:p>
          </table:table-cell>
          <table:table-cell office:value-type="float" office:value="10260906" calcext:value-type="float">
            <text:p>10260906</text:p>
          </table:table-cell>
          <table:table-cell office:value-type="string" calcext:value-type="string">
            <text:p>&amp;</text:p>
          </table:table-cell>
          <table:table-cell office:value-type="float" office:value="489695" calcext:value-type="float">
            <text:p>48969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6753814" calcext:value-type="float">
            <text:p>6753814</text:p>
          </table:table-cell>
          <table:table-cell office:value-type="string" calcext:value-type="string">
            <text:p>&amp;</text:p>
          </table:table-cell>
          <table:table-cell office:value-type="float" office:value="496852" calcext:value-type="float">
            <text:p>49685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6729322" calcext:value-type="float">
            <text:p>6729322</text:p>
          </table:table-cell>
          <table:table-cell office:value-type="string" calcext:value-type="string">
            <text:p>&amp;</text:p>
          </table:table-cell>
          <table:table-cell office:value-type="float" office:value="495162" calcext:value-type="float">
            <text:p>49516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2888885" calcext:value-type="float">
            <text:p>2888885</text:p>
          </table:table-cell>
          <table:table-cell office:value-type="string" calcext:value-type="string">
            <text:p>&amp;</text:p>
          </table:table-cell>
          <table:table-cell office:value-type="float" office:value="7111115" calcext:value-type="float">
            <text:p>7111115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492795" calcext:value-type="float">
            <text:p>49279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4876907" calcext:value-type="float">
            <text:p>4876907</text:p>
          </table:table-cell>
          <table:table-cell office:value-type="string" calcext:value-type="string">
            <text:p>&amp;</text:p>
          </table:table-cell>
          <table:table-cell office:value-type="float" office:value="5123093" calcext:value-type="float">
            <text:p>5123093</text:p>
          </table:table-cell>
          <table:table-cell office:value-type="string" calcext:value-type="string">
            <text:p>&amp;</text:p>
          </table:table-cell>
          <table:table-cell office:value-type="float" office:value="5977962" calcext:value-type="float">
            <text:p>5977962</text:p>
          </table:table-cell>
          <table:table-cell office:value-type="string" calcext:value-type="string">
            <text:p>&amp;</text:p>
          </table:table-cell>
          <table:table-cell office:value-type="float" office:value="504757" calcext:value-type="float">
            <text:p>50475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&amp;</text:p>
          </table:table-cell>
          <table:table-cell office:value-type="float" office:value="6124227" calcext:value-type="float">
            <text:p>6124227</text:p>
          </table:table-cell>
          <table:table-cell office:value-type="string" calcext:value-type="string">
            <text:p>&amp;</text:p>
          </table:table-cell>
          <table:table-cell office:value-type="float" office:value="3875773" calcext:value-type="float">
            <text:p>3875773</text:p>
          </table:table-cell>
          <table:table-cell office:value-type="string" calcext:value-type="string">
            <text:p>&amp;</text:p>
          </table:table-cell>
          <table:table-cell office:value-type="float" office:value="8512204" calcext:value-type="float">
            <text:p>8512204</text:p>
          </table:table-cell>
          <table:table-cell office:value-type="string" calcext:value-type="string">
            <text:p>&amp;</text:p>
          </table:table-cell>
          <table:table-cell office:value-type="float" office:value="493803" calcext:value-type="float">
            <text:p>49380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3380721" calcext:value-type="float">
            <text:p>13380721</text:p>
          </table:table-cell>
          <table:table-cell office:value-type="string" calcext:value-type="string">
            <text:p>&amp;</text:p>
          </table:table-cell>
          <table:table-cell office:value-type="float" office:value="495483" calcext:value-type="float">
            <text:p>49548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 &amp; &amp; &amp; &amp; &amp; &amp;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/>\\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&amp;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&amp;</text:p>
          </table:table-cell>
          <table:table-cell office:value-type="float" office:value="7250000" calcext:value-type="float">
            <text:p>7250000</text:p>
          </table:table-cell>
          <table:table-cell office:value-type="string" calcext:value-type="string">
            <text:p>&amp;</text:p>
          </table:table-cell>
          <table:table-cell office:value-type="float" office:value="500841" calcext:value-type="float">
            <text:p>50084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&amp;</text:p>
          </table:table-cell>
          <table:table-cell office:value-type="float" office:value="9000000" calcext:value-type="float">
            <text:p>9000000</text:p>
          </table:table-cell>
          <table:table-cell office:value-type="string" calcext:value-type="string">
            <text:p>&amp;</text:p>
          </table:table-cell>
          <table:table-cell office:value-type="float" office:value="9884535" calcext:value-type="float">
            <text:p>9884535</text:p>
          </table:table-cell>
          <table:table-cell office:value-type="string" calcext:value-type="string">
            <text:p>&amp;</text:p>
          </table:table-cell>
          <table:table-cell office:value-type="float" office:value="490014" calcext:value-type="float">
            <text:p>49001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6606827" calcext:value-type="float">
            <text:p>6606827</text:p>
          </table:table-cell>
          <table:table-cell office:value-type="string" calcext:value-type="string">
            <text:p>&amp;</text:p>
          </table:table-cell>
          <table:table-cell office:value-type="float" office:value="496888" calcext:value-type="float">
            <text:p>49688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0060506" calcext:value-type="float">
            <text:p>10060506</text:p>
          </table:table-cell>
          <table:table-cell office:value-type="string" calcext:value-type="string">
            <text:p>&amp;</text:p>
          </table:table-cell>
          <table:table-cell office:value-type="float" office:value="496018" calcext:value-type="float">
            <text:p>49601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1861651" calcext:value-type="float">
            <text:p>1861651</text:p>
          </table:table-cell>
          <table:table-cell office:value-type="string" calcext:value-type="string">
            <text:p>&amp;</text:p>
          </table:table-cell>
          <table:table-cell office:value-type="float" office:value="8138349" calcext:value-type="float">
            <text:p>8138349</text:p>
          </table:table-cell>
          <table:table-cell office:value-type="string" calcext:value-type="string">
            <text:p>&amp;</text:p>
          </table:table-cell>
          <table:table-cell office:value-type="float" office:value="618269" calcext:value-type="float">
            <text:p>618269</text:p>
          </table:table-cell>
          <table:table-cell office:value-type="string" calcext:value-type="string">
            <text:p>&amp;</text:p>
          </table:table-cell>
          <table:table-cell office:value-type="float" office:value="495275" calcext:value-type="float">
            <text:p>49527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6350006" calcext:value-type="float">
            <text:p>6350006</text:p>
          </table:table-cell>
          <table:table-cell office:value-type="string" calcext:value-type="string">
            <text:p>&amp;</text:p>
          </table:table-cell>
          <table:table-cell office:value-type="float" office:value="3649994" calcext:value-type="float">
            <text:p>3649994</text:p>
          </table:table-cell>
          <table:table-cell office:value-type="string" calcext:value-type="string">
            <text:p>&amp;</text:p>
          </table:table-cell>
          <table:table-cell office:value-type="float" office:value="5899955" calcext:value-type="float">
            <text:p>5899955</text:p>
          </table:table-cell>
          <table:table-cell office:value-type="string" calcext:value-type="string">
            <text:p>&amp;</text:p>
          </table:table-cell>
          <table:table-cell office:value-type="float" office:value="499786" calcext:value-type="float">
            <text:p>49978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&amp;</text:p>
          </table:table-cell>
          <table:table-cell office:value-type="float" office:value="5753814" calcext:value-type="float">
            <text:p>5753814</text:p>
          </table:table-cell>
          <table:table-cell office:value-type="string" calcext:value-type="string">
            <text:p>&amp;</text:p>
          </table:table-cell>
          <table:table-cell office:value-type="float" office:value="4246186" calcext:value-type="float">
            <text:p>4246186</text:p>
          </table:table-cell>
          <table:table-cell office:value-type="string" calcext:value-type="string">
            <text:p>&amp;</text:p>
          </table:table-cell>
          <table:table-cell office:value-type="float" office:value="8369279" calcext:value-type="float">
            <text:p>8369279</text:p>
          </table:table-cell>
          <table:table-cell office:value-type="string" calcext:value-type="string">
            <text:p>&amp;</text:p>
          </table:table-cell>
          <table:table-cell office:value-type="float" office:value="496399" calcext:value-type="float">
            <text:p>49639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1345158" calcext:value-type="float">
            <text:p>11345158</text:p>
          </table:table-cell>
          <table:table-cell office:value-type="string" calcext:value-type="string">
            <text:p>&amp;</text:p>
          </table:table-cell>
          <table:table-cell office:value-type="float" office:value="497146" calcext:value-type="float">
            <text:p>49714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 &amp; &amp; &amp; &amp; &amp; &amp;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/>\\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&amp;</text:p>
          </table:table-cell>
          <table:table-cell table:style-name="ce7" table:formula="of:=(([.C91]+[.C81]+[.C71]+[.C61]+[.C51]+[.C41]+[.C31]+[.C21]+[.C11]+[.C1])/10)/1000000" office:value-type="float" office:value="5" calcext:value-type="float">
            <text:p>5.00</text:p>
          </table:table-cell>
          <table:table-cell table:style-name="ce5" office:value-type="string" calcext:value-type="string">
            <text:p>&amp;</text:p>
          </table:table-cell>
          <table:table-cell table:style-name="ce7" table:formula="of:=(([.E91]+[.E81]+[.E71]+[.E61]+[.E51]+[.E41]+[.E31]+[.E21]+[.E11]+[.E1])/10)/1000000" office:value-type="float" office:value="5" calcext:value-type="float">
            <text:p>5.00</text:p>
          </table:table-cell>
          <table:table-cell table:style-name="ce5" office:value-type="string" calcext:value-type="string">
            <text:p>&amp;</text:p>
          </table:table-cell>
          <table:table-cell table:style-name="ce7" table:formula="of:=(([.G91]+[.G81]+[.G71]+[.G61]+[.G51]+[.G41]+[.G31]+[.G21]+[.G11]+[.G1])/10)/1000000" office:value-type="float" office:value="7.6450852" calcext:value-type="float">
            <text:p>7.65</text:p>
          </table:table-cell>
          <table:table-cell table:style-name="ce5" office:value-type="string" calcext:value-type="string">
            <text:p>&amp;</text:p>
          </table:table-cell>
          <table:table-cell table:style-name="ce7" table:formula="of:=(([.I91]+[.I81]+[.I71]+[.I61]+[.I51]+[.I41]+[.I31]+[.I21]+[.I11]+[.I1])/10)/1000000" office:value-type="float" office:value="0.4986807" calcext:value-type="float">
            <text:p>0.50</text:p>
          </table:table-cell>
          <table:table-cell table:style-name="ce5" office:value-type="string" calcext:value-type="string">
            <text:p>&amp;</text:p>
          </table:table-cell>
          <table:table-cell table:style-name="ce7" table:formula="of:=([.K91]+[.K81]+[.K71]+[.K61]+[.K51]+[.K41]+[.K31]+[.K21]+[.K11]+[.K1])/10" office:value-type="float" office:value="1" calcext:value-type="float">
            <text:p>1.00</text:p>
          </table:table-cell>
          <table:table-cell table:style-name="ce5" office:value-type="string" calcext:value-type="string">
            <text:p>&amp;</text:p>
          </table:table-cell>
          <table:table-cell table:style-name="ce7" table:formula="of:=([.M91]+[.M81]+[.M71]+[.M61]+[.M51]+[.M41]+[.M31]+[.M21]+[.M11]+[.M1])/10" office:value-type="float" office:value="0.85" calcext:value-type="float">
            <text:p>0.85</text:p>
          </table:table-cell>
          <table:table-cell table:style-name="ce11" office:value-type="string" calcext:value-type="string">
            <text:p><text:s/>\\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table:style-name="ce1" table:formula="of:=(([.C92]+[.C82]+[.C72]+[.C62]+[.C52]+[.C42]+[.C32]+[.C22]+[.C12]+[.C2])/10)/1000000" office:value-type="float" office:value="1.0898121" calcext:value-type="float">
            <text:p>1.09</text:p>
          </table:table-cell>
          <table:table-cell office:value-type="string" calcext:value-type="string">
            <text:p>&amp;</text:p>
          </table:table-cell>
          <table:table-cell table:style-name="ce1" table:formula="of:=(([.E92]+[.E82]+[.E72]+[.E62]+[.E52]+[.E42]+[.E32]+[.E22]+[.E12]+[.E2])/10)/1000000" office:value-type="float" office:value="8.9101879" calcext:value-type="float">
            <text:p>8.91</text:p>
          </table:table-cell>
          <table:table-cell office:value-type="string" calcext:value-type="string">
            <text:p>&amp;</text:p>
          </table:table-cell>
          <table:table-cell table:style-name="ce1" table:formula="of:=(([.G92]+[.G82]+[.G72]+[.G62]+[.G52]+[.G42]+[.G32]+[.G22]+[.G12]+[.G2])/10)/1000000" office:value-type="float" office:value="9.6951905" calcext:value-type="float">
            <text:p>9.70</text:p>
          </table:table-cell>
          <table:table-cell office:value-type="string" calcext:value-type="string">
            <text:p>&amp;</text:p>
          </table:table-cell>
          <table:table-cell table:style-name="ce1" table:formula="of:=(([.I92]+[.I82]+[.I72]+[.I62]+[.I52]+[.I42]+[.I32]+[.I22]+[.I12]+[.I2])/10)/1000000" office:value-type="float" office:value="0.4903831" calcext:value-type="float">
            <text:p>0.49</text:p>
          </table:table-cell>
          <table:table-cell office:value-type="string" calcext:value-type="string">
            <text:p>&amp;</text:p>
          </table:table-cell>
          <table:table-cell table:style-name="ce1" table:formula="of:=([.K92]+[.K82]+[.K72]+[.K62]+[.K52]+[.K42]+[.K32]+[.K22]+[.K12]+[.K2])/10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style-name="ce1" table:formula="of:=([.M92]+[.M82]+[.M72]+[.M62]+[.M52]+[.M42]+[.M32]+[.M22]+[.M12]+[.M2])/10" office:value-type="float" office:value="0.619" calcext:value-type="float">
            <text:p>0.62</text:p>
          </table:table-cell>
          <table:table-cell table:style-name="ce12" office:value-type="string" calcext:value-type="string">
            <text:p><text:s/>\\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table:style-name="ce1" table:formula="of:=(([.C93]+[.C83]+[.C73]+[.C63]+[.C53]+[.C43]+[.C33]+[.C23]+[.C13]+[.C3])/10)/1000000" office:value-type="float" office:value="0.0376907" calcext:value-type="float">
            <text:p>0.04</text:p>
          </table:table-cell>
          <table:table-cell office:value-type="string" calcext:value-type="string">
            <text:p>&amp;</text:p>
          </table:table-cell>
          <table:table-cell table:style-name="ce1" table:formula="of:=(([.E93]+[.E83]+[.E73]+[.E63]+[.E53]+[.E43]+[.E33]+[.E23]+[.E13]+[.E3])/10)/1000000" office:value-type="float" office:value="9.9623093" calcext:value-type="float">
            <text:p>9.96</text:p>
          </table:table-cell>
          <table:table-cell office:value-type="string" calcext:value-type="string">
            <text:p>&amp;</text:p>
          </table:table-cell>
          <table:table-cell table:style-name="ce1" table:formula="of:=(([.G93]+[.G83]+[.G73]+[.G63]+[.G53]+[.G43]+[.G33]+[.G23]+[.G13]+[.G3])/10)/1000000" office:value-type="float" office:value="7.1069266" calcext:value-type="float">
            <text:p>7.11</text:p>
          </table:table-cell>
          <table:table-cell office:value-type="string" calcext:value-type="string">
            <text:p>&amp;</text:p>
          </table:table-cell>
          <table:table-cell table:style-name="ce1" table:formula="of:=(([.I93]+[.I83]+[.I73]+[.I63]+[.I53]+[.I43]+[.I33]+[.I23]+[.I13]+[.I3])/10)/1000000" office:value-type="float" office:value="0.4981119" calcext:value-type="float">
            <text:p>0.50</text:p>
          </table:table-cell>
          <table:table-cell office:value-type="string" calcext:value-type="string">
            <text:p>&amp;</text:p>
          </table:table-cell>
          <table:table-cell table:style-name="ce1" table:formula="of:=([.K93]+[.K83]+[.K73]+[.K63]+[.K53]+[.K43]+[.K33]+[.K23]+[.K13]+[.K3])/10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style-name="ce1" table:formula="of:=([.M93]+[.M83]+[.M73]+[.M63]+[.M53]+[.M43]+[.M33]+[.M23]+[.M13]+[.M3])/10" office:value-type="float" office:value="0.473" calcext:value-type="float">
            <text:p>0.47</text:p>
          </table:table-cell>
          <table:table-cell table:style-name="ce12" office:value-type="string" calcext:value-type="string">
            <text:p><text:s/>\\</text:p>
          </table:table-cell>
        </table:table-row>
        <table:table-row table:style-name="ro1">
          <table:table-cell table:style-name="ce3"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table:style-name="ce1" table:formula="of:=(([.C94]+[.C84]+[.C74]+[.C64]+[.C54]+[.C44]+[.C34]+[.C24]+[.C14]+[.C4])/10)/1000000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style-name="ce1" table:formula="of:=(([.E94]+[.E84]+[.E74]+[.E64]+[.E54]+[.E44]+[.E34]+[.E24]+[.E14]+[.E4])/10)/1000000" office:value-type="float" office:value="9.9997856" calcext:value-type="float">
            <text:p>10.00</text:p>
          </table:table-cell>
          <table:table-cell office:value-type="string" calcext:value-type="string">
            <text:p>&amp;</text:p>
          </table:table-cell>
          <table:table-cell table:style-name="ce1" table:formula="of:=(([.G94]+[.G84]+[.G74]+[.G64]+[.G54]+[.G44]+[.G34]+[.G24]+[.G14]+[.G4])/10)/1000000" office:value-type="float" office:value="8.7993315" calcext:value-type="float">
            <text:p>8.80</text:p>
          </table:table-cell>
          <table:table-cell office:value-type="string" calcext:value-type="string">
            <text:p>&amp;</text:p>
          </table:table-cell>
          <table:table-cell table:style-name="ce1" table:formula="of:=(([.I94]+[.I84]+[.I74]+[.I64]+[.I54]+[.I44]+[.I34]+[.I24]+[.I14]+[.I4])/10)/1000000" office:value-type="float" office:value="0.495547" calcext:value-type="float">
            <text:p>0.50</text:p>
          </table:table-cell>
          <table:table-cell office:value-type="string" calcext:value-type="string">
            <text:p>&amp;</text:p>
          </table:table-cell>
          <table:table-cell table:style-name="ce1" table:formula="of:=([.K94]+[.K84]+[.K74]+[.K64]+[.K54]+[.K44]+[.K34]+[.K24]+[.K14]+[.K4])/10" office:value-type="float" office:value="0.99997856" calcext:value-type="float">
            <text:p>1.00</text:p>
          </table:table-cell>
          <table:table-cell office:value-type="string" calcext:value-type="string">
            <text:p>&amp;</text:p>
          </table:table-cell>
          <table:table-cell table:style-name="ce1" table:formula="of:=([.M94]+[.M84]+[.M74]+[.M64]+[.M54]+[.M44]+[.M34]+[.M24]+[.M14]+[.M4])/10" office:value-type="float" office:value="0.515" calcext:value-type="float">
            <text:p>0.52</text:p>
          </table:table-cell>
          <table:table-cell table:style-name="ce12" office:value-type="string" calcext:value-type="string">
            <text:p><text:s/>\\</text:p>
          </table:table-cell>
        </table:table-row>
        <table:table-row table:style-name="ro1">
          <table:table-cell table:style-name="ce3"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table:style-name="ce1" table:formula="of:=(([.C95]+[.C85]+[.C75]+[.C65]+[.C55]+[.C45]+[.C35]+[.C25]+[.C15]+[.C5])/10)/1000000" office:value-type="float" office:value="2.0998353" calcext:value-type="float">
            <text:p>2.10</text:p>
          </table:table-cell>
          <table:table-cell office:value-type="string" calcext:value-type="string">
            <text:p>&amp;</text:p>
          </table:table-cell>
          <table:table-cell table:style-name="ce1" table:formula="of:=(([.E95]+[.E85]+[.E75]+[.E65]+[.E55]+[.E45]+[.E35]+[.E25]+[.E15]+[.E5])/10)/1000000" office:value-type="float" office:value="7.9001647" calcext:value-type="float">
            <text:p>7.90</text:p>
          </table:table-cell>
          <table:table-cell office:value-type="string" calcext:value-type="string">
            <text:p>&amp;</text:p>
          </table:table-cell>
          <table:table-cell table:style-name="ce1" table:formula="of:=(([.G95]+[.G85]+[.G75]+[.G65]+[.G55]+[.G45]+[.G35]+[.G25]+[.G15]+[.G5])/10)/1000000" office:value-type="float" office:value="0.4491237" calcext:value-type="float">
            <text:p>0.45</text:p>
          </table:table-cell>
          <table:table-cell office:value-type="string" calcext:value-type="string">
            <text:p>&amp;</text:p>
          </table:table-cell>
          <table:table-cell table:style-name="ce1" table:formula="of:=(([.I95]+[.I85]+[.I75]+[.I65]+[.I55]+[.I45]+[.I35]+[.I25]+[.I15]+[.I5])/10)/1000000" office:value-type="float" office:value="0.4928882" calcext:value-type="float">
            <text:p>0.49</text:p>
          </table:table-cell>
          <table:table-cell office:value-type="string" calcext:value-type="string">
            <text:p>&amp;</text:p>
          </table:table-cell>
          <table:table-cell table:style-name="ce1" table:formula="of:=([.K95]+[.K85]+[.K75]+[.K65]+[.K55]+[.K45]+[.K35]+[.K25]+[.K15]+[.K5])/10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style-name="ce1" table:formula="of:=([.M95]+[.M85]+[.M75]+[.M65]+[.M55]+[.M45]+[.M35]+[.M25]+[.M15]+[.M5])/10" office:value-type="float" office:value="0.445" calcext:value-type="float">
            <text:p>0.45</text:p>
          </table:table-cell>
          <table:table-cell table:style-name="ce12" office:value-type="string" calcext:value-type="string">
            <text:p><text:s/>\\</text:p>
          </table:table-cell>
        </table:table-row>
        <table:table-row table:style-name="ro1">
          <table:table-cell table:style-name="ce3"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table:style-name="ce1" table:formula="of:=(([.C96]+[.C86]+[.C76]+[.C66]+[.C56]+[.C46]+[.C36]+[.C26]+[.C16]+[.C6])/10)/1000000" office:value-type="float" office:value="5.794556" calcext:value-type="float">
            <text:p>5.79</text:p>
          </table:table-cell>
          <table:table-cell office:value-type="string" calcext:value-type="string">
            <text:p>&amp;</text:p>
          </table:table-cell>
          <table:table-cell table:style-name="ce1" table:formula="of:=(([.E96]+[.E86]+[.E76]+[.E66]+[.E56]+[.E46]+[.E36]+[.E26]+[.E16]+[.E6])/10)/1000000" office:value-type="float" office:value="4.205444" calcext:value-type="float">
            <text:p>4.21</text:p>
          </table:table-cell>
          <table:table-cell office:value-type="string" calcext:value-type="string">
            <text:p>&amp;</text:p>
          </table:table-cell>
          <table:table-cell table:style-name="ce1" table:formula="of:=(([.G96]+[.G86]+[.G76]+[.G66]+[.G56]+[.G46]+[.G36]+[.G26]+[.G16]+[.G6])/10)/1000000" office:value-type="float" office:value="6.5585223" calcext:value-type="float">
            <text:p>6.56</text:p>
          </table:table-cell>
          <table:table-cell office:value-type="string" calcext:value-type="string">
            <text:p>&amp;</text:p>
          </table:table-cell>
          <table:table-cell table:style-name="ce1" table:formula="of:=(([.I96]+[.I86]+[.I76]+[.I66]+[.I56]+[.I46]+[.I36]+[.I26]+[.I16]+[.I6])/10)/1000000" office:value-type="float" office:value="0.501677" calcext:value-type="float">
            <text:p>0.50</text:p>
          </table:table-cell>
          <table:table-cell office:value-type="string" calcext:value-type="string">
            <text:p>&amp;</text:p>
          </table:table-cell>
          <table:table-cell table:style-name="ce1" table:formula="of:=([.K96]+[.K86]+[.K76]+[.K66]+[.K56]+[.K46]+[.K36]+[.K26]+[.K16]+[.K6])/10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style-name="ce1" table:formula="of:=([.M96]+[.M86]+[.M76]+[.M66]+[.M56]+[.M46]+[.M36]+[.M26]+[.M16]+[.M6])/10" office:value-type="float" office:value="0.88" calcext:value-type="float">
            <text:p>0.88</text:p>
          </table:table-cell>
          <table:table-cell table:style-name="ce12" office:value-type="string" calcext:value-type="string">
            <text:p><text:s/>\\</text:p>
          </table:table-cell>
        </table:table-row>
        <table:table-row table:style-name="ro1">
          <table:table-cell table:style-name="ce3" office:value-type="string" calcext:value-type="string">
            <text:p>G</text:p>
          </table:table-cell>
          <table:table-cell office:value-type="string" calcext:value-type="string">
            <text:p>&amp;</text:p>
          </table:table-cell>
          <table:table-cell table:style-name="ce1" table:formula="of:=(([.C97]+[.C87]+[.C77]+[.C67]+[.C57]+[.C47]+[.C37]+[.C27]+[.C17]+[.C7])/10)/1000000" office:value-type="float" office:value="5.8575412" calcext:value-type="float">
            <text:p>5.86</text:p>
          </table:table-cell>
          <table:table-cell office:value-type="string" calcext:value-type="string">
            <text:p>&amp;</text:p>
          </table:table-cell>
          <table:table-cell table:style-name="ce1" table:formula="of:=(([.E97]+[.E87]+[.E77]+[.E67]+[.E57]+[.E47]+[.E37]+[.E27]+[.E17]+[.E7])/10)/1000000" office:value-type="float" office:value="4.1424588" calcext:value-type="float">
            <text:p>4.14</text:p>
          </table:table-cell>
          <table:table-cell office:value-type="string" calcext:value-type="string">
            <text:p>&amp;</text:p>
          </table:table-cell>
          <table:table-cell table:style-name="ce1" table:formula="of:=(([.G97]+[.G87]+[.G77]+[.G67]+[.G57]+[.G47]+[.G37]+[.G27]+[.G17]+[.G7])/10)/1000000" office:value-type="float" office:value="8.2650079" calcext:value-type="float">
            <text:p>8.27</text:p>
          </table:table-cell>
          <table:table-cell office:value-type="string" calcext:value-type="string">
            <text:p>&amp;</text:p>
          </table:table-cell>
          <table:table-cell table:style-name="ce1" table:formula="of:=(([.I97]+[.I87]+[.I77]+[.I67]+[.I57]+[.I47]+[.I37]+[.I27]+[.I17]+[.I7])/10)/1000000" office:value-type="float" office:value="0.4951678" calcext:value-type="float">
            <text:p>0.50</text:p>
          </table:table-cell>
          <table:table-cell office:value-type="string" calcext:value-type="string">
            <text:p>&amp;</text:p>
          </table:table-cell>
          <table:table-cell table:style-name="ce1" table:formula="of:=([.K97]+[.K87]+[.K77]+[.K67]+[.K57]+[.K47]+[.K37]+[.K27]+[.K17]+[.K7])/10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style-name="ce1" table:formula="of:=([.M97]+[.M87]+[.M77]+[.M67]+[.M57]+[.M47]+[.M37]+[.M27]+[.M17]+[.M7])/10" office:value-type="float" office:value="0.932" calcext:value-type="float">
            <text:p>0.93</text:p>
          </table:table-cell>
          <table:table-cell table:style-name="ce12" office:value-type="string" calcext:value-type="string">
            <text:p><text:s/>\\</text:p>
          </table:table-cell>
        </table:table-row>
        <table:table-row table:style-name="ro1">
          <table:table-cell table:style-name="ce3"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table:style-name="ce1" table:formula="of:=(([.C98]+[.C88]+[.C78]+[.C68]+[.C58]+[.C48]+[.C38]+[.C28]+[.C18]+[.C8])/10)/1000000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style-name="ce1" table:formula="of:=(([.E98]+[.E88]+[.E78]+[.E68]+[.E58]+[.E48]+[.E38]+[.E28]+[.E18]+[.E8])/10)/1000000" office:value-type="float" office:value="9.9992945" calcext:value-type="float">
            <text:p>10.00</text:p>
          </table:table-cell>
          <table:table-cell office:value-type="string" calcext:value-type="string">
            <text:p>&amp;</text:p>
          </table:table-cell>
          <table:table-cell table:style-name="ce1" table:formula="of:=(([.G98]+[.G88]+[.G78]+[.G68]+[.G58]+[.G48]+[.G38]+[.G28]+[.G18]+[.G8])/10)/1000000" office:value-type="float" office:value="11.6004571" calcext:value-type="float">
            <text:p>11.60</text:p>
          </table:table-cell>
          <table:table-cell office:value-type="string" calcext:value-type="string">
            <text:p>&amp;</text:p>
          </table:table-cell>
          <table:table-cell table:style-name="ce1" table:formula="of:=(([.I98]+[.I88]+[.I78]+[.I68]+[.I58]+[.I48]+[.I38]+[.I28]+[.I18]+[.I8])/10)/1000000" office:value-type="float" office:value="0.4964575" calcext:value-type="float">
            <text:p>0.50</text:p>
          </table:table-cell>
          <table:table-cell office:value-type="string" calcext:value-type="string">
            <text:p>&amp;</text:p>
          </table:table-cell>
          <table:table-cell table:style-name="ce1" table:formula="of:=([.K98]+[.K88]+[.K78]+[.K68]+[.K58]+[.K48]+[.K38]+[.K28]+[.K18]+[.K8])/10" office:value-type="float" office:value="0.99992945" calcext:value-type="float">
            <text:p>1.00</text:p>
          </table:table-cell>
          <table:table-cell office:value-type="string" calcext:value-type="string">
            <text:p>&amp;</text:p>
          </table:table-cell>
          <table:table-cell table:style-name="ce1" table:formula="of:=([.M98]+[.M88]+[.M78]+[.M68]+[.M58]+[.M48]+[.M38]+[.M28]+[.M18]+[.M8])/10" office:value-type="float" office:value="0.589" calcext:value-type="float">
            <text:p>0.59</text:p>
          </table:table-cell>
          <table:table-cell table:style-name="ce12" office:value-type="string" calcext:value-type="string">
            <text:p><text:s/>\\</text:p>
          </table:table-cell>
        </table:table-row>
        <table:table-row table:style-name="ro1">
          <table:table-cell table:style-name="ce3" office:value-type="string" calcext:value-type="string">
            <text:p>\hline</text:p>
          </table:table-cell>
          <table:table-cell table:number-columns-repeated="12"/>
          <table:table-cell table:style-name="ce12"/>
        </table:table-row>
        <table:table-row table:style-name="ro1">
          <table:table-cell table:style-name="ce4" office:value-type="string" calcext:value-type="string">
            <text:p>Op &amp; &amp; &amp; &amp; &amp; &amp;</text:p>
          </table:table-cell>
          <table:table-cell table:style-name="ce6" table:formula="of:=([.B100]+[.B90]+[.B80]+[.B70]+[.B60]+[.B50]+[.B40]+[.B30]+[.B20]+[.B10])/10" office:value-type="float" office:value="0.247" calcext:value-type="float">
            <text:p>0.25</text:p>
          </table:table-cell>
          <table:table-cell table:style-name="ce8" office:value-type="string" calcext:value-type="string">
            <text:p><text:s/>\\</text:p>
          </table:table-cell>
          <table:table-cell table:style-name="ce8" table:number-columns-repeated="10"/>
          <table:table-cell table:style-name="ce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102:.C112])" office:value-type="float" office:value="19.8794353" calcext:value-type="float">
            <text:p>19.8794353</text:p>
          </table:table-cell>
          <table:table-cell/>
          <table:table-cell table:formula="of:=SUM([.E102:.E112])" office:value-type="float" office:value="60.1196448" calcext:value-type="float">
            <text:p>60.1196448</text:p>
          </table:table-cell>
          <table:table-cell/>
          <table:table-cell table:formula="of:=SUM([.G102:.G112])" office:value-type="float" office:value="60.1196448" calcext:value-type="float">
            <text:p>60.1196448</text:p>
          </table:table-cell>
          <table:table-cell table:number-columns-repeated="7"/>
        </table:table-row>
      </table:table>
      <table:table table:name="Sheet5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9311538" calcext:value-type="float">
            <text:p>9311538</text:p>
          </table:table-cell>
          <table:table-cell office:value-type="string" calcext:value-type="string">
            <text:p>&amp;</text:p>
          </table:table-cell>
          <table:table-cell office:value-type="float" office:value="688462" calcext:value-type="float">
            <text:p>688462</text:p>
          </table:table-cell>
          <table:table-cell office:value-type="string" calcext:value-type="string">
            <text:p>&amp;</text:p>
          </table:table-cell>
          <table:table-cell office:value-type="float" office:value="8969488" calcext:value-type="float">
            <text:p>8969488</text:p>
          </table:table-cell>
          <table:table-cell office:value-type="string" calcext:value-type="string">
            <text:p>&amp;</text:p>
          </table:table-cell>
          <table:table-cell office:value-type="float" office:value="62498" calcext:value-type="float">
            <text:p>6249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6895977" calcext:value-type="float">
            <text:p>6895977</text:p>
          </table:table-cell>
          <table:table-cell office:value-type="string" calcext:value-type="string">
            <text:p>&amp;</text:p>
          </table:table-cell>
          <table:table-cell office:value-type="float" office:value="3104023" calcext:value-type="float">
            <text:p>3104023</text:p>
          </table:table-cell>
          <table:table-cell office:value-type="string" calcext:value-type="string">
            <text:p>&amp;</text:p>
          </table:table-cell>
          <table:table-cell office:value-type="float" office:value="12468952" calcext:value-type="float">
            <text:p>12468952</text:p>
          </table:table-cell>
          <table:table-cell office:value-type="string" calcext:value-type="string">
            <text:p>&amp;</text:p>
          </table:table-cell>
          <table:table-cell office:value-type="float" office:value="61068" calcext:value-type="float">
            <text:p>6106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4426489" calcext:value-type="float">
            <text:p>4426489</text:p>
          </table:table-cell>
          <table:table-cell office:value-type="string" calcext:value-type="string">
            <text:p>&amp;</text:p>
          </table:table-cell>
          <table:table-cell office:value-type="float" office:value="5573511" calcext:value-type="float">
            <text:p>5573511</text:p>
          </table:table-cell>
          <table:table-cell office:value-type="string" calcext:value-type="string">
            <text:p>&amp;</text:p>
          </table:table-cell>
          <table:table-cell office:value-type="float" office:value="9935184" calcext:value-type="float">
            <text:p>9935184</text:p>
          </table:table-cell>
          <table:table-cell office:value-type="string" calcext:value-type="string">
            <text:p>&amp;</text:p>
          </table:table-cell>
          <table:table-cell office:value-type="float" office:value="62656" calcext:value-type="float">
            <text:p>6265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3261442" calcext:value-type="float">
            <text:p>3261442</text:p>
          </table:table-cell>
          <table:table-cell office:value-type="string" calcext:value-type="string">
            <text:p>&amp;</text:p>
          </table:table-cell>
          <table:table-cell office:value-type="float" office:value="6738558" calcext:value-type="float">
            <text:p>6738558</text:p>
          </table:table-cell>
          <table:table-cell office:value-type="string" calcext:value-type="string">
            <text:p>&amp;</text:p>
          </table:table-cell>
          <table:table-cell office:value-type="float" office:value="7469488" calcext:value-type="float">
            <text:p>7469488</text:p>
          </table:table-cell>
          <table:table-cell office:value-type="string" calcext:value-type="string">
            <text:p>&amp;</text:p>
          </table:table-cell>
          <table:table-cell office:value-type="float" office:value="61122" calcext:value-type="float">
            <text:p>6112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2134411" calcext:value-type="float">
            <text:p>2134411</text:p>
          </table:table-cell>
          <table:table-cell office:value-type="string" calcext:value-type="string">
            <text:p>&amp;</text:p>
          </table:table-cell>
          <table:table-cell office:value-type="float" office:value="7865589" calcext:value-type="float">
            <text:p>7865589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61113" calcext:value-type="float">
            <text:p>6111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3394245" calcext:value-type="float">
            <text:p>3394245</text:p>
          </table:table-cell>
          <table:table-cell office:value-type="string" calcext:value-type="string">
            <text:p>&amp;</text:p>
          </table:table-cell>
          <table:table-cell office:value-type="float" office:value="6605755" calcext:value-type="float">
            <text:p>6605755</text:p>
          </table:table-cell>
          <table:table-cell office:value-type="string" calcext:value-type="string">
            <text:p>&amp;</text:p>
          </table:table-cell>
          <table:table-cell office:value-type="float" office:value="1626907" calcext:value-type="float">
            <text:p>1626907</text:p>
          </table:table-cell>
          <table:table-cell office:value-type="string" calcext:value-type="string">
            <text:p>&amp;</text:p>
          </table:table-cell>
          <table:table-cell office:value-type="float" office:value="63789" calcext:value-type="float">
            <text:p>6378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&amp;</text:p>
          </table:table-cell>
          <table:table-cell office:value-type="float" office:value="1873093" calcext:value-type="float">
            <text:p>1873093</text:p>
          </table:table-cell>
          <table:table-cell office:value-type="string" calcext:value-type="string">
            <text:p>&amp;</text:p>
          </table:table-cell>
          <table:table-cell office:value-type="float" office:value="8126907" calcext:value-type="float">
            <text:p>8126907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61218" calcext:value-type="float">
            <text:p>6121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8232786" calcext:value-type="float">
            <text:p>8232786</text:p>
          </table:table-cell>
          <table:table-cell office:value-type="string" calcext:value-type="string">
            <text:p>&amp;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 &amp; &amp; &amp; &amp; &amp; &amp;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\\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1:.C11])" office:value-type="float" office:value="31297195" calcext:value-type="float">
            <text:p>31297195</text:p>
          </table:table-cell>
          <table:table-cell/>
          <table:table-cell table:formula="of:=SUM([.E1:.E11])" office:value-type="float" office:value="48702805" calcext:value-type="float">
            <text:p>48702805</text:p>
          </table:table-cell>
          <table:table-cell/>
          <table:table-cell table:formula="of:=SUM([.G1:.G11])" office:value-type="float" office:value="48702805" calcext:value-type="float">
            <text:p>48702805</text:p>
          </table:table-cell>
          <table:table-cell/>
          <table:table-cell table:formula="of:=SUM([.I1:.I11])" office:value-type="float" office:value="494606" calcext:value-type="float">
            <text:p>494606</text:p>
          </table:table-cell>
          <table:table-cell table:number-columns-repeated="5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formula="of:=[.A1]" office:value-type="string" office:string-value="A" calcext:value-type="string">
            <text:p>A</text:p>
          </table:table-cell>
          <table:table-cell table:formula="of:=[.B1]" office:value-type="string" office:string-value="&amp;" calcext:value-type="string">
            <text:p>&amp;</text:p>
          </table:table-cell>
          <table:table-cell table:style-name="ce1" table:formula="of:=[.C1]/1000000" office:value-type="float" office:value="9.311538" calcext:value-type="float">
            <text:p>9.31</text:p>
          </table:table-cell>
          <table:table-cell office:value-type="string" calcext:value-type="string">
            <text:p>&amp;</text:p>
          </table:table-cell>
          <table:table-cell table:style-name="ce1" table:formula="of:=[.E1]/1000000" office:value-type="float" office:value="0.688462" calcext:value-type="float">
            <text:p>0.69</text:p>
          </table:table-cell>
          <table:table-cell office:value-type="string" calcext:value-type="string">
            <text:p>&amp;</text:p>
          </table:table-cell>
          <table:table-cell table:style-name="ce1" table:formula="of:=[.G1]/1000000" office:value-type="float" office:value="8.969488" calcext:value-type="float">
            <text:p>8.97</text:p>
          </table:table-cell>
          <table:table-cell office:value-type="string" calcext:value-type="string">
            <text:p>&amp;</text:p>
          </table:table-cell>
          <table:table-cell table:style-name="ce1" table:formula="of:=[.I1]/1000000" office:value-type="float" office:value="0.062498" calcext:value-type="float">
            <text:p>0.06</text:p>
          </table:table-cell>
          <table:table-cell office:value-type="string" calcext:value-type="string">
            <text:p>&amp;</text:p>
          </table:table-cell>
          <table:table-cell table:style-name="ce1" table:formula="of:=[.K1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style-name="ce1" table:formula="of:=[.M1]" office:value-type="float" office:value="1.19" calcext:value-type="float">
            <text:p>1.19</text:p>
          </table:table-cell>
          <table:table-cell table:formula="of:=[.N1]" office:value-type="string" office:string-value=" \\" calcext:value-type="string">
            <text:p><text:s/>\\</text:p>
          </table:table-cell>
        </table:table-row>
        <table:table-row table:style-name="ro1">
          <table:table-cell table:formula="of:=[.A2]" office:value-type="string" office:string-value="B" calcext:value-type="string">
            <text:p>B</text:p>
          </table:table-cell>
          <table:table-cell table:formula="of:=[.B2]" office:value-type="string" office:string-value="&amp;" calcext:value-type="string">
            <text:p>&amp;</text:p>
          </table:table-cell>
          <table:table-cell table:style-name="ce1" table:formula="of:=[.C2]/1000000" office:value-type="float" office:value="6.895977" calcext:value-type="float">
            <text:p>6.90</text:p>
          </table:table-cell>
          <table:table-cell office:value-type="string" calcext:value-type="string">
            <text:p>&amp;</text:p>
          </table:table-cell>
          <table:table-cell table:style-name="ce1" table:formula="of:=[.E2]/1000000" office:value-type="float" office:value="3.104023" calcext:value-type="float">
            <text:p>3.10</text:p>
          </table:table-cell>
          <table:table-cell office:value-type="string" calcext:value-type="string">
            <text:p>&amp;</text:p>
          </table:table-cell>
          <table:table-cell table:style-name="ce1" table:formula="of:=[.G2]/1000000" office:value-type="float" office:value="12.468952" calcext:value-type="float">
            <text:p>12.47</text:p>
          </table:table-cell>
          <table:table-cell office:value-type="string" calcext:value-type="string">
            <text:p>&amp;</text:p>
          </table:table-cell>
          <table:table-cell table:style-name="ce1" table:formula="of:=[.I2]/1000000" office:value-type="float" office:value="0.061068" calcext:value-type="float">
            <text:p>0.06</text:p>
          </table:table-cell>
          <table:table-cell office:value-type="string" calcext:value-type="string">
            <text:p>&amp;</text:p>
          </table:table-cell>
          <table:table-cell table:style-name="ce1" table:formula="of:=[.K2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style-name="ce1" table:formula="of:=[.M2]" office:value-type="float" office:value="1.11" calcext:value-type="float">
            <text:p>1.11</text:p>
          </table:table-cell>
          <table:table-cell table:formula="of:=[.N2]" office:value-type="string" office:string-value=" \\" calcext:value-type="string">
            <text:p><text:s/>\\</text:p>
          </table:table-cell>
        </table:table-row>
        <table:table-row table:style-name="ro1">
          <table:table-cell table:formula="of:=[.A3]" office:value-type="string" office:string-value="C" calcext:value-type="string">
            <text:p>C</text:p>
          </table:table-cell>
          <table:table-cell table:formula="of:=[.B3]" office:value-type="string" office:string-value="&amp;" calcext:value-type="string">
            <text:p>&amp;</text:p>
          </table:table-cell>
          <table:table-cell table:style-name="ce1" table:formula="of:=[.C3]/1000000" office:value-type="float" office:value="4.426489" calcext:value-type="float">
            <text:p>4.43</text:p>
          </table:table-cell>
          <table:table-cell office:value-type="string" calcext:value-type="string">
            <text:p>&amp;</text:p>
          </table:table-cell>
          <table:table-cell table:style-name="ce1" table:formula="of:=[.E3]/1000000" office:value-type="float" office:value="5.573511" calcext:value-type="float">
            <text:p>5.57</text:p>
          </table:table-cell>
          <table:table-cell office:value-type="string" calcext:value-type="string">
            <text:p>&amp;</text:p>
          </table:table-cell>
          <table:table-cell table:style-name="ce1" table:formula="of:=[.G3]/1000000" office:value-type="float" office:value="9.935184" calcext:value-type="float">
            <text:p>9.94</text:p>
          </table:table-cell>
          <table:table-cell office:value-type="string" calcext:value-type="string">
            <text:p>&amp;</text:p>
          </table:table-cell>
          <table:table-cell table:style-name="ce1" table:formula="of:=[.I3]/1000000" office:value-type="float" office:value="0.062656" calcext:value-type="float">
            <text:p>0.06</text:p>
          </table:table-cell>
          <table:table-cell office:value-type="string" calcext:value-type="string">
            <text:p>&amp;</text:p>
          </table:table-cell>
          <table:table-cell table:style-name="ce1" table:formula="of:=[.K3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style-name="ce1" table:formula="of:=[.M3]" office:value-type="float" office:value="0.86" calcext:value-type="float">
            <text:p>0.86</text:p>
          </table:table-cell>
          <table:table-cell table:formula="of:=[.N3]" office:value-type="string" office:string-value=" \\" calcext:value-type="string">
            <text:p><text:s/>\\</text:p>
          </table:table-cell>
        </table:table-row>
        <table:table-row table:style-name="ro1">
          <table:table-cell table:formula="of:=[.A4]" office:value-type="string" office:string-value="D" calcext:value-type="string">
            <text:p>D</text:p>
          </table:table-cell>
          <table:table-cell table:formula="of:=[.B4]" office:value-type="string" office:string-value="&amp;" calcext:value-type="string">
            <text:p>&amp;</text:p>
          </table:table-cell>
          <table:table-cell table:style-name="ce1" table:formula="of:=[.C4]/1000000" office:value-type="float" office:value="3.261442" calcext:value-type="float">
            <text:p>3.26</text:p>
          </table:table-cell>
          <table:table-cell office:value-type="string" calcext:value-type="string">
            <text:p>&amp;</text:p>
          </table:table-cell>
          <table:table-cell table:style-name="ce1" table:formula="of:=[.E4]/1000000" office:value-type="float" office:value="6.738558" calcext:value-type="float">
            <text:p>6.74</text:p>
          </table:table-cell>
          <table:table-cell office:value-type="string" calcext:value-type="string">
            <text:p>&amp;</text:p>
          </table:table-cell>
          <table:table-cell table:style-name="ce1" table:formula="of:=[.G4]/1000000" office:value-type="float" office:value="7.469488" calcext:value-type="float">
            <text:p>7.47</text:p>
          </table:table-cell>
          <table:table-cell office:value-type="string" calcext:value-type="string">
            <text:p>&amp;</text:p>
          </table:table-cell>
          <table:table-cell table:style-name="ce1" table:formula="of:=[.I4]/1000000" office:value-type="float" office:value="0.061122" calcext:value-type="float">
            <text:p>0.06</text:p>
          </table:table-cell>
          <table:table-cell office:value-type="string" calcext:value-type="string">
            <text:p>&amp;</text:p>
          </table:table-cell>
          <table:table-cell table:style-name="ce1" table:formula="of:=[.K4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style-name="ce1" table:formula="of:=[.M4]" office:value-type="float" office:value="0.71" calcext:value-type="float">
            <text:p>0.71</text:p>
          </table:table-cell>
          <table:table-cell table:formula="of:=[.N4]" office:value-type="string" office:string-value=" \\" calcext:value-type="string">
            <text:p><text:s/>\\</text:p>
          </table:table-cell>
        </table:table-row>
        <table:table-row table:style-name="ro1">
          <table:table-cell table:formula="of:=[.A5]" office:value-type="string" office:string-value="E" calcext:value-type="string">
            <text:p>E</text:p>
          </table:table-cell>
          <table:table-cell table:formula="of:=[.B5]" office:value-type="string" office:string-value="&amp;" calcext:value-type="string">
            <text:p>&amp;</text:p>
          </table:table-cell>
          <table:table-cell table:style-name="ce1" table:formula="of:=[.C5]/1000000" office:value-type="float" office:value="2.134411" calcext:value-type="float">
            <text:p>2.13</text:p>
          </table:table-cell>
          <table:table-cell office:value-type="string" calcext:value-type="string">
            <text:p>&amp;</text:p>
          </table:table-cell>
          <table:table-cell table:style-name="ce1" table:formula="of:=[.E5]/1000000" office:value-type="float" office:value="7.865589" calcext:value-type="float">
            <text:p>7.87</text:p>
          </table:table-cell>
          <table:table-cell office:value-type="string" calcext:value-type="string">
            <text:p>&amp;</text:p>
          </table:table-cell>
          <table:table-cell table:style-name="ce1" table:formula="of:=[.G5]/1000000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style-name="ce1" table:formula="of:=[.I5]/1000000" office:value-type="float" office:value="0.061113" calcext:value-type="float">
            <text:p>0.06</text:p>
          </table:table-cell>
          <table:table-cell office:value-type="string" calcext:value-type="string">
            <text:p>&amp;</text:p>
          </table:table-cell>
          <table:table-cell table:style-name="ce1" table:formula="of:=[.K5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style-name="ce1" table:formula="of:=[.M5]" office:value-type="float" office:value="0.42" calcext:value-type="float">
            <text:p>0.42</text:p>
          </table:table-cell>
          <table:table-cell table:formula="of:=[.N5]" office:value-type="string" office:string-value=" \\" calcext:value-type="string">
            <text:p><text:s/>\\</text:p>
          </table:table-cell>
        </table:table-row>
        <table:table-row table:style-name="ro1">
          <table:table-cell table:formula="of:=[.A6]" office:value-type="string" office:string-value="F" calcext:value-type="string">
            <text:p>F</text:p>
          </table:table-cell>
          <table:table-cell table:formula="of:=[.B6]" office:value-type="string" office:string-value="&amp;" calcext:value-type="string">
            <text:p>&amp;</text:p>
          </table:table-cell>
          <table:table-cell table:style-name="ce1" table:formula="of:=[.C6]/1000000" office:value-type="float" office:value="3.394245" calcext:value-type="float">
            <text:p>3.39</text:p>
          </table:table-cell>
          <table:table-cell office:value-type="string" calcext:value-type="string">
            <text:p>&amp;</text:p>
          </table:table-cell>
          <table:table-cell table:style-name="ce1" table:formula="of:=[.E6]/1000000" office:value-type="float" office:value="6.605755" calcext:value-type="float">
            <text:p>6.61</text:p>
          </table:table-cell>
          <table:table-cell office:value-type="string" calcext:value-type="string">
            <text:p>&amp;</text:p>
          </table:table-cell>
          <table:table-cell table:style-name="ce1" table:formula="of:=[.G6]/1000000" office:value-type="float" office:value="1.626907" calcext:value-type="float">
            <text:p>1.63</text:p>
          </table:table-cell>
          <table:table-cell office:value-type="string" calcext:value-type="string">
            <text:p>&amp;</text:p>
          </table:table-cell>
          <table:table-cell table:style-name="ce1" table:formula="of:=[.I6]/1000000" office:value-type="float" office:value="0.063789" calcext:value-type="float">
            <text:p>0.06</text:p>
          </table:table-cell>
          <table:table-cell office:value-type="string" calcext:value-type="string">
            <text:p>&amp;</text:p>
          </table:table-cell>
          <table:table-cell table:style-name="ce1" table:formula="of:=[.K6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style-name="ce1" table:formula="of:=[.M6]" office:value-type="float" office:value="0.56" calcext:value-type="float">
            <text:p>0.56</text:p>
          </table:table-cell>
          <table:table-cell table:formula="of:=[.N6]" office:value-type="string" office:string-value=" \\" calcext:value-type="string">
            <text:p><text:s/>\\</text:p>
          </table:table-cell>
        </table:table-row>
        <table:table-row table:style-name="ro1">
          <table:table-cell table:formula="of:=[.A7]" office:value-type="string" office:string-value="G" calcext:value-type="string">
            <text:p>G</text:p>
          </table:table-cell>
          <table:table-cell table:formula="of:=[.B7]" office:value-type="string" office:string-value="&amp;" calcext:value-type="string">
            <text:p>&amp;</text:p>
          </table:table-cell>
          <table:table-cell table:style-name="ce1" table:formula="of:=[.C7]/1000000" office:value-type="float" office:value="1.873093" calcext:value-type="float">
            <text:p>1.87</text:p>
          </table:table-cell>
          <table:table-cell office:value-type="string" calcext:value-type="string">
            <text:p>&amp;</text:p>
          </table:table-cell>
          <table:table-cell table:style-name="ce1" table:formula="of:=[.E7]/1000000" office:value-type="float" office:value="8.126907" calcext:value-type="float">
            <text:p>8.13</text:p>
          </table:table-cell>
          <table:table-cell office:value-type="string" calcext:value-type="string">
            <text:p>&amp;</text:p>
          </table:table-cell>
          <table:table-cell table:style-name="ce1" table:formula="of:=[.G7]/1000000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style-name="ce1" table:formula="of:=[.I7]/1000000" office:value-type="float" office:value="0.061218" calcext:value-type="float">
            <text:p>0.06</text:p>
          </table:table-cell>
          <table:table-cell office:value-type="string" calcext:value-type="string">
            <text:p>&amp;</text:p>
          </table:table-cell>
          <table:table-cell table:style-name="ce1" table:formula="of:=[.K7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style-name="ce1" table:formula="of:=[.M7]" office:value-type="float" office:value="0.41" calcext:value-type="float">
            <text:p>0.41</text:p>
          </table:table-cell>
          <table:table-cell table:formula="of:=[.N7]" office:value-type="string" office:string-value=" \\" calcext:value-type="string">
            <text:p><text:s/>\\</text:p>
          </table:table-cell>
        </table:table-row>
        <table:table-row table:style-name="ro1">
          <table:table-cell table:formula="of:=[.A8]" office:value-type="string" office:string-value="M" calcext:value-type="string">
            <text:p>M</text:p>
          </table:table-cell>
          <table:table-cell table:formula="of:=[.B8]" office:value-type="string" office:string-value="&amp;" calcext:value-type="string">
            <text:p>&amp;</text:p>
          </table:table-cell>
          <table:table-cell table:style-name="ce1" table:formula="of:=[.C8]/1000000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style-name="ce1" table:formula="of:=[.E8]/1000000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style-name="ce1" table:formula="of:=[.G8]/1000000" office:value-type="float" office:value="8.232786" calcext:value-type="float">
            <text:p>8.23</text:p>
          </table:table-cell>
          <table:table-cell office:value-type="string" calcext:value-type="string">
            <text:p>&amp;</text:p>
          </table:table-cell>
          <table:table-cell table:style-name="ce1" table:formula="of:=[.I8]/1000000" office:value-type="float" office:value="0.061142" calcext:value-type="float">
            <text:p>0.06</text:p>
          </table:table-cell>
          <table:table-cell office:value-type="string" calcext:value-type="string">
            <text:p>&amp;</text:p>
          </table:table-cell>
          <table:table-cell table:style-name="ce1" table:formula="of:=[.K8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style-name="ce1" table:formula="of:=[.M8]" office:value-type="float" office:value="0.49" calcext:value-type="float">
            <text:p>0.49</text:p>
          </table:table-cell>
          <table:table-cell table:formula="of:=[.N8]" office:value-type="string" office:string-value=" \\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 &amp; &amp; &amp; &amp; &amp; &amp;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s/>\\</text:p>
          </table:table-cell>
          <table:table-cell table:number-columns-repeated="11"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 style:data-style-name="N2" text:time-value="01:43:16.632354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ge Visca</meta:initial-creator>
    <meta:creation-date>2015-09-10T16:09:27.274749127</meta:creation-date>
    <dc:date>2015-09-20T20:13:02.212435565</dc:date>
    <meta:editing-duration>P3DT5H22M40S</meta:editing-duration>
    <meta:editing-cycles>7</meta:editing-cycles>
    <meta:generator>LibreOffice/4.2.8.2$Linux_X86_64 LibreOffice_project/420m0$Build-2</meta:generator>
    <meta:document-statistic meta:table-count="6" meta:cell-count="4334" meta:object-count="0"/>
    <meta:user-defined meta:name=""/>
  </office:meta>
</office:document-meta>
</file>